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09cm"/>
    </style:style>
    <style:style style:name="co6" style:family="table-column">
      <style:table-column-properties fo:break-before="auto" style:column-width="1.882cm"/>
    </style:style>
    <style:style style:name="co7" style:family="table-column">
      <style:table-column-properties fo:break-before="auto" style:column-width="0.194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213cm"/>
    </style:style>
    <style:style style:name="co11" style:family="table-column">
      <style:table-column-properties fo:break-before="auto" style:column-width="6.059cm"/>
    </style:style>
    <style:style style:name="co12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81d41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none"/>
      <style:paragraph-properties fo:text-align="start" fo:margin-left="0cm"/>
      <style:text-properties fo:color="#81d41a"/>
    </style:style>
    <style:style style:name="ce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81d41a"/>
    </style:style>
    <style:style style:name="ce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ackground-color="#1c1c1c"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fo:background-color="#77bc65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color="#ffffff"/>
    </style:style>
    <style:style style:name="ce13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</style:style>
    <style:style style:name="ce32" style:family="table-cell" style:parent-style-name="Default">
      <style:table-cell-properties fo:background-color="#000000" style:text-align-source="fix" style:repeat-content="false" fo:border="non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</style:style>
    <style:style style:name="ce17" style:family="table-cell" style:parent-style-name="Default">
      <style:table-cell-properties fo:background-color="#ffe994" style:text-align-source="fix" style:repeat-content="false" fo:border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ssignment Statement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7"/>
        <table:table-column table:style-name="co4" table:default-cell-style-name="ce8"/>
        <table:table-column table:style-name="co4" table:number-columns-repeated="2" table:default-cell-style-name="ce4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6" table:default-cell-style-name="ce3"/>
        <table:table-column table:style-name="co4" table:default-cell-style-name="ce14"/>
        <table:table-column table:style-name="co7" table:default-cell-style-name="ce14"/>
        <table:table-column table:style-name="co8" table:default-cell-style-name="ce16"/>
        <table:table-column table:style-name="co9" table:default-cell-style-name="ce14"/>
        <table:table-column table:style-name="co10" table:default-cell-style-name="ce14"/>
        <table:table-column table:style-name="co11" table:default-cell-style-name="ce17"/>
        <table:table-column table:style-name="co12" table:default-cell-style-name="ce3"/>
        <table:table-column table:style-name="co4" table:default-cell-style-name="ce14"/>
        <table:table-column table:style-name="co10" table:default-cell-style-name="ce14"/>
        <table:table-column table:style-name="co11" table:default-cell-style-name="ce17"/>
        <table:table-column table:style-name="co4" table:number-columns-repeated="14" table:default-cell-style-name="ce3"/>
        <table:table-column table:style-name="co4" table:number-columns-repeated="978" table:default-cell-style-name="ce4"/>
        <table:table-row table:style-name="ro1">
          <table:table-cell table:style-name="ce18" table:number-columns-repeated="22"/>
          <table:table-cell table:style-name="ce29" table:number-columns-repeated="2"/>
          <table:table-cell table:style-name="ce32"/>
          <table:table-cell table:style-name="ce29" table:number-columns-repeated="2"/>
          <table:table-cell table:style-name="ce32"/>
          <table:table-cell table:style-name="ce18"/>
          <table:table-cell table:style-name="ce29" table:number-columns-repeated="2"/>
          <table:table-cell table:style-name="ce32"/>
          <table:table-cell table:style-name="ce18" table:number-columns-repeated="992"/>
        </table:table-row>
        <table:table-row table:style-name="ro2">
          <table:table-cell table:style-name="ce2"/>
          <table:table-cell table:style-name="ce2" office:value-type="string" calcext:value-type="string">
            <text:p>Legal?</text:p>
          </table:table-cell>
          <table:table-cell table:style-name="ce5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Item 1</text:p>
          </table:table-cell>
          <table:table-cell table:style-name="ce2" office:value-type="string" calcext:value-type="string">
            <text:p>Item 2</text:p>
          </table:table-cell>
          <table:table-cell table:style-name="ce2" office:value-type="string" calcext:value-type="string">
            <text:p>v.1. (proper)</text:p>
          </table:table-cell>
          <table:table-cell table:style-name="ce2" office:value-type="string" calcext:value-type="string">
            <text:p>v.1.c.</text:p>
          </table:table-cell>
          <table:table-cell table:style-name="ce2" office:value-type="string" calcext:value-type="string">
            <text:p>v.1.ic.</text:p>
          </table:table-cell>
          <table:table-cell table:style-name="ce2" office:value-type="string" calcext:value-type="string">
            <text:p>v.2. (space)</text:p>
          </table:table-cell>
          <table:table-cell table:style-name="ce2" office:value-type="string" calcext:value-type="string">
            <text:p>v.2.c.</text:p>
          </table:table-cell>
          <table:table-cell table:style-name="ce2" office:value-type="string" calcext:value-type="string">
            <text:p>v.2.ic.</text:p>
          </table:table-cell>
          <table:table-cell table:style-name="ce2" office:value-type="string" calcext:value-type="string">
            <text:p>v.3. (space) </text:p>
          </table:table-cell>
          <table:table-cell table:style-name="ce2" office:value-type="string" calcext:value-type="string">
            <text:p>v.3.c.</text:p>
          </table:table-cell>
          <table:table-cell table:style-name="ce2" office:value-type="string" calcext:value-type="string">
            <text:p>v.3.ic.</text:p>
          </table:table-cell>
          <table:table-cell table:style-name="ce2" office:value-type="string" calcext:value-type="string">
            <text:p>v.4. (space)</text:p>
          </table:table-cell>
          <table:table-cell table:style-name="ce2" office:value-type="string" calcext:value-type="string">
            <text:p>v.4.c.</text:p>
          </table:table-cell>
          <table:table-cell table:style-name="ce2" office:value-type="string" calcext:value-type="string">
            <text:p>v.4.ic.</text:p>
          </table:table-cell>
          <table:table-cell table:style-name="ce2" office:value-type="string" calcext:value-type="string">
            <text:p>v.5. (space)</text:p>
          </table:table-cell>
          <table:table-cell table:style-name="ce2" office:value-type="string" calcext:value-type="string">
            <text:p>v.5.c.</text:p>
          </table:table-cell>
          <table:table-cell table:style-name="ce2" office:value-type="string" calcext:value-type="string">
            <text:p>v.5.ic.</text:p>
          </table:table-cell>
          <table:table-cell table:style-name="ce2"/>
          <table:table-cell table:style-name="ce13" table:number-columns-repeated="2"/>
          <table:table-cell table:style-name="ce2" office:value-type="string" calcext:value-type="string">
            <text:p>Summary of Correct</text:p>
          </table:table-cell>
          <table:table-cell table:style-name="ce2" table:number-columns-repeated="2"/>
          <table:table-cell table:style-name="ce2" office:value-type="string" calcext:value-type="string">
            <text:p>Summary of Incorrect</text:p>
          </table:table-cell>
          <table:table-cell table:style-name="ce2" table:number-columns-repeated="3"/>
          <table:table-cell table:style-name="ce2" office:value-type="string" calcext:value-type="string">
            <text:p>Summary of All</text:p>
          </table:table-cell>
          <table:table-cell table:style-name="ce2"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3]" office:value-type="string" office:string-value="v = v;" calcext:value-type="string">
            <text:p>v = v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table:formula="of:=COM.MICROSOFT.CONCAT([.E3]; &quot; = &quot;; [.F3]; &quot;;&quot;)" office:value-type="string" office:string-value="v = v;" calcext:value-type="string">
            <text:p>v = v;</text:p>
          </table:table-cell>
          <table:table-cell table:formula="of:= IF([.B3]=0; [.G3]; &quot;&quot;)" office:value-type="string" office:string-value="v = v;" calcext:value-type="string">
            <text:p>v = v;</text:p>
          </table:table-cell>
          <table:table-cell table:formula="of:= IF([.B3]=1; [.G3]; &quot;&quot;)">
            <text:p/>
          </table:table-cell>
          <table:table-cell table:formula="of:=COM.MICROSOFT.CONCAT([.E3]; &quot;= &quot;; [.F3]; &quot;;&quot;)" office:value-type="string" office:string-value="v= v;" calcext:value-type="string">
            <text:p>v= v;</text:p>
          </table:table-cell>
          <table:table-cell table:formula="of:= IF([.B3]=0; [.J3]; &quot;&quot;)" office:value-type="string" office:string-value="v= v;" calcext:value-type="string">
            <text:p>v= v;</text:p>
          </table:table-cell>
          <table:table-cell table:formula="of:= IF([.B3]=1; [.J3]; &quot;&quot;)">
            <text:p/>
          </table:table-cell>
          <table:table-cell table:formula="of:=COM.MICROSOFT.CONCAT([.E3]; &quot;=&quot;; [.F3]; &quot; ;&quot;)" office:value-type="string" office:string-value="v=v ;" calcext:value-type="string">
            <text:p>v=v ;</text:p>
          </table:table-cell>
          <table:table-cell table:formula="of:= IF([.B3]=0; [.M3]; &quot;&quot;)" office:value-type="string" office:string-value="v=v ;" calcext:value-type="string">
            <text:p>v=v ;</text:p>
          </table:table-cell>
          <table:table-cell table:formula="of:= IF([.B3]=1; [.J3]; &quot;&quot;)">
            <text:p/>
          </table:table-cell>
          <table:table-cell table:formula="of:=COM.MICROSOFT.CONCAT([.E3]; &quot; =&quot;; [.F3]; &quot;;&quot;)" office:value-type="string" office:string-value="v =v;" calcext:value-type="string">
            <text:p>v =v;</text:p>
          </table:table-cell>
          <table:table-cell table:formula="of:= IF([.B3]=0; [.P3]; &quot;&quot;)" office:value-type="string" office:string-value="v =v;" calcext:value-type="string">
            <text:p>v =v;</text:p>
          </table:table-cell>
          <table:table-cell table:formula="of:= IF([.B3]=1; [.P3]; &quot;&quot;)">
            <text:p/>
          </table:table-cell>
          <table:table-cell table:formula="of:=COM.MICROSOFT.CONCAT([.E3]; &quot;=&quot;; [.F3]; &quot; ;&quot;)" office:value-type="string" office:string-value="v=v ;" calcext:value-type="string">
            <text:p>v=v ;</text:p>
          </table:table-cell>
          <table:table-cell table:formula="of:= IF([.B3]=0; [.S3]; &quot;&quot;)" office:value-type="string" office:string-value="v=v ;" calcext:value-type="string">
            <text:p>v=v ;</text:p>
          </table:table-cell>
          <table:table-cell table:formula="of:= IF([.B3]=1; [.S3]; 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]" office:value-type="string" office:string-value="v = v;" calcext:value-type="string">
            <text:p>v = v;</text:p>
          </table:table-cell>
          <table:table-cell table:formula="of:=[.W3]" office:value-type="float" office:value="1" calcext:value-type="float">
            <text:p>1</text:p>
          </table:table-cell>
          <table:table-cell/>
          <table:table-cell table:formula="of:=[.I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3];[.AB3])" office:value-type="string" office:string-value="v = v;" calcext:value-type="string">
            <text:p>v = 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4]" office:value-type="string" office:string-value="*v = v;" calcext:value-type="string">
            <text:p>*v = v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v</text:p>
          </table:table-cell>
          <table:table-cell office:value-type="string" calcext:value-type="string">
            <text:p>v</text:p>
          </table:table-cell>
          <table:table-cell table:formula="of:=COM.MICROSOFT.CONCAT([.E4]; &quot; = &quot;; [.F4]; &quot;;&quot;)" office:value-type="string" office:string-value="*v = v;" calcext:value-type="string">
            <text:p>*v = v;</text:p>
          </table:table-cell>
          <table:table-cell table:formula="of:= IF([.B4]=0; [.G4]; &quot;&quot;)" office:value-type="string" office:string-value="*v = v;" calcext:value-type="string">
            <text:p>*v = v;</text:p>
          </table:table-cell>
          <table:table-cell table:formula="of:= IF([.B4]=1; [.G4]; &quot;&quot;)">
            <text:p/>
          </table:table-cell>
          <table:table-cell table:formula="of:=COM.MICROSOFT.CONCAT([.E4]; &quot;= &quot;; [.F4]; &quot;;&quot;)" office:value-type="string" office:string-value="*v= v;" calcext:value-type="string">
            <text:p>*v= v;</text:p>
          </table:table-cell>
          <table:table-cell table:formula="of:= IF([.B4]=0; [.J4]; &quot;&quot;)" office:value-type="string" office:string-value="*v= v;" calcext:value-type="string">
            <text:p>*v= v;</text:p>
          </table:table-cell>
          <table:table-cell table:formula="of:= IF([.B4]=1; [.J4]; &quot;&quot;)">
            <text:p/>
          </table:table-cell>
          <table:table-cell table:formula="of:=COM.MICROSOFT.CONCAT([.E4]; &quot;=&quot;; [.F4]; &quot; ;&quot;)" office:value-type="string" office:string-value="*v=v ;" calcext:value-type="string">
            <text:p>*v=v ;</text:p>
          </table:table-cell>
          <table:table-cell table:formula="of:= IF([.B4]=0; [.M4]; &quot;&quot;)" office:value-type="string" office:string-value="*v=v ;" calcext:value-type="string">
            <text:p>*v=v ;</text:p>
          </table:table-cell>
          <table:table-cell table:formula="of:= IF([.B4]=1; [.J4]; &quot;&quot;)">
            <text:p/>
          </table:table-cell>
          <table:table-cell table:formula="of:=COM.MICROSOFT.CONCAT([.E4]; &quot; =&quot;; [.F4]; &quot;;&quot;)" office:value-type="string" office:string-value="*v =v;" calcext:value-type="string">
            <text:p>*v =v;</text:p>
          </table:table-cell>
          <table:table-cell table:formula="of:= IF([.B4]=0; [.P4]; &quot;&quot;)" office:value-type="string" office:string-value="*v =v;" calcext:value-type="string">
            <text:p>*v =v;</text:p>
          </table:table-cell>
          <table:table-cell table:formula="of:= IF([.B4]=1; [.P4]; &quot;&quot;)">
            <text:p/>
          </table:table-cell>
          <table:table-cell table:formula="of:=COM.MICROSOFT.CONCAT([.E4]; &quot;=&quot;; [.F4]; &quot; ;&quot;)" office:value-type="string" office:string-value="*v=v ;" calcext:value-type="string">
            <text:p>*v=v ;</text:p>
          </table:table-cell>
          <table:table-cell table:formula="of:= IF([.B4]=0; [.S4]; &quot;&quot;)" office:value-type="string" office:string-value="*v=v ;" calcext:value-type="string">
            <text:p>*v=v ;</text:p>
          </table:table-cell>
          <table:table-cell table:formula="of:= IF([.B4]=1; [.S4]; 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H4]" office:value-type="string" office:string-value="*v = v;" calcext:value-type="string">
            <text:p>*v = v;</text:p>
          </table:table-cell>
          <table:table-cell table:formula="of:=[.W4]" office:value-type="float" office:value="2" calcext:value-type="float">
            <text:p>2</text:p>
          </table:table-cell>
          <table:table-cell/>
          <table:table-cell table:formula="of:=[.I4]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4];[.AB4])" office:value-type="string" office:string-value="*v = v;" calcext:value-type="string">
            <text:p>*v = 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5]" office:value-type="string" office:string-value="*(&amp;v) = v;" calcext:value-type="string">
            <text:p>*(&amp;v) = v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(&amp;v)</text:p>
          </table:table-cell>
          <table:table-cell office:value-type="string" calcext:value-type="string">
            <text:p>v</text:p>
          </table:table-cell>
          <table:table-cell table:formula="of:=COM.MICROSOFT.CONCAT([.E5]; &quot; = &quot;; [.F5]; &quot;;&quot;)" office:value-type="string" office:string-value="*(&amp;v) = v;" calcext:value-type="string">
            <text:p>*(&amp;v) = v;</text:p>
          </table:table-cell>
          <table:table-cell table:formula="of:= IF([.B5]=0; [.G5]; &quot;&quot;)" office:value-type="string" office:string-value="*(&amp;v) = v;" calcext:value-type="string">
            <text:p>*(&amp;v) = v;</text:p>
          </table:table-cell>
          <table:table-cell table:formula="of:= IF([.B5]=1; [.G5]; &quot;&quot;)">
            <text:p/>
          </table:table-cell>
          <table:table-cell table:formula="of:=COM.MICROSOFT.CONCAT([.E5]; &quot;= &quot;; [.F5]; &quot;;&quot;)" office:value-type="string" office:string-value="*(&amp;v)= v;" calcext:value-type="string">
            <text:p>*(&amp;v)= v;</text:p>
          </table:table-cell>
          <table:table-cell table:formula="of:= IF([.B5]=0; [.J5]; &quot;&quot;)" office:value-type="string" office:string-value="*(&amp;v)= v;" calcext:value-type="string">
            <text:p>*(&amp;v)= v;</text:p>
          </table:table-cell>
          <table:table-cell table:formula="of:= IF([.B5]=1; [.J5]; &quot;&quot;)">
            <text:p/>
          </table:table-cell>
          <table:table-cell table:formula="of:=COM.MICROSOFT.CONCAT([.E5]; &quot;=&quot;; [.F5]; &quot; ;&quot;)" office:value-type="string" office:string-value="*(&amp;v)=v ;" calcext:value-type="string">
            <text:p>*(&amp;v)=v ;</text:p>
          </table:table-cell>
          <table:table-cell table:formula="of:= IF([.B5]=0; [.M5]; &quot;&quot;)" office:value-type="string" office:string-value="*(&amp;v)=v ;" calcext:value-type="string">
            <text:p>*(&amp;v)=v ;</text:p>
          </table:table-cell>
          <table:table-cell table:formula="of:= IF([.B5]=1; [.J5]; &quot;&quot;)">
            <text:p/>
          </table:table-cell>
          <table:table-cell table:formula="of:=COM.MICROSOFT.CONCAT([.E5]; &quot; =&quot;; [.F5]; &quot;;&quot;)" office:value-type="string" office:string-value="*(&amp;v) =v;" calcext:value-type="string">
            <text:p>*(&amp;v) =v;</text:p>
          </table:table-cell>
          <table:table-cell table:formula="of:= IF([.B5]=0; [.P5]; &quot;&quot;)" office:value-type="string" office:string-value="*(&amp;v) =v;" calcext:value-type="string">
            <text:p>*(&amp;v) =v;</text:p>
          </table:table-cell>
          <table:table-cell table:formula="of:= IF([.B5]=1; [.P5]; &quot;&quot;)">
            <text:p/>
          </table:table-cell>
          <table:table-cell table:formula="of:=COM.MICROSOFT.CONCAT([.E5]; &quot;=&quot;; [.F5]; &quot; ;&quot;)" office:value-type="string" office:string-value="*(&amp;v)=v ;" calcext:value-type="string">
            <text:p>*(&amp;v)=v ;</text:p>
          </table:table-cell>
          <table:table-cell table:formula="of:= IF([.B5]=0; [.S5]; &quot;&quot;)" office:value-type="string" office:string-value="*(&amp;v)=v ;" calcext:value-type="string">
            <text:p>*(&amp;v)=v ;</text:p>
          </table:table-cell>
          <table:table-cell table:formula="of:= IF([.B5]=1; [.S5]; 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H5]" office:value-type="string" office:string-value="*(&amp;v) = v;" calcext:value-type="string">
            <text:p>*(&amp;v) = v;</text:p>
          </table:table-cell>
          <table:table-cell table:formula="of:=[.W5]" office:value-type="float" office:value="3" calcext:value-type="float">
            <text:p>3</text:p>
          </table:table-cell>
          <table:table-cell/>
          <table:table-cell table:formula="of:=[.I5]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5];[.AB5])" office:value-type="string" office:string-value="*(&amp;v) = v;" calcext:value-type="string">
            <text:p>*(&amp;v) = 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6]" office:value-type="string" office:string-value="&amp;v = v;" calcext:value-type="string">
            <text:p>&amp;v = v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v</text:p>
          </table:table-cell>
          <table:table-cell office:value-type="string" calcext:value-type="string">
            <text:p>v</text:p>
          </table:table-cell>
          <table:table-cell table:formula="of:=COM.MICROSOFT.CONCAT([.E6]; &quot; = &quot;; [.F6]; &quot;;&quot;)" office:value-type="string" office:string-value="&amp;v = v;" calcext:value-type="string">
            <text:p>&amp;v = v;</text:p>
          </table:table-cell>
          <table:table-cell table:formula="of:= IF([.B6]=0; [.G6]; &quot;&quot;)">
            <text:p/>
          </table:table-cell>
          <table:table-cell table:formula="of:= IF([.B6]=1; [.G6]; &quot;&quot;)" office:value-type="string" office:string-value="&amp;v = v;" calcext:value-type="string">
            <text:p>&amp;v = v;</text:p>
          </table:table-cell>
          <table:table-cell table:formula="of:=COM.MICROSOFT.CONCAT([.E6]; &quot;= &quot;; [.F6]; &quot;;&quot;)" office:value-type="string" office:string-value="&amp;v= v;" calcext:value-type="string">
            <text:p>&amp;v= v;</text:p>
          </table:table-cell>
          <table:table-cell table:formula="of:= IF([.B6]=0; [.J6]; &quot;&quot;)">
            <text:p/>
          </table:table-cell>
          <table:table-cell table:formula="of:= IF([.B6]=1; [.J6]; &quot;&quot;)" office:value-type="string" office:string-value="&amp;v= v;" calcext:value-type="string">
            <text:p>&amp;v= v;</text:p>
          </table:table-cell>
          <table:table-cell table:formula="of:=COM.MICROSOFT.CONCAT([.E6]; &quot;=&quot;; [.F6]; &quot; ;&quot;)" office:value-type="string" office:string-value="&amp;v=v ;" calcext:value-type="string">
            <text:p>&amp;v=v ;</text:p>
          </table:table-cell>
          <table:table-cell table:formula="of:= IF([.B6]=0; [.M6]; &quot;&quot;)">
            <text:p/>
          </table:table-cell>
          <table:table-cell table:formula="of:= IF([.B6]=1; [.J6]; &quot;&quot;)" office:value-type="string" office:string-value="&amp;v= v;" calcext:value-type="string">
            <text:p>&amp;v= v;</text:p>
          </table:table-cell>
          <table:table-cell table:formula="of:=COM.MICROSOFT.CONCAT([.E6]; &quot; =&quot;; [.F6]; &quot;;&quot;)" office:value-type="string" office:string-value="&amp;v =v;" calcext:value-type="string">
            <text:p>&amp;v =v;</text:p>
          </table:table-cell>
          <table:table-cell table:formula="of:= IF([.B6]=0; [.P6]; &quot;&quot;)">
            <text:p/>
          </table:table-cell>
          <table:table-cell table:formula="of:= IF([.B6]=1; [.P6]; &quot;&quot;)" office:value-type="string" office:string-value="&amp;v =v;" calcext:value-type="string">
            <text:p>&amp;v =v;</text:p>
          </table:table-cell>
          <table:table-cell table:formula="of:=COM.MICROSOFT.CONCAT([.E6]; &quot;=&quot;; [.F6]; &quot; ;&quot;)" office:value-type="string" office:string-value="&amp;v=v ;" calcext:value-type="string">
            <text:p>&amp;v=v ;</text:p>
          </table:table-cell>
          <table:table-cell table:formula="of:= IF([.B6]=0; [.S6]; &quot;&quot;)">
            <text:p/>
          </table:table-cell>
          <table:table-cell table:formula="of:= IF([.B6]=1; [.S6]; &quot;&quot;)" office:value-type="string" office:string-value="&amp;v=v ;" calcext:value-type="string">
            <text:p>&amp;v=v 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H6]">
            <text:p/>
          </table:table-cell>
          <table:table-cell table:formula="of:=[.W6]" office:value-type="float" office:value="4" calcext:value-type="float">
            <text:p>4</text:p>
          </table:table-cell>
          <table:table-cell/>
          <table:table-cell table:formula="of:=[.I6]" office:value-type="string" office:string-value="&amp;v = v;" calcext:value-type="string">
            <text:p>&amp;v = v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6];[.AB6])" office:value-type="string" office:string-value="&amp;v = v;" calcext:value-type="string">
            <text:p>&amp;v = 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7]" office:value-type="string" office:string-value="7 = v;" calcext:value-type="string">
            <text:p>7 = v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formula="of:=COM.MICROSOFT.CONCAT([.E7]; &quot; = &quot;; [.F7]; &quot;;&quot;)" office:value-type="string" office:string-value="7 = v;" calcext:value-type="string">
            <text:p>7 = v;</text:p>
          </table:table-cell>
          <table:table-cell table:formula="of:= IF([.B7]=0; [.G7]; &quot;&quot;)">
            <text:p/>
          </table:table-cell>
          <table:table-cell table:formula="of:= IF([.B7]=1; [.G7]; &quot;&quot;)" office:value-type="string" office:string-value="7 = v;" calcext:value-type="string">
            <text:p>7 = v;</text:p>
          </table:table-cell>
          <table:table-cell table:formula="of:=COM.MICROSOFT.CONCAT([.E7]; &quot;= &quot;; [.F7]; &quot;;&quot;)" office:value-type="string" office:string-value="7= v;" calcext:value-type="string">
            <text:p>7= v;</text:p>
          </table:table-cell>
          <table:table-cell table:formula="of:= IF([.B7]=0; [.J7]; &quot;&quot;)">
            <text:p/>
          </table:table-cell>
          <table:table-cell table:formula="of:= IF([.B7]=1; [.J7]; &quot;&quot;)" office:value-type="string" office:string-value="7= v;" calcext:value-type="string">
            <text:p>7= v;</text:p>
          </table:table-cell>
          <table:table-cell table:formula="of:=COM.MICROSOFT.CONCAT([.E7]; &quot;=&quot;; [.F7]; &quot; ;&quot;)" office:value-type="string" office:string-value="7=v ;" calcext:value-type="string">
            <text:p>7=v ;</text:p>
          </table:table-cell>
          <table:table-cell table:formula="of:= IF([.B7]=0; [.M7]; &quot;&quot;)">
            <text:p/>
          </table:table-cell>
          <table:table-cell table:formula="of:= IF([.B7]=1; [.J7]; &quot;&quot;)" office:value-type="string" office:string-value="7= v;" calcext:value-type="string">
            <text:p>7= v;</text:p>
          </table:table-cell>
          <table:table-cell table:formula="of:=COM.MICROSOFT.CONCAT([.E7]; &quot; =&quot;; [.F7]; &quot;;&quot;)" office:value-type="string" office:string-value="7 =v;" calcext:value-type="string">
            <text:p>7 =v;</text:p>
          </table:table-cell>
          <table:table-cell table:formula="of:= IF([.B7]=0; [.P7]; &quot;&quot;)">
            <text:p/>
          </table:table-cell>
          <table:table-cell table:formula="of:= IF([.B7]=1; [.P7]; &quot;&quot;)" office:value-type="string" office:string-value="7 =v;" calcext:value-type="string">
            <text:p>7 =v;</text:p>
          </table:table-cell>
          <table:table-cell table:formula="of:=COM.MICROSOFT.CONCAT([.E7]; &quot;=&quot;; [.F7]; &quot; ;&quot;)" office:value-type="string" office:string-value="7=v ;" calcext:value-type="string">
            <text:p>7=v ;</text:p>
          </table:table-cell>
          <table:table-cell table:formula="of:= IF([.B7]=0; [.S7]; &quot;&quot;)">
            <text:p/>
          </table:table-cell>
          <table:table-cell table:formula="of:= IF([.B7]=1; [.S7]; &quot;&quot;)" office:value-type="string" office:string-value="7=v ;" calcext:value-type="string">
            <text:p>7=v 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H7]">
            <text:p/>
          </table:table-cell>
          <table:table-cell table:formula="of:=[.W7]" office:value-type="float" office:value="5" calcext:value-type="float">
            <text:p>5</text:p>
          </table:table-cell>
          <table:table-cell/>
          <table:table-cell table:formula="of:=[.I7]" office:value-type="string" office:string-value="7 = v;" calcext:value-type="string">
            <text:p>7 = v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7];[.AB7])" office:value-type="string" office:string-value="7 = v;" calcext:value-type="string">
            <text:p>7 = 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8]" office:value-type="string" office:string-value="v = *v;" calcext:value-type="string">
            <text:p>v = *v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v</text:p>
          </table:table-cell>
          <table:table-cell table:formula="of:=COM.MICROSOFT.CONCAT([.E8]; &quot; = &quot;; [.F8]; &quot;;&quot;)" office:value-type="string" office:string-value="v = *v;" calcext:value-type="string">
            <text:p>v = *v;</text:p>
          </table:table-cell>
          <table:table-cell table:formula="of:= IF([.B8]=0; [.G8]; &quot;&quot;)" office:value-type="string" office:string-value="v = *v;" calcext:value-type="string">
            <text:p>v = *v;</text:p>
          </table:table-cell>
          <table:table-cell table:formula="of:= IF([.B8]=1; [.G8]; &quot;&quot;)">
            <text:p/>
          </table:table-cell>
          <table:table-cell table:formula="of:=COM.MICROSOFT.CONCAT([.E8]; &quot;= &quot;; [.F8]; &quot;;&quot;)" office:value-type="string" office:string-value="v= *v;" calcext:value-type="string">
            <text:p>v= *v;</text:p>
          </table:table-cell>
          <table:table-cell table:formula="of:= IF([.B8]=0; [.J8]; &quot;&quot;)" office:value-type="string" office:string-value="v= *v;" calcext:value-type="string">
            <text:p>v= *v;</text:p>
          </table:table-cell>
          <table:table-cell table:formula="of:= IF([.B8]=1; [.J8]; &quot;&quot;)">
            <text:p/>
          </table:table-cell>
          <table:table-cell table:formula="of:=COM.MICROSOFT.CONCAT([.E8]; &quot;=&quot;; [.F8]; &quot; ;&quot;)" office:value-type="string" office:string-value="v=*v ;" calcext:value-type="string">
            <text:p>v=*v ;</text:p>
          </table:table-cell>
          <table:table-cell table:formula="of:= IF([.B8]=0; [.M8]; &quot;&quot;)" office:value-type="string" office:string-value="v=*v ;" calcext:value-type="string">
            <text:p>v=*v ;</text:p>
          </table:table-cell>
          <table:table-cell table:formula="of:= IF([.B8]=1; [.J8]; &quot;&quot;)">
            <text:p/>
          </table:table-cell>
          <table:table-cell table:formula="of:=COM.MICROSOFT.CONCAT([.E8]; &quot; =&quot;; [.F8]; &quot;;&quot;)" office:value-type="string" office:string-value="v =*v;" calcext:value-type="string">
            <text:p>v =*v;</text:p>
          </table:table-cell>
          <table:table-cell table:formula="of:= IF([.B8]=0; [.P8]; &quot;&quot;)" office:value-type="string" office:string-value="v =*v;" calcext:value-type="string">
            <text:p>v =*v;</text:p>
          </table:table-cell>
          <table:table-cell table:formula="of:= IF([.B8]=1; [.P8]; &quot;&quot;)">
            <text:p/>
          </table:table-cell>
          <table:table-cell table:formula="of:=COM.MICROSOFT.CONCAT([.E8]; &quot;=&quot;; [.F8]; &quot; ;&quot;)" office:value-type="string" office:string-value="v=*v ;" calcext:value-type="string">
            <text:p>v=*v ;</text:p>
          </table:table-cell>
          <table:table-cell table:formula="of:= IF([.B8]=0; [.S8]; &quot;&quot;)" office:value-type="string" office:string-value="v=*v ;" calcext:value-type="string">
            <text:p>v=*v ;</text:p>
          </table:table-cell>
          <table:table-cell table:formula="of:= IF([.B8]=1; [.S8]; 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H8]" office:value-type="string" office:string-value="v = *v;" calcext:value-type="string">
            <text:p>v = *v;</text:p>
          </table:table-cell>
          <table:table-cell table:formula="of:=[.W8]" office:value-type="float" office:value="6" calcext:value-type="float">
            <text:p>6</text:p>
          </table:table-cell>
          <table:table-cell/>
          <table:table-cell table:formula="of:=[.I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8];[.AB8])" office:value-type="string" office:string-value="v = *v;" calcext:value-type="string">
            <text:p>v = 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9]" office:value-type="string" office:string-value="*v = *v;" calcext:value-type="string">
            <text:p>*v = *v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v</text:p>
          </table:table-cell>
          <table:table-cell table:formula="of:=COM.MICROSOFT.CONCAT([.E9]; &quot; = &quot;; [.F9]; &quot;;&quot;)" office:value-type="string" office:string-value="*v = *v;" calcext:value-type="string">
            <text:p>*v = *v;</text:p>
          </table:table-cell>
          <table:table-cell table:formula="of:= IF([.B9]=0; [.G9]; &quot;&quot;)" office:value-type="string" office:string-value="*v = *v;" calcext:value-type="string">
            <text:p>*v = *v;</text:p>
          </table:table-cell>
          <table:table-cell table:formula="of:= IF([.B9]=1; [.G9]; &quot;&quot;)">
            <text:p/>
          </table:table-cell>
          <table:table-cell table:formula="of:=COM.MICROSOFT.CONCAT([.E9]; &quot;= &quot;; [.F9]; &quot;;&quot;)" office:value-type="string" office:string-value="*v= *v;" calcext:value-type="string">
            <text:p>*v= *v;</text:p>
          </table:table-cell>
          <table:table-cell table:formula="of:= IF([.B9]=0; [.J9]; &quot;&quot;)" office:value-type="string" office:string-value="*v= *v;" calcext:value-type="string">
            <text:p>*v= *v;</text:p>
          </table:table-cell>
          <table:table-cell table:formula="of:= IF([.B9]=1; [.J9]; &quot;&quot;)">
            <text:p/>
          </table:table-cell>
          <table:table-cell table:formula="of:=COM.MICROSOFT.CONCAT([.E9]; &quot;=&quot;; [.F9]; &quot; ;&quot;)" office:value-type="string" office:string-value="*v=*v ;" calcext:value-type="string">
            <text:p>*v=*v ;</text:p>
          </table:table-cell>
          <table:table-cell table:formula="of:= IF([.B9]=0; [.M9]; &quot;&quot;)" office:value-type="string" office:string-value="*v=*v ;" calcext:value-type="string">
            <text:p>*v=*v ;</text:p>
          </table:table-cell>
          <table:table-cell table:formula="of:= IF([.B9]=1; [.J9]; &quot;&quot;)">
            <text:p/>
          </table:table-cell>
          <table:table-cell table:formula="of:=COM.MICROSOFT.CONCAT([.E9]; &quot; =&quot;; [.F9]; &quot;;&quot;)" office:value-type="string" office:string-value="*v =*v;" calcext:value-type="string">
            <text:p>*v =*v;</text:p>
          </table:table-cell>
          <table:table-cell table:formula="of:= IF([.B9]=0; [.P9]; &quot;&quot;)" office:value-type="string" office:string-value="*v =*v;" calcext:value-type="string">
            <text:p>*v =*v;</text:p>
          </table:table-cell>
          <table:table-cell table:formula="of:= IF([.B9]=1; [.P9]; &quot;&quot;)">
            <text:p/>
          </table:table-cell>
          <table:table-cell table:formula="of:=COM.MICROSOFT.CONCAT([.E9]; &quot;=&quot;; [.F9]; &quot; ;&quot;)" office:value-type="string" office:string-value="*v=*v ;" calcext:value-type="string">
            <text:p>*v=*v ;</text:p>
          </table:table-cell>
          <table:table-cell table:formula="of:= IF([.B9]=0; [.S9]; &quot;&quot;)" office:value-type="string" office:string-value="*v=*v ;" calcext:value-type="string">
            <text:p>*v=*v ;</text:p>
          </table:table-cell>
          <table:table-cell table:formula="of:= IF([.B9]=1; [.S9]; 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H9]" office:value-type="string" office:string-value="*v = *v;" calcext:value-type="string">
            <text:p>*v = *v;</text:p>
          </table:table-cell>
          <table:table-cell table:formula="of:=[.W9]" office:value-type="float" office:value="7" calcext:value-type="float">
            <text:p>7</text:p>
          </table:table-cell>
          <table:table-cell/>
          <table:table-cell table:formula="of:=[.I9]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9];[.AB9])" office:value-type="string" office:string-value="*v = *v;" calcext:value-type="string">
            <text:p>*v = 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10]" office:value-type="string" office:string-value="*(&amp;v) = *v;" calcext:value-type="string">
            <text:p>*(&amp;v) = *v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(&amp;v)</text:p>
          </table:table-cell>
          <table:table-cell office:value-type="string" calcext:value-type="string">
            <text:p>*v</text:p>
          </table:table-cell>
          <table:table-cell table:formula="of:=COM.MICROSOFT.CONCAT([.E10]; &quot; = &quot;; [.F10]; &quot;;&quot;)" office:value-type="string" office:string-value="*(&amp;v) = *v;" calcext:value-type="string">
            <text:p>*(&amp;v) = *v;</text:p>
          </table:table-cell>
          <table:table-cell table:formula="of:= IF([.B10]=0; [.G10]; &quot;&quot;)" office:value-type="string" office:string-value="*(&amp;v) = *v;" calcext:value-type="string">
            <text:p>*(&amp;v) = *v;</text:p>
          </table:table-cell>
          <table:table-cell table:formula="of:= IF([.B10]=1; [.G10]; &quot;&quot;)">
            <text:p/>
          </table:table-cell>
          <table:table-cell table:formula="of:=COM.MICROSOFT.CONCAT([.E10]; &quot;= &quot;; [.F10]; &quot;;&quot;)" office:value-type="string" office:string-value="*(&amp;v)= *v;" calcext:value-type="string">
            <text:p>*(&amp;v)= *v;</text:p>
          </table:table-cell>
          <table:table-cell table:formula="of:= IF([.B10]=0; [.J10]; &quot;&quot;)" office:value-type="string" office:string-value="*(&amp;v)= *v;" calcext:value-type="string">
            <text:p>*(&amp;v)= *v;</text:p>
          </table:table-cell>
          <table:table-cell table:formula="of:= IF([.B10]=1; [.J10]; &quot;&quot;)">
            <text:p/>
          </table:table-cell>
          <table:table-cell table:formula="of:=COM.MICROSOFT.CONCAT([.E10]; &quot;=&quot;; [.F10]; &quot; ;&quot;)" office:value-type="string" office:string-value="*(&amp;v)=*v ;" calcext:value-type="string">
            <text:p>*(&amp;v)=*v ;</text:p>
          </table:table-cell>
          <table:table-cell table:formula="of:= IF([.B10]=0; [.M10]; &quot;&quot;)" office:value-type="string" office:string-value="*(&amp;v)=*v ;" calcext:value-type="string">
            <text:p>*(&amp;v)=*v ;</text:p>
          </table:table-cell>
          <table:table-cell table:formula="of:= IF([.B10]=1; [.J10]; &quot;&quot;)">
            <text:p/>
          </table:table-cell>
          <table:table-cell table:formula="of:=COM.MICROSOFT.CONCAT([.E10]; &quot; =&quot;; [.F10]; &quot;;&quot;)" office:value-type="string" office:string-value="*(&amp;v) =*v;" calcext:value-type="string">
            <text:p>*(&amp;v) =*v;</text:p>
          </table:table-cell>
          <table:table-cell table:formula="of:= IF([.B10]=0; [.P10]; &quot;&quot;)" office:value-type="string" office:string-value="*(&amp;v) =*v;" calcext:value-type="string">
            <text:p>*(&amp;v) =*v;</text:p>
          </table:table-cell>
          <table:table-cell table:formula="of:= IF([.B10]=1; [.P10]; &quot;&quot;)">
            <text:p/>
          </table:table-cell>
          <table:table-cell table:formula="of:=COM.MICROSOFT.CONCAT([.E10]; &quot;=&quot;; [.F10]; &quot; ;&quot;)" office:value-type="string" office:string-value="*(&amp;v)=*v ;" calcext:value-type="string">
            <text:p>*(&amp;v)=*v ;</text:p>
          </table:table-cell>
          <table:table-cell table:formula="of:= IF([.B10]=0; [.S10]; &quot;&quot;)" office:value-type="string" office:string-value="*(&amp;v)=*v ;" calcext:value-type="string">
            <text:p>*(&amp;v)=*v ;</text:p>
          </table:table-cell>
          <table:table-cell table:formula="of:= IF([.B10]=1; [.S10]; 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H10]" office:value-type="string" office:string-value="*(&amp;v) = *v;" calcext:value-type="string">
            <text:p>*(&amp;v) = *v;</text:p>
          </table:table-cell>
          <table:table-cell table:formula="of:=[.W10]" office:value-type="float" office:value="8" calcext:value-type="float">
            <text:p>8</text:p>
          </table:table-cell>
          <table:table-cell/>
          <table:table-cell table:formula="of:=[.I10]">
            <text:p/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10];[.AB10])" office:value-type="string" office:string-value="*(&amp;v) = *v;" calcext:value-type="string">
            <text:p>*(&amp;v) = 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1]" office:value-type="string" office:string-value="&amp;v = *v;" calcext:value-type="string">
            <text:p>&amp;v = *v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v</text:p>
          </table:table-cell>
          <table:table-cell office:value-type="string" calcext:value-type="string">
            <text:p>*v</text:p>
          </table:table-cell>
          <table:table-cell table:formula="of:=COM.MICROSOFT.CONCAT([.E11]; &quot; = &quot;; [.F11]; &quot;;&quot;)" office:value-type="string" office:string-value="&amp;v = *v;" calcext:value-type="string">
            <text:p>&amp;v = *v;</text:p>
          </table:table-cell>
          <table:table-cell table:formula="of:= IF([.B11]=0; [.G11]; &quot;&quot;)">
            <text:p/>
          </table:table-cell>
          <table:table-cell table:formula="of:= IF([.B11]=1; [.G11]; &quot;&quot;)" office:value-type="string" office:string-value="&amp;v = *v;" calcext:value-type="string">
            <text:p>&amp;v = *v;</text:p>
          </table:table-cell>
          <table:table-cell table:formula="of:=COM.MICROSOFT.CONCAT([.E11]; &quot;= &quot;; [.F11]; &quot;;&quot;)" office:value-type="string" office:string-value="&amp;v= *v;" calcext:value-type="string">
            <text:p>&amp;v= *v;</text:p>
          </table:table-cell>
          <table:table-cell table:formula="of:= IF([.B11]=0; [.J11]; &quot;&quot;)">
            <text:p/>
          </table:table-cell>
          <table:table-cell table:formula="of:= IF([.B11]=1; [.J11]; &quot;&quot;)" office:value-type="string" office:string-value="&amp;v= *v;" calcext:value-type="string">
            <text:p>&amp;v= *v;</text:p>
          </table:table-cell>
          <table:table-cell table:formula="of:=COM.MICROSOFT.CONCAT([.E11]; &quot;=&quot;; [.F11]; &quot; ;&quot;)" office:value-type="string" office:string-value="&amp;v=*v ;" calcext:value-type="string">
            <text:p>&amp;v=*v ;</text:p>
          </table:table-cell>
          <table:table-cell table:formula="of:= IF([.B11]=0; [.M11]; &quot;&quot;)">
            <text:p/>
          </table:table-cell>
          <table:table-cell table:formula="of:= IF([.B11]=1; [.J11]; &quot;&quot;)" office:value-type="string" office:string-value="&amp;v= *v;" calcext:value-type="string">
            <text:p>&amp;v= *v;</text:p>
          </table:table-cell>
          <table:table-cell table:formula="of:=COM.MICROSOFT.CONCAT([.E11]; &quot; =&quot;; [.F11]; &quot;;&quot;)" office:value-type="string" office:string-value="&amp;v =*v;" calcext:value-type="string">
            <text:p>&amp;v =*v;</text:p>
          </table:table-cell>
          <table:table-cell table:formula="of:= IF([.B11]=0; [.P11]; &quot;&quot;)">
            <text:p/>
          </table:table-cell>
          <table:table-cell table:formula="of:= IF([.B11]=1; [.P11]; &quot;&quot;)" office:value-type="string" office:string-value="&amp;v =*v;" calcext:value-type="string">
            <text:p>&amp;v =*v;</text:p>
          </table:table-cell>
          <table:table-cell table:formula="of:=COM.MICROSOFT.CONCAT([.E11]; &quot;=&quot;; [.F11]; &quot; ;&quot;)" office:value-type="string" office:string-value="&amp;v=*v ;" calcext:value-type="string">
            <text:p>&amp;v=*v ;</text:p>
          </table:table-cell>
          <table:table-cell table:formula="of:= IF([.B11]=0; [.S11]; &quot;&quot;)">
            <text:p/>
          </table:table-cell>
          <table:table-cell table:formula="of:= IF([.B11]=1; [.S11]; &quot;&quot;)" office:value-type="string" office:string-value="&amp;v=*v ;" calcext:value-type="string">
            <text:p>&amp;v=*v 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H11]">
            <text:p/>
          </table:table-cell>
          <table:table-cell table:formula="of:=[.W11]" office:value-type="float" office:value="9" calcext:value-type="float">
            <text:p>9</text:p>
          </table:table-cell>
          <table:table-cell/>
          <table:table-cell table:formula="of:=[.I11]" office:value-type="string" office:string-value="&amp;v = *v;" calcext:value-type="string">
            <text:p>&amp;v = *v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11];[.AB11])" office:value-type="string" office:string-value="&amp;v = *v;" calcext:value-type="string">
            <text:p>&amp;v = 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2]" office:value-type="string" office:string-value="7 = *v;" calcext:value-type="string">
            <text:p>7 = *v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v</text:p>
          </table:table-cell>
          <table:table-cell table:formula="of:=COM.MICROSOFT.CONCAT([.E12]; &quot; = &quot;; [.F12]; &quot;;&quot;)" office:value-type="string" office:string-value="7 = *v;" calcext:value-type="string">
            <text:p>7 = *v;</text:p>
          </table:table-cell>
          <table:table-cell table:formula="of:= IF([.B12]=0; [.G12]; &quot;&quot;)">
            <text:p/>
          </table:table-cell>
          <table:table-cell table:formula="of:= IF([.B12]=1; [.G12]; &quot;&quot;)" office:value-type="string" office:string-value="7 = *v;" calcext:value-type="string">
            <text:p>7 = *v;</text:p>
          </table:table-cell>
          <table:table-cell table:formula="of:=COM.MICROSOFT.CONCAT([.E12]; &quot;= &quot;; [.F12]; &quot;;&quot;)" office:value-type="string" office:string-value="7= *v;" calcext:value-type="string">
            <text:p>7= *v;</text:p>
          </table:table-cell>
          <table:table-cell table:formula="of:= IF([.B12]=0; [.J12]; &quot;&quot;)">
            <text:p/>
          </table:table-cell>
          <table:table-cell table:formula="of:= IF([.B12]=1; [.J12]; &quot;&quot;)" office:value-type="string" office:string-value="7= *v;" calcext:value-type="string">
            <text:p>7= *v;</text:p>
          </table:table-cell>
          <table:table-cell table:formula="of:=COM.MICROSOFT.CONCAT([.E12]; &quot;=&quot;; [.F12]; &quot; ;&quot;)" office:value-type="string" office:string-value="7=*v ;" calcext:value-type="string">
            <text:p>7=*v ;</text:p>
          </table:table-cell>
          <table:table-cell table:formula="of:= IF([.B12]=0; [.M12]; &quot;&quot;)">
            <text:p/>
          </table:table-cell>
          <table:table-cell table:formula="of:= IF([.B12]=1; [.J12]; &quot;&quot;)" office:value-type="string" office:string-value="7= *v;" calcext:value-type="string">
            <text:p>7= *v;</text:p>
          </table:table-cell>
          <table:table-cell table:formula="of:=COM.MICROSOFT.CONCAT([.E12]; &quot; =&quot;; [.F12]; &quot;;&quot;)" office:value-type="string" office:string-value="7 =*v;" calcext:value-type="string">
            <text:p>7 =*v;</text:p>
          </table:table-cell>
          <table:table-cell table:formula="of:= IF([.B12]=0; [.P12]; &quot;&quot;)">
            <text:p/>
          </table:table-cell>
          <table:table-cell table:formula="of:= IF([.B12]=1; [.P12]; &quot;&quot;)" office:value-type="string" office:string-value="7 =*v;" calcext:value-type="string">
            <text:p>7 =*v;</text:p>
          </table:table-cell>
          <table:table-cell table:formula="of:=COM.MICROSOFT.CONCAT([.E12]; &quot;=&quot;; [.F12]; &quot; ;&quot;)" office:value-type="string" office:string-value="7=*v ;" calcext:value-type="string">
            <text:p>7=*v ;</text:p>
          </table:table-cell>
          <table:table-cell table:formula="of:= IF([.B12]=0; [.S12]; &quot;&quot;)">
            <text:p/>
          </table:table-cell>
          <table:table-cell table:formula="of:= IF([.B12]=1; [.S12]; &quot;&quot;)" office:value-type="string" office:string-value="7=*v ;" calcext:value-type="string">
            <text:p>7=*v 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H12]">
            <text:p/>
          </table:table-cell>
          <table:table-cell table:formula="of:=[.W12]" office:value-type="float" office:value="10" calcext:value-type="float">
            <text:p>10</text:p>
          </table:table-cell>
          <table:table-cell/>
          <table:table-cell table:formula="of:=[.I12]" office:value-type="string" office:string-value="7 = *v;" calcext:value-type="string">
            <text:p>7 = *v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12];[.AB12])" office:value-type="string" office:string-value="7 = *v;" calcext:value-type="string">
            <text:p>7 = 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13]" office:value-type="string" office:string-value="v = *(&amp;v);" calcext:value-type="string">
            <text:p>v = *(&amp;v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(&amp;v)</text:p>
          </table:table-cell>
          <table:table-cell table:formula="of:=COM.MICROSOFT.CONCAT([.E13]; &quot; = &quot;; [.F13]; &quot;;&quot;)" office:value-type="string" office:string-value="v = *(&amp;v);" calcext:value-type="string">
            <text:p>v = *(&amp;v);</text:p>
          </table:table-cell>
          <table:table-cell table:formula="of:= IF([.B13]=0; [.G13]; &quot;&quot;)" office:value-type="string" office:string-value="v = *(&amp;v);" calcext:value-type="string">
            <text:p>v = *(&amp;v);</text:p>
          </table:table-cell>
          <table:table-cell table:formula="of:= IF([.B13]=1; [.G13]; &quot;&quot;)">
            <text:p/>
          </table:table-cell>
          <table:table-cell table:formula="of:=COM.MICROSOFT.CONCAT([.E13]; &quot;= &quot;; [.F13]; &quot;;&quot;)" office:value-type="string" office:string-value="v= *(&amp;v);" calcext:value-type="string">
            <text:p>v= *(&amp;v);</text:p>
          </table:table-cell>
          <table:table-cell table:formula="of:= IF([.B13]=0; [.J13]; &quot;&quot;)" office:value-type="string" office:string-value="v= *(&amp;v);" calcext:value-type="string">
            <text:p>v= *(&amp;v);</text:p>
          </table:table-cell>
          <table:table-cell table:formula="of:= IF([.B13]=1; [.J13]; &quot;&quot;)">
            <text:p/>
          </table:table-cell>
          <table:table-cell table:formula="of:=COM.MICROSOFT.CONCAT([.E13]; &quot;=&quot;; [.F13]; &quot; ;&quot;)" office:value-type="string" office:string-value="v=*(&amp;v) ;" calcext:value-type="string">
            <text:p>v=*(&amp;v) ;</text:p>
          </table:table-cell>
          <table:table-cell table:formula="of:= IF([.B13]=0; [.M13]; &quot;&quot;)" office:value-type="string" office:string-value="v=*(&amp;v) ;" calcext:value-type="string">
            <text:p>v=*(&amp;v) ;</text:p>
          </table:table-cell>
          <table:table-cell table:formula="of:= IF([.B13]=1; [.J13]; &quot;&quot;)">
            <text:p/>
          </table:table-cell>
          <table:table-cell table:formula="of:=COM.MICROSOFT.CONCAT([.E13]; &quot; =&quot;; [.F13]; &quot;;&quot;)" office:value-type="string" office:string-value="v =*(&amp;v);" calcext:value-type="string">
            <text:p>v =*(&amp;v);</text:p>
          </table:table-cell>
          <table:table-cell table:formula="of:= IF([.B13]=0; [.P13]; &quot;&quot;)" office:value-type="string" office:string-value="v =*(&amp;v);" calcext:value-type="string">
            <text:p>v =*(&amp;v);</text:p>
          </table:table-cell>
          <table:table-cell table:formula="of:= IF([.B13]=1; [.P13]; &quot;&quot;)">
            <text:p/>
          </table:table-cell>
          <table:table-cell table:formula="of:=COM.MICROSOFT.CONCAT([.E13]; &quot;=&quot;; [.F13]; &quot; ;&quot;)" office:value-type="string" office:string-value="v=*(&amp;v) ;" calcext:value-type="string">
            <text:p>v=*(&amp;v) ;</text:p>
          </table:table-cell>
          <table:table-cell table:formula="of:= IF([.B13]=0; [.S13]; &quot;&quot;)" office:value-type="string" office:string-value="v=*(&amp;v) ;" calcext:value-type="string">
            <text:p>v=*(&amp;v) ;</text:p>
          </table:table-cell>
          <table:table-cell table:formula="of:= IF([.B13]=1; [.S13]; 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H13]" office:value-type="string" office:string-value="v = *(&amp;v);" calcext:value-type="string">
            <text:p>v = *(&amp;v);</text:p>
          </table:table-cell>
          <table:table-cell table:formula="of:=[.W13]" office:value-type="float" office:value="11" calcext:value-type="float">
            <text:p>11</text:p>
          </table:table-cell>
          <table:table-cell/>
          <table:table-cell table:formula="of:=[.I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13];[.AB13])" office:value-type="string" office:string-value="v = *(&amp;v);" calcext:value-type="string">
            <text:p>v = 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14]" office:value-type="string" office:string-value="*v = *(&amp;v);" calcext:value-type="string">
            <text:p>*v = *(&amp;v)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v</text:p>
          </table:table-cell>
          <table:table-cell office:value-type="string" calcext:value-type="string">
            <text:p>*(&amp;v)</text:p>
          </table:table-cell>
          <table:table-cell table:formula="of:=COM.MICROSOFT.CONCAT([.E14]; &quot; = &quot;; [.F14]; &quot;;&quot;)" office:value-type="string" office:string-value="*v = *(&amp;v);" calcext:value-type="string">
            <text:p>*v = *(&amp;v);</text:p>
          </table:table-cell>
          <table:table-cell table:formula="of:= IF([.B14]=0; [.G14]; &quot;&quot;)" office:value-type="string" office:string-value="*v = *(&amp;v);" calcext:value-type="string">
            <text:p>*v = *(&amp;v);</text:p>
          </table:table-cell>
          <table:table-cell table:formula="of:= IF([.B14]=1; [.G14]; &quot;&quot;)">
            <text:p/>
          </table:table-cell>
          <table:table-cell table:formula="of:=COM.MICROSOFT.CONCAT([.E14]; &quot;= &quot;; [.F14]; &quot;;&quot;)" office:value-type="string" office:string-value="*v= *(&amp;v);" calcext:value-type="string">
            <text:p>*v= *(&amp;v);</text:p>
          </table:table-cell>
          <table:table-cell table:formula="of:= IF([.B14]=0; [.J14]; &quot;&quot;)" office:value-type="string" office:string-value="*v= *(&amp;v);" calcext:value-type="string">
            <text:p>*v= *(&amp;v);</text:p>
          </table:table-cell>
          <table:table-cell table:formula="of:= IF([.B14]=1; [.J14]; &quot;&quot;)">
            <text:p/>
          </table:table-cell>
          <table:table-cell table:formula="of:=COM.MICROSOFT.CONCAT([.E14]; &quot;=&quot;; [.F14]; &quot; ;&quot;)" office:value-type="string" office:string-value="*v=*(&amp;v) ;" calcext:value-type="string">
            <text:p>*v=*(&amp;v) ;</text:p>
          </table:table-cell>
          <table:table-cell table:formula="of:= IF([.B14]=0; [.M14]; &quot;&quot;)" office:value-type="string" office:string-value="*v=*(&amp;v) ;" calcext:value-type="string">
            <text:p>*v=*(&amp;v) ;</text:p>
          </table:table-cell>
          <table:table-cell table:formula="of:= IF([.B14]=1; [.J14]; &quot;&quot;)">
            <text:p/>
          </table:table-cell>
          <table:table-cell table:formula="of:=COM.MICROSOFT.CONCAT([.E14]; &quot; =&quot;; [.F14]; &quot;;&quot;)" office:value-type="string" office:string-value="*v =*(&amp;v);" calcext:value-type="string">
            <text:p>*v =*(&amp;v);</text:p>
          </table:table-cell>
          <table:table-cell table:formula="of:= IF([.B14]=0; [.P14]; &quot;&quot;)" office:value-type="string" office:string-value="*v =*(&amp;v);" calcext:value-type="string">
            <text:p>*v =*(&amp;v);</text:p>
          </table:table-cell>
          <table:table-cell table:formula="of:= IF([.B14]=1; [.P14]; &quot;&quot;)">
            <text:p/>
          </table:table-cell>
          <table:table-cell table:formula="of:=COM.MICROSOFT.CONCAT([.E14]; &quot;=&quot;; [.F14]; &quot; ;&quot;)" office:value-type="string" office:string-value="*v=*(&amp;v) ;" calcext:value-type="string">
            <text:p>*v=*(&amp;v) ;</text:p>
          </table:table-cell>
          <table:table-cell table:formula="of:= IF([.B14]=0; [.S14]; &quot;&quot;)" office:value-type="string" office:string-value="*v=*(&amp;v) ;" calcext:value-type="string">
            <text:p>*v=*(&amp;v) ;</text:p>
          </table:table-cell>
          <table:table-cell table:formula="of:= IF([.B14]=1; [.S14]; 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H14]" office:value-type="string" office:string-value="*v = *(&amp;v);" calcext:value-type="string">
            <text:p>*v = *(&amp;v);</text:p>
          </table:table-cell>
          <table:table-cell table:formula="of:=[.W14]" office:value-type="float" office:value="12" calcext:value-type="float">
            <text:p>12</text:p>
          </table:table-cell>
          <table:table-cell/>
          <table:table-cell table:formula="of:=[.I14]">
            <text:p/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14];[.AB14])" office:value-type="string" office:string-value="*v = *(&amp;v);" calcext:value-type="string">
            <text:p>*v = 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15]" office:value-type="string" office:string-value="*(&amp;v) = *(&amp;v);" calcext:value-type="string">
            <text:p>*(&amp;v) = *(&amp;v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(&amp;v)</text:p>
          </table:table-cell>
          <table:table-cell table:formula="of:=COM.MICROSOFT.CONCAT([.E15]; &quot; = &quot;; [.F15]; &quot;;&quot;)" office:value-type="string" office:string-value="*(&amp;v) = *(&amp;v);" calcext:value-type="string">
            <text:p>*(&amp;v) = *(&amp;v);</text:p>
          </table:table-cell>
          <table:table-cell table:formula="of:= IF([.B15]=0; [.G15]; &quot;&quot;)" office:value-type="string" office:string-value="*(&amp;v) = *(&amp;v);" calcext:value-type="string">
            <text:p>*(&amp;v) = *(&amp;v);</text:p>
          </table:table-cell>
          <table:table-cell table:formula="of:= IF([.B15]=1; [.G15]; &quot;&quot;)">
            <text:p/>
          </table:table-cell>
          <table:table-cell table:formula="of:=COM.MICROSOFT.CONCAT([.E15]; &quot;= &quot;; [.F15]; &quot;;&quot;)" office:value-type="string" office:string-value="*(&amp;v)= *(&amp;v);" calcext:value-type="string">
            <text:p>*(&amp;v)= *(&amp;v);</text:p>
          </table:table-cell>
          <table:table-cell table:formula="of:= IF([.B15]=0; [.J15]; &quot;&quot;)" office:value-type="string" office:string-value="*(&amp;v)= *(&amp;v);" calcext:value-type="string">
            <text:p>*(&amp;v)= *(&amp;v);</text:p>
          </table:table-cell>
          <table:table-cell table:formula="of:= IF([.B15]=1; [.J15]; &quot;&quot;)">
            <text:p/>
          </table:table-cell>
          <table:table-cell table:formula="of:=COM.MICROSOFT.CONCAT([.E15]; &quot;=&quot;; [.F15]; &quot; ;&quot;)" office:value-type="string" office:string-value="*(&amp;v)=*(&amp;v) ;" calcext:value-type="string">
            <text:p>*(&amp;v)=*(&amp;v) ;</text:p>
          </table:table-cell>
          <table:table-cell table:formula="of:= IF([.B15]=0; [.M15]; &quot;&quot;)" office:value-type="string" office:string-value="*(&amp;v)=*(&amp;v) ;" calcext:value-type="string">
            <text:p>*(&amp;v)=*(&amp;v) ;</text:p>
          </table:table-cell>
          <table:table-cell table:formula="of:= IF([.B15]=1; [.J15]; &quot;&quot;)">
            <text:p/>
          </table:table-cell>
          <table:table-cell table:formula="of:=COM.MICROSOFT.CONCAT([.E15]; &quot; =&quot;; [.F15]; &quot;;&quot;)" office:value-type="string" office:string-value="*(&amp;v) =*(&amp;v);" calcext:value-type="string">
            <text:p>*(&amp;v) =*(&amp;v);</text:p>
          </table:table-cell>
          <table:table-cell table:formula="of:= IF([.B15]=0; [.P15]; &quot;&quot;)" office:value-type="string" office:string-value="*(&amp;v) =*(&amp;v);" calcext:value-type="string">
            <text:p>*(&amp;v) =*(&amp;v);</text:p>
          </table:table-cell>
          <table:table-cell table:formula="of:= IF([.B15]=1; [.P15]; &quot;&quot;)">
            <text:p/>
          </table:table-cell>
          <table:table-cell table:formula="of:=COM.MICROSOFT.CONCAT([.E15]; &quot;=&quot;; [.F15]; &quot; ;&quot;)" office:value-type="string" office:string-value="*(&amp;v)=*(&amp;v) ;" calcext:value-type="string">
            <text:p>*(&amp;v)=*(&amp;v) ;</text:p>
          </table:table-cell>
          <table:table-cell table:formula="of:= IF([.B15]=0; [.S15]; &quot;&quot;)" office:value-type="string" office:string-value="*(&amp;v)=*(&amp;v) ;" calcext:value-type="string">
            <text:p>*(&amp;v)=*(&amp;v) ;</text:p>
          </table:table-cell>
          <table:table-cell table:formula="of:= IF([.B15]=1; [.S15]; 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H15]" office:value-type="string" office:string-value="*(&amp;v) = *(&amp;v);" calcext:value-type="string">
            <text:p>*(&amp;v) = *(&amp;v);</text:p>
          </table:table-cell>
          <table:table-cell table:formula="of:=[.W15]" office:value-type="float" office:value="13" calcext:value-type="float">
            <text:p>13</text:p>
          </table:table-cell>
          <table:table-cell/>
          <table:table-cell table:formula="of:=[.I15]">
            <text:p/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15];[.AB15])" office:value-type="string" office:string-value="*(&amp;v) = *(&amp;v);" calcext:value-type="string">
            <text:p>*(&amp;v) = 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6]" office:value-type="string" office:string-value="&amp;v = *(&amp;v);" calcext:value-type="string">
            <text:p>&amp;v = *(&amp;v)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v</text:p>
          </table:table-cell>
          <table:table-cell office:value-type="string" calcext:value-type="string">
            <text:p>*(&amp;v)</text:p>
          </table:table-cell>
          <table:table-cell table:formula="of:=COM.MICROSOFT.CONCAT([.E16]; &quot; = &quot;; [.F16]; &quot;;&quot;)" office:value-type="string" office:string-value="&amp;v = *(&amp;v);" calcext:value-type="string">
            <text:p>&amp;v = *(&amp;v);</text:p>
          </table:table-cell>
          <table:table-cell table:formula="of:= IF([.B16]=0; [.G16]; &quot;&quot;)">
            <text:p/>
          </table:table-cell>
          <table:table-cell table:formula="of:= IF([.B16]=1; [.G16]; &quot;&quot;)" office:value-type="string" office:string-value="&amp;v = *(&amp;v);" calcext:value-type="string">
            <text:p>&amp;v = *(&amp;v);</text:p>
          </table:table-cell>
          <table:table-cell table:formula="of:=COM.MICROSOFT.CONCAT([.E16]; &quot;= &quot;; [.F16]; &quot;;&quot;)" office:value-type="string" office:string-value="&amp;v= *(&amp;v);" calcext:value-type="string">
            <text:p>&amp;v= *(&amp;v);</text:p>
          </table:table-cell>
          <table:table-cell table:formula="of:= IF([.B16]=0; [.J16]; &quot;&quot;)">
            <text:p/>
          </table:table-cell>
          <table:table-cell table:formula="of:= IF([.B16]=1; [.J16]; &quot;&quot;)" office:value-type="string" office:string-value="&amp;v= *(&amp;v);" calcext:value-type="string">
            <text:p>&amp;v= *(&amp;v);</text:p>
          </table:table-cell>
          <table:table-cell table:formula="of:=COM.MICROSOFT.CONCAT([.E16]; &quot;=&quot;; [.F16]; &quot; ;&quot;)" office:value-type="string" office:string-value="&amp;v=*(&amp;v) ;" calcext:value-type="string">
            <text:p>&amp;v=*(&amp;v) ;</text:p>
          </table:table-cell>
          <table:table-cell table:formula="of:= IF([.B16]=0; [.M16]; &quot;&quot;)">
            <text:p/>
          </table:table-cell>
          <table:table-cell table:formula="of:= IF([.B16]=1; [.J16]; &quot;&quot;)" office:value-type="string" office:string-value="&amp;v= *(&amp;v);" calcext:value-type="string">
            <text:p>&amp;v= *(&amp;v);</text:p>
          </table:table-cell>
          <table:table-cell table:formula="of:=COM.MICROSOFT.CONCAT([.E16]; &quot; =&quot;; [.F16]; &quot;;&quot;)" office:value-type="string" office:string-value="&amp;v =*(&amp;v);" calcext:value-type="string">
            <text:p>&amp;v =*(&amp;v);</text:p>
          </table:table-cell>
          <table:table-cell table:formula="of:= IF([.B16]=0; [.P16]; &quot;&quot;)">
            <text:p/>
          </table:table-cell>
          <table:table-cell table:formula="of:= IF([.B16]=1; [.P16]; &quot;&quot;)" office:value-type="string" office:string-value="&amp;v =*(&amp;v);" calcext:value-type="string">
            <text:p>&amp;v =*(&amp;v);</text:p>
          </table:table-cell>
          <table:table-cell table:formula="of:=COM.MICROSOFT.CONCAT([.E16]; &quot;=&quot;; [.F16]; &quot; ;&quot;)" office:value-type="string" office:string-value="&amp;v=*(&amp;v) ;" calcext:value-type="string">
            <text:p>&amp;v=*(&amp;v) ;</text:p>
          </table:table-cell>
          <table:table-cell table:formula="of:= IF([.B16]=0; [.S16]; &quot;&quot;)">
            <text:p/>
          </table:table-cell>
          <table:table-cell table:formula="of:= IF([.B16]=1; [.S16]; &quot;&quot;)" office:value-type="string" office:string-value="&amp;v=*(&amp;v) ;" calcext:value-type="string">
            <text:p>&amp;v=*(&amp;v) 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H16]">
            <text:p/>
          </table:table-cell>
          <table:table-cell table:formula="of:=[.W16]" office:value-type="float" office:value="14" calcext:value-type="float">
            <text:p>14</text:p>
          </table:table-cell>
          <table:table-cell/>
          <table:table-cell table:formula="of:=[.I16]" office:value-type="string" office:string-value="&amp;v = *(&amp;v);" calcext:value-type="string">
            <text:p>&amp;v = *(&amp;v)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16];[.AB16])" office:value-type="string" office:string-value="&amp;v = *(&amp;v);" calcext:value-type="string">
            <text:p>&amp;v = 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7]" office:value-type="string" office:string-value="7 = *(&amp;v);" calcext:value-type="string">
            <text:p>7 = *(&amp;v)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(&amp;v)</text:p>
          </table:table-cell>
          <table:table-cell table:formula="of:=COM.MICROSOFT.CONCAT([.E17]; &quot; = &quot;; [.F17]; &quot;;&quot;)" office:value-type="string" office:string-value="7 = *(&amp;v);" calcext:value-type="string">
            <text:p>7 = *(&amp;v);</text:p>
          </table:table-cell>
          <table:table-cell table:formula="of:= IF([.B17]=0; [.G17]; &quot;&quot;)">
            <text:p/>
          </table:table-cell>
          <table:table-cell table:formula="of:= IF([.B17]=1; [.G17]; &quot;&quot;)" office:value-type="string" office:string-value="7 = *(&amp;v);" calcext:value-type="string">
            <text:p>7 = *(&amp;v);</text:p>
          </table:table-cell>
          <table:table-cell table:formula="of:=COM.MICROSOFT.CONCAT([.E17]; &quot;= &quot;; [.F17]; &quot;;&quot;)" office:value-type="string" office:string-value="7= *(&amp;v);" calcext:value-type="string">
            <text:p>7= *(&amp;v);</text:p>
          </table:table-cell>
          <table:table-cell table:formula="of:= IF([.B17]=0; [.J17]; &quot;&quot;)">
            <text:p/>
          </table:table-cell>
          <table:table-cell table:formula="of:= IF([.B17]=1; [.J17]; &quot;&quot;)" office:value-type="string" office:string-value="7= *(&amp;v);" calcext:value-type="string">
            <text:p>7= *(&amp;v);</text:p>
          </table:table-cell>
          <table:table-cell table:formula="of:=COM.MICROSOFT.CONCAT([.E17]; &quot;=&quot;; [.F17]; &quot; ;&quot;)" office:value-type="string" office:string-value="7=*(&amp;v) ;" calcext:value-type="string">
            <text:p>7=*(&amp;v) ;</text:p>
          </table:table-cell>
          <table:table-cell table:formula="of:= IF([.B17]=0; [.M17]; &quot;&quot;)">
            <text:p/>
          </table:table-cell>
          <table:table-cell table:formula="of:= IF([.B17]=1; [.J17]; &quot;&quot;)" office:value-type="string" office:string-value="7= *(&amp;v);" calcext:value-type="string">
            <text:p>7= *(&amp;v);</text:p>
          </table:table-cell>
          <table:table-cell table:formula="of:=COM.MICROSOFT.CONCAT([.E17]; &quot; =&quot;; [.F17]; &quot;;&quot;)" office:value-type="string" office:string-value="7 =*(&amp;v);" calcext:value-type="string">
            <text:p>7 =*(&amp;v);</text:p>
          </table:table-cell>
          <table:table-cell table:formula="of:= IF([.B17]=0; [.P17]; &quot;&quot;)">
            <text:p/>
          </table:table-cell>
          <table:table-cell table:formula="of:= IF([.B17]=1; [.P17]; &quot;&quot;)" office:value-type="string" office:string-value="7 =*(&amp;v);" calcext:value-type="string">
            <text:p>7 =*(&amp;v);</text:p>
          </table:table-cell>
          <table:table-cell table:formula="of:=COM.MICROSOFT.CONCAT([.E17]; &quot;=&quot;; [.F17]; &quot; ;&quot;)" office:value-type="string" office:string-value="7=*(&amp;v) ;" calcext:value-type="string">
            <text:p>7=*(&amp;v) ;</text:p>
          </table:table-cell>
          <table:table-cell table:formula="of:= IF([.B17]=0; [.S17]; &quot;&quot;)">
            <text:p/>
          </table:table-cell>
          <table:table-cell table:formula="of:= IF([.B17]=1; [.S17]; &quot;&quot;)" office:value-type="string" office:string-value="7=*(&amp;v) ;" calcext:value-type="string">
            <text:p>7=*(&amp;v) 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H17]">
            <text:p/>
          </table:table-cell>
          <table:table-cell table:formula="of:=[.W17]" office:value-type="float" office:value="15" calcext:value-type="float">
            <text:p>15</text:p>
          </table:table-cell>
          <table:table-cell/>
          <table:table-cell table:formula="of:=[.I17]" office:value-type="string" office:string-value="7 = *(&amp;v);" calcext:value-type="string">
            <text:p>7 = *(&amp;v)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17];[.AB17])" office:value-type="string" office:string-value="7 = *(&amp;v);" calcext:value-type="string">
            <text:p>7 = 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18]" office:value-type="string" office:string-value="v = &amp;v;" calcext:value-type="string">
            <text:p>v = &amp;v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v</text:p>
          </table:table-cell>
          <table:table-cell table:formula="of:=COM.MICROSOFT.CONCAT([.E18]; &quot; = &quot;; [.F18]; &quot;;&quot;)" office:value-type="string" office:string-value="v = &amp;v;" calcext:value-type="string">
            <text:p>v = &amp;v;</text:p>
          </table:table-cell>
          <table:table-cell table:formula="of:= IF([.B18]=0; [.G18]; &quot;&quot;)" office:value-type="string" office:string-value="v = &amp;v;" calcext:value-type="string">
            <text:p>v = &amp;v;</text:p>
          </table:table-cell>
          <table:table-cell table:formula="of:= IF([.B18]=1; [.G18]; &quot;&quot;)">
            <text:p/>
          </table:table-cell>
          <table:table-cell table:formula="of:=COM.MICROSOFT.CONCAT([.E18]; &quot;= &quot;; [.F18]; &quot;;&quot;)" office:value-type="string" office:string-value="v= &amp;v;" calcext:value-type="string">
            <text:p>v= &amp;v;</text:p>
          </table:table-cell>
          <table:table-cell table:formula="of:= IF([.B18]=0; [.J18]; &quot;&quot;)" office:value-type="string" office:string-value="v= &amp;v;" calcext:value-type="string">
            <text:p>v= &amp;v;</text:p>
          </table:table-cell>
          <table:table-cell table:formula="of:= IF([.B18]=1; [.J18]; &quot;&quot;)">
            <text:p/>
          </table:table-cell>
          <table:table-cell table:formula="of:=COM.MICROSOFT.CONCAT([.E18]; &quot;=&quot;; [.F18]; &quot; ;&quot;)" office:value-type="string" office:string-value="v=&amp;v ;" calcext:value-type="string">
            <text:p>v=&amp;v ;</text:p>
          </table:table-cell>
          <table:table-cell table:formula="of:= IF([.B18]=0; [.M18]; &quot;&quot;)" office:value-type="string" office:string-value="v=&amp;v ;" calcext:value-type="string">
            <text:p>v=&amp;v ;</text:p>
          </table:table-cell>
          <table:table-cell table:formula="of:= IF([.B18]=1; [.J18]; &quot;&quot;)">
            <text:p/>
          </table:table-cell>
          <table:table-cell table:formula="of:=COM.MICROSOFT.CONCAT([.E18]; &quot; =&quot;; [.F18]; &quot;;&quot;)" office:value-type="string" office:string-value="v =&amp;v;" calcext:value-type="string">
            <text:p>v =&amp;v;</text:p>
          </table:table-cell>
          <table:table-cell table:formula="of:= IF([.B18]=0; [.P18]; &quot;&quot;)" office:value-type="string" office:string-value="v =&amp;v;" calcext:value-type="string">
            <text:p>v =&amp;v;</text:p>
          </table:table-cell>
          <table:table-cell table:formula="of:= IF([.B18]=1; [.P18]; &quot;&quot;)">
            <text:p/>
          </table:table-cell>
          <table:table-cell table:formula="of:=COM.MICROSOFT.CONCAT([.E18]; &quot;=&quot;; [.F18]; &quot; ;&quot;)" office:value-type="string" office:string-value="v=&amp;v ;" calcext:value-type="string">
            <text:p>v=&amp;v ;</text:p>
          </table:table-cell>
          <table:table-cell table:formula="of:= IF([.B18]=0; [.S18]; &quot;&quot;)" office:value-type="string" office:string-value="v=&amp;v ;" calcext:value-type="string">
            <text:p>v=&amp;v ;</text:p>
          </table:table-cell>
          <table:table-cell table:formula="of:= IF([.B18]=1; [.S18]; &quot;&quot;)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[.H18]" office:value-type="string" office:string-value="v = &amp;v;" calcext:value-type="string">
            <text:p>v = &amp;v;</text:p>
          </table:table-cell>
          <table:table-cell table:formula="of:=[.W18]" office:value-type="float" office:value="16" calcext:value-type="float">
            <text:p>16</text:p>
          </table:table-cell>
          <table:table-cell/>
          <table:table-cell table:formula="of:=[.I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18];[.AB18])" office:value-type="string" office:string-value="v = &amp;v;" calcext:value-type="string">
            <text:p>v = 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19]" office:value-type="string" office:string-value="*v = &amp;v;" calcext:value-type="string">
            <text:p>*v = &amp;v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v</text:p>
          </table:table-cell>
          <table:table-cell office:value-type="string" calcext:value-type="string">
            <text:p>&amp;v</text:p>
          </table:table-cell>
          <table:table-cell table:formula="of:=COM.MICROSOFT.CONCAT([.E19]; &quot; = &quot;; [.F19]; &quot;;&quot;)" office:value-type="string" office:string-value="*v = &amp;v;" calcext:value-type="string">
            <text:p>*v = &amp;v;</text:p>
          </table:table-cell>
          <table:table-cell table:formula="of:= IF([.B19]=0; [.G19]; &quot;&quot;)" office:value-type="string" office:string-value="*v = &amp;v;" calcext:value-type="string">
            <text:p>*v = &amp;v;</text:p>
          </table:table-cell>
          <table:table-cell table:formula="of:= IF([.B19]=1; [.G19]; &quot;&quot;)">
            <text:p/>
          </table:table-cell>
          <table:table-cell table:formula="of:=COM.MICROSOFT.CONCAT([.E19]; &quot;= &quot;; [.F19]; &quot;;&quot;)" office:value-type="string" office:string-value="*v= &amp;v;" calcext:value-type="string">
            <text:p>*v= &amp;v;</text:p>
          </table:table-cell>
          <table:table-cell table:formula="of:= IF([.B19]=0; [.J19]; &quot;&quot;)" office:value-type="string" office:string-value="*v= &amp;v;" calcext:value-type="string">
            <text:p>*v= &amp;v;</text:p>
          </table:table-cell>
          <table:table-cell table:formula="of:= IF([.B19]=1; [.J19]; &quot;&quot;)">
            <text:p/>
          </table:table-cell>
          <table:table-cell table:formula="of:=COM.MICROSOFT.CONCAT([.E19]; &quot;=&quot;; [.F19]; &quot; ;&quot;)" office:value-type="string" office:string-value="*v=&amp;v ;" calcext:value-type="string">
            <text:p>*v=&amp;v ;</text:p>
          </table:table-cell>
          <table:table-cell table:formula="of:= IF([.B19]=0; [.M19]; &quot;&quot;)" office:value-type="string" office:string-value="*v=&amp;v ;" calcext:value-type="string">
            <text:p>*v=&amp;v ;</text:p>
          </table:table-cell>
          <table:table-cell table:formula="of:= IF([.B19]=1; [.J19]; &quot;&quot;)">
            <text:p/>
          </table:table-cell>
          <table:table-cell table:formula="of:=COM.MICROSOFT.CONCAT([.E19]; &quot; =&quot;; [.F19]; &quot;;&quot;)" office:value-type="string" office:string-value="*v =&amp;v;" calcext:value-type="string">
            <text:p>*v =&amp;v;</text:p>
          </table:table-cell>
          <table:table-cell table:formula="of:= IF([.B19]=0; [.P19]; &quot;&quot;)" office:value-type="string" office:string-value="*v =&amp;v;" calcext:value-type="string">
            <text:p>*v =&amp;v;</text:p>
          </table:table-cell>
          <table:table-cell table:formula="of:= IF([.B19]=1; [.P19]; &quot;&quot;)">
            <text:p/>
          </table:table-cell>
          <table:table-cell table:formula="of:=COM.MICROSOFT.CONCAT([.E19]; &quot;=&quot;; [.F19]; &quot; ;&quot;)" office:value-type="string" office:string-value="*v=&amp;v ;" calcext:value-type="string">
            <text:p>*v=&amp;v ;</text:p>
          </table:table-cell>
          <table:table-cell table:formula="of:= IF([.B19]=0; [.S19]; &quot;&quot;)" office:value-type="string" office:string-value="*v=&amp;v ;" calcext:value-type="string">
            <text:p>*v=&amp;v ;</text:p>
          </table:table-cell>
          <table:table-cell table:formula="of:= IF([.B19]=1; [.S19]; &quot;&quot;)">
            <text:p/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[.H19]" office:value-type="string" office:string-value="*v = &amp;v;" calcext:value-type="string">
            <text:p>*v = &amp;v;</text:p>
          </table:table-cell>
          <table:table-cell table:formula="of:=[.W19]" office:value-type="float" office:value="17" calcext:value-type="float">
            <text:p>17</text:p>
          </table:table-cell>
          <table:table-cell/>
          <table:table-cell table:formula="of:=[.I19]">
            <text:p/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19];[.AB19])" office:value-type="string" office:string-value="*v = &amp;v;" calcext:value-type="string">
            <text:p>*v = 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20]" office:value-type="string" office:string-value="*(&amp;v) = &amp;v;" calcext:value-type="string">
            <text:p>*(&amp;v) = &amp;v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(&amp;v)</text:p>
          </table:table-cell>
          <table:table-cell office:value-type="string" calcext:value-type="string">
            <text:p>&amp;v</text:p>
          </table:table-cell>
          <table:table-cell table:formula="of:=COM.MICROSOFT.CONCAT([.E20]; &quot; = &quot;; [.F20]; &quot;;&quot;)" office:value-type="string" office:string-value="*(&amp;v) = &amp;v;" calcext:value-type="string">
            <text:p>*(&amp;v) = &amp;v;</text:p>
          </table:table-cell>
          <table:table-cell table:formula="of:= IF([.B20]=0; [.G20]; &quot;&quot;)" office:value-type="string" office:string-value="*(&amp;v) = &amp;v;" calcext:value-type="string">
            <text:p>*(&amp;v) = &amp;v;</text:p>
          </table:table-cell>
          <table:table-cell table:formula="of:= IF([.B20]=1; [.G20]; &quot;&quot;)">
            <text:p/>
          </table:table-cell>
          <table:table-cell table:formula="of:=COM.MICROSOFT.CONCAT([.E20]; &quot;= &quot;; [.F20]; &quot;;&quot;)" office:value-type="string" office:string-value="*(&amp;v)= &amp;v;" calcext:value-type="string">
            <text:p>*(&amp;v)= &amp;v;</text:p>
          </table:table-cell>
          <table:table-cell table:formula="of:= IF([.B20]=0; [.J20]; &quot;&quot;)" office:value-type="string" office:string-value="*(&amp;v)= &amp;v;" calcext:value-type="string">
            <text:p>*(&amp;v)= &amp;v;</text:p>
          </table:table-cell>
          <table:table-cell table:formula="of:= IF([.B20]=1; [.J20]; &quot;&quot;)">
            <text:p/>
          </table:table-cell>
          <table:table-cell table:formula="of:=COM.MICROSOFT.CONCAT([.E20]; &quot;=&quot;; [.F20]; &quot; ;&quot;)" office:value-type="string" office:string-value="*(&amp;v)=&amp;v ;" calcext:value-type="string">
            <text:p>*(&amp;v)=&amp;v ;</text:p>
          </table:table-cell>
          <table:table-cell table:formula="of:= IF([.B20]=0; [.M20]; &quot;&quot;)" office:value-type="string" office:string-value="*(&amp;v)=&amp;v ;" calcext:value-type="string">
            <text:p>*(&amp;v)=&amp;v ;</text:p>
          </table:table-cell>
          <table:table-cell table:formula="of:= IF([.B20]=1; [.J20]; &quot;&quot;)">
            <text:p/>
          </table:table-cell>
          <table:table-cell table:formula="of:=COM.MICROSOFT.CONCAT([.E20]; &quot; =&quot;; [.F20]; &quot;;&quot;)" office:value-type="string" office:string-value="*(&amp;v) =&amp;v;" calcext:value-type="string">
            <text:p>*(&amp;v) =&amp;v;</text:p>
          </table:table-cell>
          <table:table-cell table:formula="of:= IF([.B20]=0; [.P20]; &quot;&quot;)" office:value-type="string" office:string-value="*(&amp;v) =&amp;v;" calcext:value-type="string">
            <text:p>*(&amp;v) =&amp;v;</text:p>
          </table:table-cell>
          <table:table-cell table:formula="of:= IF([.B20]=1; [.P20]; &quot;&quot;)">
            <text:p/>
          </table:table-cell>
          <table:table-cell table:formula="of:=COM.MICROSOFT.CONCAT([.E20]; &quot;=&quot;; [.F20]; &quot; ;&quot;)" office:value-type="string" office:string-value="*(&amp;v)=&amp;v ;" calcext:value-type="string">
            <text:p>*(&amp;v)=&amp;v ;</text:p>
          </table:table-cell>
          <table:table-cell table:formula="of:= IF([.B20]=0; [.S20]; &quot;&quot;)" office:value-type="string" office:string-value="*(&amp;v)=&amp;v ;" calcext:value-type="string">
            <text:p>*(&amp;v)=&amp;v ;</text:p>
          </table:table-cell>
          <table:table-cell table:formula="of:= IF([.B20]=1; [.S20]; &quot;&quot;)">
            <text:p/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[.H20]" office:value-type="string" office:string-value="*(&amp;v) = &amp;v;" calcext:value-type="string">
            <text:p>*(&amp;v) = &amp;v;</text:p>
          </table:table-cell>
          <table:table-cell table:formula="of:=[.W20]" office:value-type="float" office:value="18" calcext:value-type="float">
            <text:p>18</text:p>
          </table:table-cell>
          <table:table-cell/>
          <table:table-cell table:formula="of:=[.I20]">
            <text:p/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20];[.AB20])" office:value-type="string" office:string-value="*(&amp;v) = &amp;v;" calcext:value-type="string">
            <text:p>*(&amp;v) = 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1]" office:value-type="string" office:string-value="&amp;v = &amp;v;" calcext:value-type="string">
            <text:p>&amp;v = &amp;v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amp;v</text:p>
          </table:table-cell>
          <table:table-cell table:formula="of:=COM.MICROSOFT.CONCAT([.E21]; &quot; = &quot;; [.F21]; &quot;;&quot;)" office:value-type="string" office:string-value="&amp;v = &amp;v;" calcext:value-type="string">
            <text:p>&amp;v = &amp;v;</text:p>
          </table:table-cell>
          <table:table-cell table:formula="of:= IF([.B21]=0; [.G21]; &quot;&quot;)">
            <text:p/>
          </table:table-cell>
          <table:table-cell table:formula="of:= IF([.B21]=1; [.G21]; &quot;&quot;)" office:value-type="string" office:string-value="&amp;v = &amp;v;" calcext:value-type="string">
            <text:p>&amp;v = &amp;v;</text:p>
          </table:table-cell>
          <table:table-cell table:formula="of:=COM.MICROSOFT.CONCAT([.E21]; &quot;= &quot;; [.F21]; &quot;;&quot;)" office:value-type="string" office:string-value="&amp;v= &amp;v;" calcext:value-type="string">
            <text:p>&amp;v= &amp;v;</text:p>
          </table:table-cell>
          <table:table-cell table:formula="of:= IF([.B21]=0; [.J21]; &quot;&quot;)">
            <text:p/>
          </table:table-cell>
          <table:table-cell table:formula="of:= IF([.B21]=1; [.J21]; &quot;&quot;)" office:value-type="string" office:string-value="&amp;v= &amp;v;" calcext:value-type="string">
            <text:p>&amp;v= &amp;v;</text:p>
          </table:table-cell>
          <table:table-cell table:formula="of:=COM.MICROSOFT.CONCAT([.E21]; &quot;=&quot;; [.F21]; &quot; ;&quot;)" office:value-type="string" office:string-value="&amp;v=&amp;v ;" calcext:value-type="string">
            <text:p>&amp;v=&amp;v ;</text:p>
          </table:table-cell>
          <table:table-cell table:formula="of:= IF([.B21]=0; [.M21]; &quot;&quot;)">
            <text:p/>
          </table:table-cell>
          <table:table-cell table:formula="of:= IF([.B21]=1; [.J21]; &quot;&quot;)" office:value-type="string" office:string-value="&amp;v= &amp;v;" calcext:value-type="string">
            <text:p>&amp;v= &amp;v;</text:p>
          </table:table-cell>
          <table:table-cell table:formula="of:=COM.MICROSOFT.CONCAT([.E21]; &quot; =&quot;; [.F21]; &quot;;&quot;)" office:value-type="string" office:string-value="&amp;v =&amp;v;" calcext:value-type="string">
            <text:p>&amp;v =&amp;v;</text:p>
          </table:table-cell>
          <table:table-cell table:formula="of:= IF([.B21]=0; [.P21]; &quot;&quot;)">
            <text:p/>
          </table:table-cell>
          <table:table-cell table:formula="of:= IF([.B21]=1; [.P21]; &quot;&quot;)" office:value-type="string" office:string-value="&amp;v =&amp;v;" calcext:value-type="string">
            <text:p>&amp;v =&amp;v;</text:p>
          </table:table-cell>
          <table:table-cell table:formula="of:=COM.MICROSOFT.CONCAT([.E21]; &quot;=&quot;; [.F21]; &quot; ;&quot;)" office:value-type="string" office:string-value="&amp;v=&amp;v ;" calcext:value-type="string">
            <text:p>&amp;v=&amp;v ;</text:p>
          </table:table-cell>
          <table:table-cell table:formula="of:= IF([.B21]=0; [.S21]; &quot;&quot;)">
            <text:p/>
          </table:table-cell>
          <table:table-cell table:formula="of:= IF([.B21]=1; [.S21]; &quot;&quot;)" office:value-type="string" office:string-value="&amp;v=&amp;v ;" calcext:value-type="string">
            <text:p>&amp;v=&amp;v 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[.H21]">
            <text:p/>
          </table:table-cell>
          <table:table-cell table:formula="of:=[.W21]" office:value-type="float" office:value="19" calcext:value-type="float">
            <text:p>19</text:p>
          </table:table-cell>
          <table:table-cell/>
          <table:table-cell table:formula="of:=[.I21]" office:value-type="string" office:string-value="&amp;v = &amp;v;" calcext:value-type="string">
            <text:p>&amp;v = &amp;v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21];[.AB21])" office:value-type="string" office:string-value="&amp;v = &amp;v;" calcext:value-type="string">
            <text:p>&amp;v = 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2]" office:value-type="string" office:string-value="7 = &amp;v;" calcext:value-type="string">
            <text:p>7 = &amp;v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v</text:p>
          </table:table-cell>
          <table:table-cell table:formula="of:=COM.MICROSOFT.CONCAT([.E22]; &quot; = &quot;; [.F22]; &quot;;&quot;)" office:value-type="string" office:string-value="7 = &amp;v;" calcext:value-type="string">
            <text:p>7 = &amp;v;</text:p>
          </table:table-cell>
          <table:table-cell table:formula="of:= IF([.B22]=0; [.G22]; &quot;&quot;)">
            <text:p/>
          </table:table-cell>
          <table:table-cell table:formula="of:= IF([.B22]=1; [.G22]; &quot;&quot;)" office:value-type="string" office:string-value="7 = &amp;v;" calcext:value-type="string">
            <text:p>7 = &amp;v;</text:p>
          </table:table-cell>
          <table:table-cell table:formula="of:=COM.MICROSOFT.CONCAT([.E22]; &quot;= &quot;; [.F22]; &quot;;&quot;)" office:value-type="string" office:string-value="7= &amp;v;" calcext:value-type="string">
            <text:p>7= &amp;v;</text:p>
          </table:table-cell>
          <table:table-cell table:formula="of:= IF([.B22]=0; [.J22]; &quot;&quot;)">
            <text:p/>
          </table:table-cell>
          <table:table-cell table:formula="of:= IF([.B22]=1; [.J22]; &quot;&quot;)" office:value-type="string" office:string-value="7= &amp;v;" calcext:value-type="string">
            <text:p>7= &amp;v;</text:p>
          </table:table-cell>
          <table:table-cell table:formula="of:=COM.MICROSOFT.CONCAT([.E22]; &quot;=&quot;; [.F22]; &quot; ;&quot;)" office:value-type="string" office:string-value="7=&amp;v ;" calcext:value-type="string">
            <text:p>7=&amp;v ;</text:p>
          </table:table-cell>
          <table:table-cell table:formula="of:= IF([.B22]=0; [.M22]; &quot;&quot;)">
            <text:p/>
          </table:table-cell>
          <table:table-cell table:formula="of:= IF([.B22]=1; [.J22]; &quot;&quot;)" office:value-type="string" office:string-value="7= &amp;v;" calcext:value-type="string">
            <text:p>7= &amp;v;</text:p>
          </table:table-cell>
          <table:table-cell table:formula="of:=COM.MICROSOFT.CONCAT([.E22]; &quot; =&quot;; [.F22]; &quot;;&quot;)" office:value-type="string" office:string-value="7 =&amp;v;" calcext:value-type="string">
            <text:p>7 =&amp;v;</text:p>
          </table:table-cell>
          <table:table-cell table:formula="of:= IF([.B22]=0; [.P22]; &quot;&quot;)">
            <text:p/>
          </table:table-cell>
          <table:table-cell table:formula="of:= IF([.B22]=1; [.P22]; &quot;&quot;)" office:value-type="string" office:string-value="7 =&amp;v;" calcext:value-type="string">
            <text:p>7 =&amp;v;</text:p>
          </table:table-cell>
          <table:table-cell table:formula="of:=COM.MICROSOFT.CONCAT([.E22]; &quot;=&quot;; [.F22]; &quot; ;&quot;)" office:value-type="string" office:string-value="7=&amp;v ;" calcext:value-type="string">
            <text:p>7=&amp;v ;</text:p>
          </table:table-cell>
          <table:table-cell table:formula="of:= IF([.B22]=0; [.S22]; &quot;&quot;)">
            <text:p/>
          </table:table-cell>
          <table:table-cell table:formula="of:= IF([.B22]=1; [.S22]; &quot;&quot;)" office:value-type="string" office:string-value="7=&amp;v ;" calcext:value-type="string">
            <text:p>7=&amp;v 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H22]">
            <text:p/>
          </table:table-cell>
          <table:table-cell table:formula="of:=[.W22]" office:value-type="float" office:value="20" calcext:value-type="float">
            <text:p>20</text:p>
          </table:table-cell>
          <table:table-cell/>
          <table:table-cell table:formula="of:=[.I22]" office:value-type="string" office:string-value="7 = &amp;v;" calcext:value-type="string">
            <text:p>7 = &amp;v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22];[.AB22])" office:value-type="string" office:string-value="7 = &amp;v;" calcext:value-type="string">
            <text:p>7 = 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23]" office:value-type="string" office:string-value="v = 7;" calcext:value-type="string">
            <text:p>v = 7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table:formula="of:=COM.MICROSOFT.CONCAT([.E23]; &quot; = &quot;; [.F23]; &quot;;&quot;)" office:value-type="string" office:string-value="v = 7;" calcext:value-type="string">
            <text:p>v = 7;</text:p>
          </table:table-cell>
          <table:table-cell table:formula="of:= IF([.B23]=0; [.G23]; &quot;&quot;)" office:value-type="string" office:string-value="v = 7;" calcext:value-type="string">
            <text:p>v = 7;</text:p>
          </table:table-cell>
          <table:table-cell table:formula="of:= IF([.B23]=1; [.G23]; &quot;&quot;)">
            <text:p/>
          </table:table-cell>
          <table:table-cell table:formula="of:=COM.MICROSOFT.CONCAT([.E23]; &quot;= &quot;; [.F23]; &quot;;&quot;)" office:value-type="string" office:string-value="v= 7;" calcext:value-type="string">
            <text:p>v= 7;</text:p>
          </table:table-cell>
          <table:table-cell table:formula="of:= IF([.B23]=0; [.J23]; &quot;&quot;)" office:value-type="string" office:string-value="v= 7;" calcext:value-type="string">
            <text:p>v= 7;</text:p>
          </table:table-cell>
          <table:table-cell table:formula="of:= IF([.B23]=1; [.J23]; &quot;&quot;)">
            <text:p/>
          </table:table-cell>
          <table:table-cell table:formula="of:=COM.MICROSOFT.CONCAT([.E23]; &quot;=&quot;; [.F23]; &quot; ;&quot;)" office:value-type="string" office:string-value="v=7 ;" calcext:value-type="string">
            <text:p>v=7 ;</text:p>
          </table:table-cell>
          <table:table-cell table:formula="of:= IF([.B23]=0; [.M23]; &quot;&quot;)" office:value-type="string" office:string-value="v=7 ;" calcext:value-type="string">
            <text:p>v=7 ;</text:p>
          </table:table-cell>
          <table:table-cell table:formula="of:= IF([.B23]=1; [.J23]; &quot;&quot;)">
            <text:p/>
          </table:table-cell>
          <table:table-cell table:formula="of:=COM.MICROSOFT.CONCAT([.E23]; &quot; =&quot;; [.F23]; &quot;;&quot;)" office:value-type="string" office:string-value="v =7;" calcext:value-type="string">
            <text:p>v =7;</text:p>
          </table:table-cell>
          <table:table-cell table:formula="of:= IF([.B23]=0; [.P23]; &quot;&quot;)" office:value-type="string" office:string-value="v =7;" calcext:value-type="string">
            <text:p>v =7;</text:p>
          </table:table-cell>
          <table:table-cell table:formula="of:= IF([.B23]=1; [.P23]; &quot;&quot;)">
            <text:p/>
          </table:table-cell>
          <table:table-cell table:formula="of:=COM.MICROSOFT.CONCAT([.E23]; &quot;=&quot;; [.F23]; &quot; ;&quot;)" office:value-type="string" office:string-value="v=7 ;" calcext:value-type="string">
            <text:p>v=7 ;</text:p>
          </table:table-cell>
          <table:table-cell table:formula="of:= IF([.B23]=0; [.S23]; &quot;&quot;)" office:value-type="string" office:string-value="v=7 ;" calcext:value-type="string">
            <text:p>v=7 ;</text:p>
          </table:table-cell>
          <table:table-cell table:formula="of:= IF([.B23]=1; [.S23]; &quot;&quot;)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H23]" office:value-type="string" office:string-value="v = 7;" calcext:value-type="string">
            <text:p>v = 7;</text:p>
          </table:table-cell>
          <table:table-cell table:formula="of:=[.W23]" office:value-type="float" office:value="21" calcext:value-type="float">
            <text:p>21</text:p>
          </table:table-cell>
          <table:table-cell/>
          <table:table-cell table:formula="of:=[.I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23];[.AB23])" office:value-type="string" office:string-value="v = 7;" calcext:value-type="string">
            <text:p>v = 7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24]" office:value-type="string" office:string-value="*v = 7;" calcext:value-type="string">
            <text:p>*v = 7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v</text:p>
          </table:table-cell>
          <table:table-cell office:value-type="float" office:value="7" calcext:value-type="float">
            <text:p>7</text:p>
          </table:table-cell>
          <table:table-cell table:formula="of:=COM.MICROSOFT.CONCAT([.E24]; &quot; = &quot;; [.F24]; &quot;;&quot;)" office:value-type="string" office:string-value="*v = 7;" calcext:value-type="string">
            <text:p>*v = 7;</text:p>
          </table:table-cell>
          <table:table-cell table:formula="of:= IF([.B24]=0; [.G24]; &quot;&quot;)" office:value-type="string" office:string-value="*v = 7;" calcext:value-type="string">
            <text:p>*v = 7;</text:p>
          </table:table-cell>
          <table:table-cell table:formula="of:= IF([.B24]=1; [.G24]; &quot;&quot;)">
            <text:p/>
          </table:table-cell>
          <table:table-cell table:formula="of:=COM.MICROSOFT.CONCAT([.E24]; &quot;= &quot;; [.F24]; &quot;;&quot;)" office:value-type="string" office:string-value="*v= 7;" calcext:value-type="string">
            <text:p>*v= 7;</text:p>
          </table:table-cell>
          <table:table-cell table:formula="of:= IF([.B24]=0; [.J24]; &quot;&quot;)" office:value-type="string" office:string-value="*v= 7;" calcext:value-type="string">
            <text:p>*v= 7;</text:p>
          </table:table-cell>
          <table:table-cell table:formula="of:= IF([.B24]=1; [.J24]; &quot;&quot;)">
            <text:p/>
          </table:table-cell>
          <table:table-cell table:formula="of:=COM.MICROSOFT.CONCAT([.E24]; &quot;=&quot;; [.F24]; &quot; ;&quot;)" office:value-type="string" office:string-value="*v=7 ;" calcext:value-type="string">
            <text:p>*v=7 ;</text:p>
          </table:table-cell>
          <table:table-cell table:formula="of:= IF([.B24]=0; [.M24]; &quot;&quot;)" office:value-type="string" office:string-value="*v=7 ;" calcext:value-type="string">
            <text:p>*v=7 ;</text:p>
          </table:table-cell>
          <table:table-cell table:formula="of:= IF([.B24]=1; [.J24]; &quot;&quot;)">
            <text:p/>
          </table:table-cell>
          <table:table-cell table:formula="of:=COM.MICROSOFT.CONCAT([.E24]; &quot; =&quot;; [.F24]; &quot;;&quot;)" office:value-type="string" office:string-value="*v =7;" calcext:value-type="string">
            <text:p>*v =7;</text:p>
          </table:table-cell>
          <table:table-cell table:formula="of:= IF([.B24]=0; [.P24]; &quot;&quot;)" office:value-type="string" office:string-value="*v =7;" calcext:value-type="string">
            <text:p>*v =7;</text:p>
          </table:table-cell>
          <table:table-cell table:formula="of:= IF([.B24]=1; [.P24]; &quot;&quot;)">
            <text:p/>
          </table:table-cell>
          <table:table-cell table:formula="of:=COM.MICROSOFT.CONCAT([.E24]; &quot;=&quot;; [.F24]; &quot; ;&quot;)" office:value-type="string" office:string-value="*v=7 ;" calcext:value-type="string">
            <text:p>*v=7 ;</text:p>
          </table:table-cell>
          <table:table-cell table:formula="of:= IF([.B24]=0; [.S24]; &quot;&quot;)" office:value-type="string" office:string-value="*v=7 ;" calcext:value-type="string">
            <text:p>*v=7 ;</text:p>
          </table:table-cell>
          <table:table-cell table:formula="of:= IF([.B24]=1; [.S24]; &quot;&quot;)">
            <text:p/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[.H24]" office:value-type="string" office:string-value="*v = 7;" calcext:value-type="string">
            <text:p>*v = 7;</text:p>
          </table:table-cell>
          <table:table-cell table:formula="of:=[.W24]" office:value-type="float" office:value="22" calcext:value-type="float">
            <text:p>22</text:p>
          </table:table-cell>
          <table:table-cell/>
          <table:table-cell table:formula="of:=[.I24]">
            <text:p/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24];[.AB24])" office:value-type="string" office:string-value="*v = 7;" calcext:value-type="string">
            <text:p>*v = 7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25]" office:value-type="string" office:string-value="*(&amp;v) = 7;" calcext:value-type="string">
            <text:p>*(&amp;v) = 7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(&amp;v)</text:p>
          </table:table-cell>
          <table:table-cell office:value-type="float" office:value="7" calcext:value-type="float">
            <text:p>7</text:p>
          </table:table-cell>
          <table:table-cell table:formula="of:=COM.MICROSOFT.CONCAT([.E25]; &quot; = &quot;; [.F25]; &quot;;&quot;)" office:value-type="string" office:string-value="*(&amp;v) = 7;" calcext:value-type="string">
            <text:p>*(&amp;v) = 7;</text:p>
          </table:table-cell>
          <table:table-cell table:formula="of:= IF([.B25]=0; [.G25]; &quot;&quot;)" office:value-type="string" office:string-value="*(&amp;v) = 7;" calcext:value-type="string">
            <text:p>*(&amp;v) = 7;</text:p>
          </table:table-cell>
          <table:table-cell table:formula="of:= IF([.B25]=1; [.G25]; &quot;&quot;)">
            <text:p/>
          </table:table-cell>
          <table:table-cell table:formula="of:=COM.MICROSOFT.CONCAT([.E25]; &quot;= &quot;; [.F25]; &quot;;&quot;)" office:value-type="string" office:string-value="*(&amp;v)= 7;" calcext:value-type="string">
            <text:p>*(&amp;v)= 7;</text:p>
          </table:table-cell>
          <table:table-cell table:formula="of:= IF([.B25]=0; [.J25]; &quot;&quot;)" office:value-type="string" office:string-value="*(&amp;v)= 7;" calcext:value-type="string">
            <text:p>*(&amp;v)= 7;</text:p>
          </table:table-cell>
          <table:table-cell table:formula="of:= IF([.B25]=1; [.J25]; &quot;&quot;)">
            <text:p/>
          </table:table-cell>
          <table:table-cell table:formula="of:=COM.MICROSOFT.CONCAT([.E25]; &quot;=&quot;; [.F25]; &quot; ;&quot;)" office:value-type="string" office:string-value="*(&amp;v)=7 ;" calcext:value-type="string">
            <text:p>*(&amp;v)=7 ;</text:p>
          </table:table-cell>
          <table:table-cell table:formula="of:= IF([.B25]=0; [.M25]; &quot;&quot;)" office:value-type="string" office:string-value="*(&amp;v)=7 ;" calcext:value-type="string">
            <text:p>*(&amp;v)=7 ;</text:p>
          </table:table-cell>
          <table:table-cell table:formula="of:= IF([.B25]=1; [.J25]; &quot;&quot;)">
            <text:p/>
          </table:table-cell>
          <table:table-cell table:formula="of:=COM.MICROSOFT.CONCAT([.E25]; &quot; =&quot;; [.F25]; &quot;;&quot;)" office:value-type="string" office:string-value="*(&amp;v) =7;" calcext:value-type="string">
            <text:p>*(&amp;v) =7;</text:p>
          </table:table-cell>
          <table:table-cell table:formula="of:= IF([.B25]=0; [.P25]; &quot;&quot;)" office:value-type="string" office:string-value="*(&amp;v) =7;" calcext:value-type="string">
            <text:p>*(&amp;v) =7;</text:p>
          </table:table-cell>
          <table:table-cell table:formula="of:= IF([.B25]=1; [.P25]; &quot;&quot;)">
            <text:p/>
          </table:table-cell>
          <table:table-cell table:formula="of:=COM.MICROSOFT.CONCAT([.E25]; &quot;=&quot;; [.F25]; &quot; ;&quot;)" office:value-type="string" office:string-value="*(&amp;v)=7 ;" calcext:value-type="string">
            <text:p>*(&amp;v)=7 ;</text:p>
          </table:table-cell>
          <table:table-cell table:formula="of:= IF([.B25]=0; [.S25]; &quot;&quot;)" office:value-type="string" office:string-value="*(&amp;v)=7 ;" calcext:value-type="string">
            <text:p>*(&amp;v)=7 ;</text:p>
          </table:table-cell>
          <table:table-cell table:formula="of:= IF([.B25]=1; [.S25]; &quot;&quot;)">
            <text:p/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[.H25]" office:value-type="string" office:string-value="*(&amp;v) = 7;" calcext:value-type="string">
            <text:p>*(&amp;v) = 7;</text:p>
          </table:table-cell>
          <table:table-cell table:formula="of:=[.W25]" office:value-type="float" office:value="23" calcext:value-type="float">
            <text:p>23</text:p>
          </table:table-cell>
          <table:table-cell/>
          <table:table-cell table:formula="of:=[.I25]">
            <text:p/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25];[.AB25])" office:value-type="string" office:string-value="*(&amp;v) = 7;" calcext:value-type="string">
            <text:p>*(&amp;v) = 7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6]" office:value-type="string" office:string-value="&amp;v = 7;" calcext:value-type="string">
            <text:p>&amp;v = 7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v</text:p>
          </table:table-cell>
          <table:table-cell office:value-type="float" office:value="7" calcext:value-type="float">
            <text:p>7</text:p>
          </table:table-cell>
          <table:table-cell table:formula="of:=COM.MICROSOFT.CONCAT([.E26]; &quot; = &quot;; [.F26]; &quot;;&quot;)" office:value-type="string" office:string-value="&amp;v = 7;" calcext:value-type="string">
            <text:p>&amp;v = 7;</text:p>
          </table:table-cell>
          <table:table-cell table:formula="of:= IF([.B26]=0; [.G26]; &quot;&quot;)">
            <text:p/>
          </table:table-cell>
          <table:table-cell table:formula="of:= IF([.B26]=1; [.G26]; &quot;&quot;)" office:value-type="string" office:string-value="&amp;v = 7;" calcext:value-type="string">
            <text:p>&amp;v = 7;</text:p>
          </table:table-cell>
          <table:table-cell table:formula="of:=COM.MICROSOFT.CONCAT([.E26]; &quot;= &quot;; [.F26]; &quot;;&quot;)" office:value-type="string" office:string-value="&amp;v= 7;" calcext:value-type="string">
            <text:p>&amp;v= 7;</text:p>
          </table:table-cell>
          <table:table-cell table:formula="of:= IF([.B26]=0; [.J26]; &quot;&quot;)">
            <text:p/>
          </table:table-cell>
          <table:table-cell table:formula="of:= IF([.B26]=1; [.J26]; &quot;&quot;)" office:value-type="string" office:string-value="&amp;v= 7;" calcext:value-type="string">
            <text:p>&amp;v= 7;</text:p>
          </table:table-cell>
          <table:table-cell table:formula="of:=COM.MICROSOFT.CONCAT([.E26]; &quot;=&quot;; [.F26]; &quot; ;&quot;)" office:value-type="string" office:string-value="&amp;v=7 ;" calcext:value-type="string">
            <text:p>&amp;v=7 ;</text:p>
          </table:table-cell>
          <table:table-cell table:formula="of:= IF([.B26]=0; [.M26]; &quot;&quot;)">
            <text:p/>
          </table:table-cell>
          <table:table-cell table:formula="of:= IF([.B26]=1; [.J26]; &quot;&quot;)" office:value-type="string" office:string-value="&amp;v= 7;" calcext:value-type="string">
            <text:p>&amp;v= 7;</text:p>
          </table:table-cell>
          <table:table-cell table:formula="of:=COM.MICROSOFT.CONCAT([.E26]; &quot; =&quot;; [.F26]; &quot;;&quot;)" office:value-type="string" office:string-value="&amp;v =7;" calcext:value-type="string">
            <text:p>&amp;v =7;</text:p>
          </table:table-cell>
          <table:table-cell table:formula="of:= IF([.B26]=0; [.P26]; &quot;&quot;)">
            <text:p/>
          </table:table-cell>
          <table:table-cell table:formula="of:= IF([.B26]=1; [.P26]; &quot;&quot;)" office:value-type="string" office:string-value="&amp;v =7;" calcext:value-type="string">
            <text:p>&amp;v =7;</text:p>
          </table:table-cell>
          <table:table-cell table:formula="of:=COM.MICROSOFT.CONCAT([.E26]; &quot;=&quot;; [.F26]; &quot; ;&quot;)" office:value-type="string" office:string-value="&amp;v=7 ;" calcext:value-type="string">
            <text:p>&amp;v=7 ;</text:p>
          </table:table-cell>
          <table:table-cell table:formula="of:= IF([.B26]=0; [.S26]; &quot;&quot;)">
            <text:p/>
          </table:table-cell>
          <table:table-cell table:formula="of:= IF([.B26]=1; [.S26]; &quot;&quot;)" office:value-type="string" office:string-value="&amp;v=7 ;" calcext:value-type="string">
            <text:p>&amp;v=7 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[.H26]">
            <text:p/>
          </table:table-cell>
          <table:table-cell table:formula="of:=[.W26]" office:value-type="float" office:value="24" calcext:value-type="float">
            <text:p>24</text:p>
          </table:table-cell>
          <table:table-cell/>
          <table:table-cell table:formula="of:=[.I26]" office:value-type="string" office:string-value="&amp;v = 7;" calcext:value-type="string">
            <text:p>&amp;v = 7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26];[.AB26])" office:value-type="string" office:string-value="&amp;v = 7;" calcext:value-type="string">
            <text:p>&amp;v = 7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7]" office:value-type="string" office:string-value="7 = 7;" calcext:value-type="string">
            <text:p>7 = 7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COM.MICROSOFT.CONCAT([.E27]; &quot; = &quot;; [.F27]; &quot;;&quot;)" office:value-type="string" office:string-value="7 = 7;" calcext:value-type="string">
            <text:p>7 = 7;</text:p>
          </table:table-cell>
          <table:table-cell table:formula="of:= IF([.B27]=0; [.G27]; &quot;&quot;)">
            <text:p/>
          </table:table-cell>
          <table:table-cell table:formula="of:= IF([.B27]=1; [.G27]; &quot;&quot;)" office:value-type="string" office:string-value="7 = 7;" calcext:value-type="string">
            <text:p>7 = 7;</text:p>
          </table:table-cell>
          <table:table-cell table:formula="of:=COM.MICROSOFT.CONCAT([.E27]; &quot;= &quot;; [.F27]; &quot;;&quot;)" office:value-type="string" office:string-value="7= 7;" calcext:value-type="string">
            <text:p>7= 7;</text:p>
          </table:table-cell>
          <table:table-cell table:formula="of:= IF([.B27]=0; [.J27]; &quot;&quot;)">
            <text:p/>
          </table:table-cell>
          <table:table-cell table:formula="of:= IF([.B27]=1; [.J27]; &quot;&quot;)" office:value-type="string" office:string-value="7= 7;" calcext:value-type="string">
            <text:p>7= 7;</text:p>
          </table:table-cell>
          <table:table-cell table:formula="of:=COM.MICROSOFT.CONCAT([.E27]; &quot;=&quot;; [.F27]; &quot; ;&quot;)" office:value-type="string" office:string-value="7=7 ;" calcext:value-type="string">
            <text:p>7=7 ;</text:p>
          </table:table-cell>
          <table:table-cell table:formula="of:= IF([.B27]=0; [.M27]; &quot;&quot;)">
            <text:p/>
          </table:table-cell>
          <table:table-cell table:formula="of:= IF([.B27]=1; [.J27]; &quot;&quot;)" office:value-type="string" office:string-value="7= 7;" calcext:value-type="string">
            <text:p>7= 7;</text:p>
          </table:table-cell>
          <table:table-cell table:formula="of:=COM.MICROSOFT.CONCAT([.E27]; &quot; =&quot;; [.F27]; &quot;;&quot;)" office:value-type="string" office:string-value="7 =7;" calcext:value-type="string">
            <text:p>7 =7;</text:p>
          </table:table-cell>
          <table:table-cell table:formula="of:= IF([.B27]=0; [.P27]; &quot;&quot;)">
            <text:p/>
          </table:table-cell>
          <table:table-cell table:formula="of:= IF([.B27]=1; [.P27]; &quot;&quot;)" office:value-type="string" office:string-value="7 =7;" calcext:value-type="string">
            <text:p>7 =7;</text:p>
          </table:table-cell>
          <table:table-cell table:formula="of:=COM.MICROSOFT.CONCAT([.E27]; &quot;=&quot;; [.F27]; &quot; ;&quot;)" office:value-type="string" office:string-value="7=7 ;" calcext:value-type="string">
            <text:p>7=7 ;</text:p>
          </table:table-cell>
          <table:table-cell table:formula="of:= IF([.B27]=0; [.S27]; &quot;&quot;)">
            <text:p/>
          </table:table-cell>
          <table:table-cell table:formula="of:= IF([.B27]=1; [.S27]; &quot;&quot;)" office:value-type="string" office:string-value="7=7 ;" calcext:value-type="string">
            <text:p>7=7 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[.H27]">
            <text:p/>
          </table:table-cell>
          <table:table-cell table:formula="of:=[.W27]" office:value-type="float" office:value="25" calcext:value-type="float">
            <text:p>25</text:p>
          </table:table-cell>
          <table:table-cell/>
          <table:table-cell table:formula="of:=[.I27]" office:value-type="string" office:string-value="7 = 7;" calcext:value-type="string">
            <text:p>7 = 7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27];[.AB27])" office:value-type="string" office:string-value="7 = 7;" calcext:value-type="string">
            <text:p>7 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table:formula="of:=[.K3]" office:value-type="string" office:string-value="v= v;" calcext:value-type="string">
            <text:p>v= v;</text:p>
          </table:table-cell>
          <table:table-cell table:formula="of:=[.W28]" office:value-type="float" office:value="1" calcext:value-type="float">
            <text:p>1</text:p>
          </table:table-cell>
          <table:table-cell/>
          <table:table-cell table:formula="of:=[.L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28];[.AB28])" office:value-type="string" office:string-value="v= v;" calcext:value-type="string">
            <text:p>v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table:formula="of:=[.K4]" office:value-type="string" office:string-value="*v= v;" calcext:value-type="string">
            <text:p>*v= v;</text:p>
          </table:table-cell>
          <table:table-cell table:formula="of:=[.W29]" office:value-type="float" office:value="2" calcext:value-type="float">
            <text:p>2</text:p>
          </table:table-cell>
          <table:table-cell/>
          <table:table-cell table:formula="of:=[.L4]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29];[.AB29])" office:value-type="string" office:string-value="*v= v;" calcext:value-type="string">
            <text:p>*v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table:formula="of:=[.K5]" office:value-type="string" office:string-value="*(&amp;v)= v;" calcext:value-type="string">
            <text:p>*(&amp;v)= v;</text:p>
          </table:table-cell>
          <table:table-cell table:formula="of:=[.W30]" office:value-type="float" office:value="3" calcext:value-type="float">
            <text:p>3</text:p>
          </table:table-cell>
          <table:table-cell/>
          <table:table-cell table:formula="of:=[.L5]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30];[.AB30])" office:value-type="string" office:string-value="*(&amp;v)= v;" calcext:value-type="string">
            <text:p>*(&amp;v)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table:formula="of:=[.K6]">
            <text:p/>
          </table:table-cell>
          <table:table-cell table:formula="of:=[.W31]" office:value-type="float" office:value="4" calcext:value-type="float">
            <text:p>4</text:p>
          </table:table-cell>
          <table:table-cell/>
          <table:table-cell table:formula="of:=[.L6]" office:value-type="string" office:string-value="&amp;v= v;" calcext:value-type="string">
            <text:p>&amp;v= v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31];[.AB31])" office:value-type="string" office:string-value="&amp;v= v;" calcext:value-type="string">
            <text:p>&amp;v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formula="of:=[.K7]">
            <text:p/>
          </table:table-cell>
          <table:table-cell table:formula="of:=[.W32]" office:value-type="float" office:value="5" calcext:value-type="float">
            <text:p>5</text:p>
          </table:table-cell>
          <table:table-cell/>
          <table:table-cell table:formula="of:=[.L7]" office:value-type="string" office:string-value="7= v;" calcext:value-type="string">
            <text:p>7= v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32];[.AB32])" office:value-type="string" office:string-value="7= v;" calcext:value-type="string">
            <text:p>7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table:formula="of:=[.K8]" office:value-type="string" office:string-value="v= *v;" calcext:value-type="string">
            <text:p>v= *v;</text:p>
          </table:table-cell>
          <table:table-cell table:formula="of:=[.W33]" office:value-type="float" office:value="6" calcext:value-type="float">
            <text:p>6</text:p>
          </table:table-cell>
          <table:table-cell/>
          <table:table-cell table:formula="of:=[.L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33];[.AB33])" office:value-type="string" office:string-value="v= *v;" calcext:value-type="string">
            <text:p>v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table:formula="of:=[.K9]" office:value-type="string" office:string-value="*v= *v;" calcext:value-type="string">
            <text:p>*v= *v;</text:p>
          </table:table-cell>
          <table:table-cell table:formula="of:=[.W34]" office:value-type="float" office:value="7" calcext:value-type="float">
            <text:p>7</text:p>
          </table:table-cell>
          <table:table-cell/>
          <table:table-cell table:formula="of:=[.L9]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34];[.AB34])" office:value-type="string" office:string-value="*v= *v;" calcext:value-type="string">
            <text:p>*v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table:formula="of:=[.K10]" office:value-type="string" office:string-value="*(&amp;v)= *v;" calcext:value-type="string">
            <text:p>*(&amp;v)= *v;</text:p>
          </table:table-cell>
          <table:table-cell table:formula="of:=[.W35]" office:value-type="float" office:value="8" calcext:value-type="float">
            <text:p>8</text:p>
          </table:table-cell>
          <table:table-cell/>
          <table:table-cell table:formula="of:=[.L10]">
            <text:p/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35];[.AB35])" office:value-type="string" office:string-value="*(&amp;v)= *v;" calcext:value-type="string">
            <text:p>*(&amp;v)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table:formula="of:=[.K11]">
            <text:p/>
          </table:table-cell>
          <table:table-cell table:formula="of:=[.W36]" office:value-type="float" office:value="9" calcext:value-type="float">
            <text:p>9</text:p>
          </table:table-cell>
          <table:table-cell/>
          <table:table-cell table:formula="of:=[.L11]" office:value-type="string" office:string-value="&amp;v= *v;" calcext:value-type="string">
            <text:p>&amp;v= *v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36];[.AB36])" office:value-type="string" office:string-value="&amp;v= *v;" calcext:value-type="string">
            <text:p>&amp;v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table:formula="of:=[.K12]">
            <text:p/>
          </table:table-cell>
          <table:table-cell table:formula="of:=[.W37]" office:value-type="float" office:value="10" calcext:value-type="float">
            <text:p>10</text:p>
          </table:table-cell>
          <table:table-cell/>
          <table:table-cell table:formula="of:=[.L12]" office:value-type="string" office:string-value="7= *v;" calcext:value-type="string">
            <text:p>7= *v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37];[.AB37])" office:value-type="string" office:string-value="7= *v;" calcext:value-type="string">
            <text:p>7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/>
          <table:table-cell table:formula="of:=[.K13]" office:value-type="string" office:string-value="v= *(&amp;v);" calcext:value-type="string">
            <text:p>v= *(&amp;v);</text:p>
          </table:table-cell>
          <table:table-cell table:formula="of:=[.W38]" office:value-type="float" office:value="11" calcext:value-type="float">
            <text:p>11</text:p>
          </table:table-cell>
          <table:table-cell/>
          <table:table-cell table:formula="of:=[.L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38];[.AB38])" office:value-type="string" office:string-value="v= *(&amp;v);" calcext:value-type="string">
            <text:p>v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  <table:table-cell/>
          <table:table-cell table:formula="of:=[.K14]" office:value-type="string" office:string-value="*v= *(&amp;v);" calcext:value-type="string">
            <text:p>*v= *(&amp;v);</text:p>
          </table:table-cell>
          <table:table-cell table:formula="of:=[.W39]" office:value-type="float" office:value="12" calcext:value-type="float">
            <text:p>12</text:p>
          </table:table-cell>
          <table:table-cell/>
          <table:table-cell table:formula="of:=[.L14]">
            <text:p/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39];[.AB39])" office:value-type="string" office:string-value="*v= *(&amp;v);" calcext:value-type="string">
            <text:p>*v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3" calcext:value-type="float">
            <text:p>13</text:p>
          </table:table-cell>
          <table:table-cell/>
          <table:table-cell table:formula="of:=[.K15]" office:value-type="string" office:string-value="*(&amp;v)= *(&amp;v);" calcext:value-type="string">
            <text:p>*(&amp;v)= *(&amp;v);</text:p>
          </table:table-cell>
          <table:table-cell table:formula="of:=[.W40]" office:value-type="float" office:value="13" calcext:value-type="float">
            <text:p>13</text:p>
          </table:table-cell>
          <table:table-cell/>
          <table:table-cell table:formula="of:=[.L15]">
            <text:p/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40];[.AB40])" office:value-type="string" office:string-value="*(&amp;v)= *(&amp;v);" calcext:value-type="string">
            <text:p>*(&amp;v)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4" calcext:value-type="float">
            <text:p>14</text:p>
          </table:table-cell>
          <table:table-cell/>
          <table:table-cell table:formula="of:=[.K16]">
            <text:p/>
          </table:table-cell>
          <table:table-cell table:formula="of:=[.W41]" office:value-type="float" office:value="14" calcext:value-type="float">
            <text:p>14</text:p>
          </table:table-cell>
          <table:table-cell/>
          <table:table-cell table:formula="of:=[.L16]" office:value-type="string" office:string-value="&amp;v= *(&amp;v);" calcext:value-type="string">
            <text:p>&amp;v= *(&amp;v)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41];[.AB41])" office:value-type="string" office:string-value="&amp;v= *(&amp;v);" calcext:value-type="string">
            <text:p>&amp;v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5" calcext:value-type="float">
            <text:p>15</text:p>
          </table:table-cell>
          <table:table-cell/>
          <table:table-cell table:formula="of:=[.K17]">
            <text:p/>
          </table:table-cell>
          <table:table-cell table:formula="of:=[.W42]" office:value-type="float" office:value="15" calcext:value-type="float">
            <text:p>15</text:p>
          </table:table-cell>
          <table:table-cell/>
          <table:table-cell table:formula="of:=[.L17]" office:value-type="string" office:string-value="7= *(&amp;v);" calcext:value-type="string">
            <text:p>7= *(&amp;v)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42];[.AB42])" office:value-type="string" office:string-value="7= *(&amp;v);" calcext:value-type="string">
            <text:p>7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/>
          <table:table-cell table:formula="of:=[.K18]" office:value-type="string" office:string-value="v= &amp;v;" calcext:value-type="string">
            <text:p>v= &amp;v;</text:p>
          </table:table-cell>
          <table:table-cell table:formula="of:=[.W43]" office:value-type="float" office:value="16" calcext:value-type="float">
            <text:p>16</text:p>
          </table:table-cell>
          <table:table-cell/>
          <table:table-cell table:formula="of:=[.L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43];[.AB43])" office:value-type="string" office:string-value="v= &amp;v;" calcext:value-type="string">
            <text:p>v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7" calcext:value-type="float">
            <text:p>17</text:p>
          </table:table-cell>
          <table:table-cell/>
          <table:table-cell table:formula="of:=[.K19]" office:value-type="string" office:string-value="*v= &amp;v;" calcext:value-type="string">
            <text:p>*v= &amp;v;</text:p>
          </table:table-cell>
          <table:table-cell table:formula="of:=[.W44]" office:value-type="float" office:value="17" calcext:value-type="float">
            <text:p>17</text:p>
          </table:table-cell>
          <table:table-cell/>
          <table:table-cell table:formula="of:=[.L19]">
            <text:p/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44];[.AB44])" office:value-type="string" office:string-value="*v= &amp;v;" calcext:value-type="string">
            <text:p>*v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/>
          <table:table-cell table:formula="of:=[.K20]" office:value-type="string" office:string-value="*(&amp;v)= &amp;v;" calcext:value-type="string">
            <text:p>*(&amp;v)= &amp;v;</text:p>
          </table:table-cell>
          <table:table-cell table:formula="of:=[.W45]" office:value-type="float" office:value="18" calcext:value-type="float">
            <text:p>18</text:p>
          </table:table-cell>
          <table:table-cell/>
          <table:table-cell table:formula="of:=[.L20]">
            <text:p/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45];[.AB45])" office:value-type="string" office:string-value="*(&amp;v)= &amp;v;" calcext:value-type="string">
            <text:p>*(&amp;v)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9" calcext:value-type="float">
            <text:p>19</text:p>
          </table:table-cell>
          <table:table-cell/>
          <table:table-cell table:formula="of:=[.K21]">
            <text:p/>
          </table:table-cell>
          <table:table-cell table:formula="of:=[.W46]" office:value-type="float" office:value="19" calcext:value-type="float">
            <text:p>19</text:p>
          </table:table-cell>
          <table:table-cell/>
          <table:table-cell table:formula="of:=[.L21]" office:value-type="string" office:string-value="&amp;v= &amp;v;" calcext:value-type="string">
            <text:p>&amp;v= &amp;v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46];[.AB46])" office:value-type="string" office:string-value="&amp;v= &amp;v;" calcext:value-type="string">
            <text:p>&amp;v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/>
          <table:table-cell table:formula="of:=[.K22]">
            <text:p/>
          </table:table-cell>
          <table:table-cell table:formula="of:=[.W47]" office:value-type="float" office:value="20" calcext:value-type="float">
            <text:p>20</text:p>
          </table:table-cell>
          <table:table-cell/>
          <table:table-cell table:formula="of:=[.L22]" office:value-type="string" office:string-value="7= &amp;v;" calcext:value-type="string">
            <text:p>7= &amp;v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47];[.AB47])" office:value-type="string" office:string-value="7= &amp;v;" calcext:value-type="string">
            <text:p>7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1" calcext:value-type="float">
            <text:p>21</text:p>
          </table:table-cell>
          <table:table-cell/>
          <table:table-cell table:formula="of:=[.K23]" office:value-type="string" office:string-value="v= 7;" calcext:value-type="string">
            <text:p>v= 7;</text:p>
          </table:table-cell>
          <table:table-cell table:formula="of:=[.W48]" office:value-type="float" office:value="21" calcext:value-type="float">
            <text:p>21</text:p>
          </table:table-cell>
          <table:table-cell/>
          <table:table-cell table:formula="of:=[.L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48];[.AB48])" office:value-type="string" office:string-value="v= 7;" calcext:value-type="string">
            <text:p>v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/>
          <table:table-cell table:formula="of:=[.K24]" office:value-type="string" office:string-value="*v= 7;" calcext:value-type="string">
            <text:p>*v= 7;</text:p>
          </table:table-cell>
          <table:table-cell table:formula="of:=[.W49]" office:value-type="float" office:value="22" calcext:value-type="float">
            <text:p>22</text:p>
          </table:table-cell>
          <table:table-cell/>
          <table:table-cell table:formula="of:=[.L24]">
            <text:p/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49];[.AB49])" office:value-type="string" office:string-value="*v= 7;" calcext:value-type="string">
            <text:p>*v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3" calcext:value-type="float">
            <text:p>23</text:p>
          </table:table-cell>
          <table:table-cell/>
          <table:table-cell table:formula="of:=[.K25]" office:value-type="string" office:string-value="*(&amp;v)= 7;" calcext:value-type="string">
            <text:p>*(&amp;v)= 7;</text:p>
          </table:table-cell>
          <table:table-cell table:formula="of:=[.W50]" office:value-type="float" office:value="23" calcext:value-type="float">
            <text:p>23</text:p>
          </table:table-cell>
          <table:table-cell/>
          <table:table-cell table:formula="of:=[.L25]">
            <text:p/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50];[.AB50])" office:value-type="string" office:string-value="*(&amp;v)= 7;" calcext:value-type="string">
            <text:p>*(&amp;v)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4" calcext:value-type="float">
            <text:p>24</text:p>
          </table:table-cell>
          <table:table-cell/>
          <table:table-cell table:formula="of:=[.K26]">
            <text:p/>
          </table:table-cell>
          <table:table-cell table:formula="of:=[.W51]" office:value-type="float" office:value="24" calcext:value-type="float">
            <text:p>24</text:p>
          </table:table-cell>
          <table:table-cell/>
          <table:table-cell table:formula="of:=[.L26]" office:value-type="string" office:string-value="&amp;v= 7;" calcext:value-type="string">
            <text:p>&amp;v= 7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51];[.AB51])" office:value-type="string" office:string-value="&amp;v= 7;" calcext:value-type="string">
            <text:p>&amp;v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5" calcext:value-type="float">
            <text:p>25</text:p>
          </table:table-cell>
          <table:table-cell/>
          <table:table-cell table:formula="of:=[.K27]">
            <text:p/>
          </table:table-cell>
          <table:table-cell table:formula="of:=[.W52]" office:value-type="float" office:value="25" calcext:value-type="float">
            <text:p>25</text:p>
          </table:table-cell>
          <table:table-cell/>
          <table:table-cell table:formula="of:=[.L27]" office:value-type="string" office:string-value="7= 7;" calcext:value-type="string">
            <text:p>7= 7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52];[.AB52])" office:value-type="string" office:string-value="7= 7;" calcext:value-type="string">
            <text:p>7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table:formula="of:=[.N3]" office:value-type="string" office:string-value="v=v ;" calcext:value-type="string">
            <text:p>v=v ;</text:p>
          </table:table-cell>
          <table:table-cell table:formula="of:=[.W53]" office:value-type="float" office:value="1" calcext:value-type="float">
            <text:p>1</text:p>
          </table:table-cell>
          <table:table-cell/>
          <table:table-cell table:formula="of:=[.O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53];[.AB53])" office:value-type="string" office:string-value="v=v ;" calcext:value-type="string">
            <text:p>v=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table:formula="of:=[.N4]" office:value-type="string" office:string-value="*v=v ;" calcext:value-type="string">
            <text:p>*v=v ;</text:p>
          </table:table-cell>
          <table:table-cell table:formula="of:=[.W54]" office:value-type="float" office:value="2" calcext:value-type="float">
            <text:p>2</text:p>
          </table:table-cell>
          <table:table-cell/>
          <table:table-cell table:formula="of:=[.O4]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54];[.AB54])" office:value-type="string" office:string-value="*v=v ;" calcext:value-type="string">
            <text:p>*v=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table:formula="of:=[.N5]" office:value-type="string" office:string-value="*(&amp;v)=v ;" calcext:value-type="string">
            <text:p>*(&amp;v)=v ;</text:p>
          </table:table-cell>
          <table:table-cell table:formula="of:=[.W55]" office:value-type="float" office:value="3" calcext:value-type="float">
            <text:p>3</text:p>
          </table:table-cell>
          <table:table-cell/>
          <table:table-cell table:formula="of:=[.O5]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55];[.AB55])" office:value-type="string" office:string-value="*(&amp;v)=v ;" calcext:value-type="string">
            <text:p>*(&amp;v)=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table:formula="of:=[.N6]">
            <text:p/>
          </table:table-cell>
          <table:table-cell table:formula="of:=[.W56]" office:value-type="float" office:value="4" calcext:value-type="float">
            <text:p>4</text:p>
          </table:table-cell>
          <table:table-cell/>
          <table:table-cell table:formula="of:=[.O6]" office:value-type="string" office:string-value="&amp;v= v;" calcext:value-type="string">
            <text:p>&amp;v= v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56];[.AB56])" office:value-type="string" office:string-value="&amp;v= v;" calcext:value-type="string">
            <text:p>&amp;v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formula="of:=[.N7]">
            <text:p/>
          </table:table-cell>
          <table:table-cell table:formula="of:=[.W57]" office:value-type="float" office:value="5" calcext:value-type="float">
            <text:p>5</text:p>
          </table:table-cell>
          <table:table-cell/>
          <table:table-cell table:formula="of:=[.O7]" office:value-type="string" office:string-value="7= v;" calcext:value-type="string">
            <text:p>7= v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57];[.AB57])" office:value-type="string" office:string-value="7= v;" calcext:value-type="string">
            <text:p>7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table:formula="of:=[.N8]" office:value-type="string" office:string-value="v=*v ;" calcext:value-type="string">
            <text:p>v=*v ;</text:p>
          </table:table-cell>
          <table:table-cell table:formula="of:=[.W58]" office:value-type="float" office:value="6" calcext:value-type="float">
            <text:p>6</text:p>
          </table:table-cell>
          <table:table-cell/>
          <table:table-cell table:formula="of:=[.O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58];[.AB58])" office:value-type="string" office:string-value="v=*v ;" calcext:value-type="string">
            <text:p>v=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table:formula="of:=[.N9]" office:value-type="string" office:string-value="*v=*v ;" calcext:value-type="string">
            <text:p>*v=*v ;</text:p>
          </table:table-cell>
          <table:table-cell table:formula="of:=[.W59]" office:value-type="float" office:value="7" calcext:value-type="float">
            <text:p>7</text:p>
          </table:table-cell>
          <table:table-cell/>
          <table:table-cell table:formula="of:=[.O9]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59];[.AB59])" office:value-type="string" office:string-value="*v=*v ;" calcext:value-type="string">
            <text:p>*v=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table:formula="of:=[.N10]" office:value-type="string" office:string-value="*(&amp;v)=*v ;" calcext:value-type="string">
            <text:p>*(&amp;v)=*v ;</text:p>
          </table:table-cell>
          <table:table-cell table:formula="of:=[.W60]" office:value-type="float" office:value="8" calcext:value-type="float">
            <text:p>8</text:p>
          </table:table-cell>
          <table:table-cell/>
          <table:table-cell table:formula="of:=[.O10]">
            <text:p/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60];[.AB60])" office:value-type="string" office:string-value="*(&amp;v)=*v ;" calcext:value-type="string">
            <text:p>*(&amp;v)=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table:formula="of:=[.N11]">
            <text:p/>
          </table:table-cell>
          <table:table-cell table:formula="of:=[.W61]" office:value-type="float" office:value="9" calcext:value-type="float">
            <text:p>9</text:p>
          </table:table-cell>
          <table:table-cell/>
          <table:table-cell table:formula="of:=[.O11]" office:value-type="string" office:string-value="&amp;v= *v;" calcext:value-type="string">
            <text:p>&amp;v= *v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61];[.AB61])" office:value-type="string" office:string-value="&amp;v= *v;" calcext:value-type="string">
            <text:p>&amp;v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table:formula="of:=[.N12]">
            <text:p/>
          </table:table-cell>
          <table:table-cell table:formula="of:=[.W62]" office:value-type="float" office:value="10" calcext:value-type="float">
            <text:p>10</text:p>
          </table:table-cell>
          <table:table-cell/>
          <table:table-cell table:formula="of:=[.O12]" office:value-type="string" office:string-value="7= *v;" calcext:value-type="string">
            <text:p>7= *v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62];[.AB62])" office:value-type="string" office:string-value="7= *v;" calcext:value-type="string">
            <text:p>7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/>
          <table:table-cell table:formula="of:=[.N13]" office:value-type="string" office:string-value="v=*(&amp;v) ;" calcext:value-type="string">
            <text:p>v=*(&amp;v) ;</text:p>
          </table:table-cell>
          <table:table-cell table:formula="of:=[.W63]" office:value-type="float" office:value="11" calcext:value-type="float">
            <text:p>11</text:p>
          </table:table-cell>
          <table:table-cell/>
          <table:table-cell table:formula="of:=[.O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63];[.AB63])" office:value-type="string" office:string-value="v=*(&amp;v) ;" calcext:value-type="string">
            <text:p>v=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  <table:table-cell/>
          <table:table-cell table:formula="of:=[.N14]" office:value-type="string" office:string-value="*v=*(&amp;v) ;" calcext:value-type="string">
            <text:p>*v=*(&amp;v) ;</text:p>
          </table:table-cell>
          <table:table-cell table:formula="of:=[.W64]" office:value-type="float" office:value="12" calcext:value-type="float">
            <text:p>12</text:p>
          </table:table-cell>
          <table:table-cell/>
          <table:table-cell table:formula="of:=[.O14]">
            <text:p/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64];[.AB64])" office:value-type="string" office:string-value="*v=*(&amp;v) ;" calcext:value-type="string">
            <text:p>*v=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3" calcext:value-type="float">
            <text:p>13</text:p>
          </table:table-cell>
          <table:table-cell/>
          <table:table-cell table:formula="of:=[.N15]" office:value-type="string" office:string-value="*(&amp;v)=*(&amp;v) ;" calcext:value-type="string">
            <text:p>*(&amp;v)=*(&amp;v) ;</text:p>
          </table:table-cell>
          <table:table-cell table:formula="of:=[.W65]" office:value-type="float" office:value="13" calcext:value-type="float">
            <text:p>13</text:p>
          </table:table-cell>
          <table:table-cell/>
          <table:table-cell table:formula="of:=[.O15]">
            <text:p/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65];[.AB65])" office:value-type="string" office:string-value="*(&amp;v)=*(&amp;v) ;" calcext:value-type="string">
            <text:p>*(&amp;v)=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4" calcext:value-type="float">
            <text:p>14</text:p>
          </table:table-cell>
          <table:table-cell/>
          <table:table-cell table:formula="of:=[.N16]">
            <text:p/>
          </table:table-cell>
          <table:table-cell table:formula="of:=[.W66]" office:value-type="float" office:value="14" calcext:value-type="float">
            <text:p>14</text:p>
          </table:table-cell>
          <table:table-cell/>
          <table:table-cell table:formula="of:=[.O16]" office:value-type="string" office:string-value="&amp;v= *(&amp;v);" calcext:value-type="string">
            <text:p>&amp;v= *(&amp;v)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66];[.AB66])" office:value-type="string" office:string-value="&amp;v= *(&amp;v);" calcext:value-type="string">
            <text:p>&amp;v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5" calcext:value-type="float">
            <text:p>15</text:p>
          </table:table-cell>
          <table:table-cell/>
          <table:table-cell table:formula="of:=[.N17]">
            <text:p/>
          </table:table-cell>
          <table:table-cell table:formula="of:=[.W67]" office:value-type="float" office:value="15" calcext:value-type="float">
            <text:p>15</text:p>
          </table:table-cell>
          <table:table-cell/>
          <table:table-cell table:formula="of:=[.O17]" office:value-type="string" office:string-value="7= *(&amp;v);" calcext:value-type="string">
            <text:p>7= *(&amp;v)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67];[.AB67])" office:value-type="string" office:string-value="7= *(&amp;v);" calcext:value-type="string">
            <text:p>7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/>
          <table:table-cell table:formula="of:=[.N18]" office:value-type="string" office:string-value="v=&amp;v ;" calcext:value-type="string">
            <text:p>v=&amp;v ;</text:p>
          </table:table-cell>
          <table:table-cell table:formula="of:=[.W68]" office:value-type="float" office:value="16" calcext:value-type="float">
            <text:p>16</text:p>
          </table:table-cell>
          <table:table-cell/>
          <table:table-cell table:formula="of:=[.O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68];[.AB68])" office:value-type="string" office:string-value="v=&amp;v ;" calcext:value-type="string">
            <text:p>v=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7" calcext:value-type="float">
            <text:p>17</text:p>
          </table:table-cell>
          <table:table-cell/>
          <table:table-cell table:formula="of:=[.N19]" office:value-type="string" office:string-value="*v=&amp;v ;" calcext:value-type="string">
            <text:p>*v=&amp;v ;</text:p>
          </table:table-cell>
          <table:table-cell table:formula="of:=[.W69]" office:value-type="float" office:value="17" calcext:value-type="float">
            <text:p>17</text:p>
          </table:table-cell>
          <table:table-cell/>
          <table:table-cell table:formula="of:=[.O19]">
            <text:p/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69];[.AB69])" office:value-type="string" office:string-value="*v=&amp;v ;" calcext:value-type="string">
            <text:p>*v=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/>
          <table:table-cell table:formula="of:=[.N20]" office:value-type="string" office:string-value="*(&amp;v)=&amp;v ;" calcext:value-type="string">
            <text:p>*(&amp;v)=&amp;v ;</text:p>
          </table:table-cell>
          <table:table-cell table:formula="of:=[.W70]" office:value-type="float" office:value="18" calcext:value-type="float">
            <text:p>18</text:p>
          </table:table-cell>
          <table:table-cell/>
          <table:table-cell table:formula="of:=[.O20]">
            <text:p/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70];[.AB70])" office:value-type="string" office:string-value="*(&amp;v)=&amp;v ;" calcext:value-type="string">
            <text:p>*(&amp;v)=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9" calcext:value-type="float">
            <text:p>19</text:p>
          </table:table-cell>
          <table:table-cell/>
          <table:table-cell table:formula="of:=[.N21]">
            <text:p/>
          </table:table-cell>
          <table:table-cell table:formula="of:=[.W71]" office:value-type="float" office:value="19" calcext:value-type="float">
            <text:p>19</text:p>
          </table:table-cell>
          <table:table-cell/>
          <table:table-cell table:formula="of:=[.O21]" office:value-type="string" office:string-value="&amp;v= &amp;v;" calcext:value-type="string">
            <text:p>&amp;v= &amp;v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71];[.AB71])" office:value-type="string" office:string-value="&amp;v= &amp;v;" calcext:value-type="string">
            <text:p>&amp;v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/>
          <table:table-cell table:formula="of:=[.N22]">
            <text:p/>
          </table:table-cell>
          <table:table-cell table:formula="of:=[.W72]" office:value-type="float" office:value="20" calcext:value-type="float">
            <text:p>20</text:p>
          </table:table-cell>
          <table:table-cell/>
          <table:table-cell table:formula="of:=[.O22]" office:value-type="string" office:string-value="7= &amp;v;" calcext:value-type="string">
            <text:p>7= &amp;v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72];[.AB72])" office:value-type="string" office:string-value="7= &amp;v;" calcext:value-type="string">
            <text:p>7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1" calcext:value-type="float">
            <text:p>21</text:p>
          </table:table-cell>
          <table:table-cell/>
          <table:table-cell table:formula="of:=[.N23]" office:value-type="string" office:string-value="v=7 ;" calcext:value-type="string">
            <text:p>v=7 ;</text:p>
          </table:table-cell>
          <table:table-cell table:formula="of:=[.W73]" office:value-type="float" office:value="21" calcext:value-type="float">
            <text:p>21</text:p>
          </table:table-cell>
          <table:table-cell/>
          <table:table-cell table:formula="of:=[.O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73];[.AB73])" office:value-type="string" office:string-value="v=7 ;" calcext:value-type="string">
            <text:p>v=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/>
          <table:table-cell table:formula="of:=[.N24]" office:value-type="string" office:string-value="*v=7 ;" calcext:value-type="string">
            <text:p>*v=7 ;</text:p>
          </table:table-cell>
          <table:table-cell table:formula="of:=[.W74]" office:value-type="float" office:value="22" calcext:value-type="float">
            <text:p>22</text:p>
          </table:table-cell>
          <table:table-cell/>
          <table:table-cell table:formula="of:=[.O24]">
            <text:p/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74];[.AB74])" office:value-type="string" office:string-value="*v=7 ;" calcext:value-type="string">
            <text:p>*v=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3" calcext:value-type="float">
            <text:p>23</text:p>
          </table:table-cell>
          <table:table-cell/>
          <table:table-cell table:formula="of:=[.N25]" office:value-type="string" office:string-value="*(&amp;v)=7 ;" calcext:value-type="string">
            <text:p>*(&amp;v)=7 ;</text:p>
          </table:table-cell>
          <table:table-cell table:formula="of:=[.W75]" office:value-type="float" office:value="23" calcext:value-type="float">
            <text:p>23</text:p>
          </table:table-cell>
          <table:table-cell/>
          <table:table-cell table:formula="of:=[.O25]">
            <text:p/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75];[.AB75])" office:value-type="string" office:string-value="*(&amp;v)=7 ;" calcext:value-type="string">
            <text:p>*(&amp;v)=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4" calcext:value-type="float">
            <text:p>24</text:p>
          </table:table-cell>
          <table:table-cell/>
          <table:table-cell table:formula="of:=[.N26]">
            <text:p/>
          </table:table-cell>
          <table:table-cell table:formula="of:=[.W76]" office:value-type="float" office:value="24" calcext:value-type="float">
            <text:p>24</text:p>
          </table:table-cell>
          <table:table-cell/>
          <table:table-cell table:formula="of:=[.O26]" office:value-type="string" office:string-value="&amp;v= 7;" calcext:value-type="string">
            <text:p>&amp;v= 7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76];[.AB76])" office:value-type="string" office:string-value="&amp;v= 7;" calcext:value-type="string">
            <text:p>&amp;v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5" calcext:value-type="float">
            <text:p>25</text:p>
          </table:table-cell>
          <table:table-cell/>
          <table:table-cell table:formula="of:=[.N27]">
            <text:p/>
          </table:table-cell>
          <table:table-cell table:formula="of:=[.W77]" office:value-type="float" office:value="25" calcext:value-type="float">
            <text:p>25</text:p>
          </table:table-cell>
          <table:table-cell/>
          <table:table-cell table:formula="of:=[.O27]" office:value-type="string" office:string-value="7= 7;" calcext:value-type="string">
            <text:p>7= 7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77];[.AB77])" office:value-type="string" office:string-value="7= 7;" calcext:value-type="string">
            <text:p>7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table:formula="of:=[.Q3]" office:value-type="string" office:string-value="v =v;" calcext:value-type="string">
            <text:p>v =v;</text:p>
          </table:table-cell>
          <table:table-cell table:formula="of:=[.W78]" office:value-type="float" office:value="1" calcext:value-type="float">
            <text:p>1</text:p>
          </table:table-cell>
          <table:table-cell/>
          <table:table-cell table:formula="of:=[.R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78];[.AB78])" office:value-type="string" office:string-value="v =v;" calcext:value-type="string">
            <text:p>v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table:formula="of:=[.Q4]" office:value-type="string" office:string-value="*v =v;" calcext:value-type="string">
            <text:p>*v =v;</text:p>
          </table:table-cell>
          <table:table-cell table:formula="of:=[.W79]" office:value-type="float" office:value="2" calcext:value-type="float">
            <text:p>2</text:p>
          </table:table-cell>
          <table:table-cell/>
          <table:table-cell table:formula="of:=[.R4]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79];[.AB79])" office:value-type="string" office:string-value="*v =v;" calcext:value-type="string">
            <text:p>*v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table:formula="of:=[.Q5]" office:value-type="string" office:string-value="*(&amp;v) =v;" calcext:value-type="string">
            <text:p>*(&amp;v) =v;</text:p>
          </table:table-cell>
          <table:table-cell table:formula="of:=[.W80]" office:value-type="float" office:value="3" calcext:value-type="float">
            <text:p>3</text:p>
          </table:table-cell>
          <table:table-cell/>
          <table:table-cell table:formula="of:=[.R5]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80];[.AB80])" office:value-type="string" office:string-value="*(&amp;v) =v;" calcext:value-type="string">
            <text:p>*(&amp;v)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table:formula="of:=[.Q6]">
            <text:p/>
          </table:table-cell>
          <table:table-cell table:formula="of:=[.W81]" office:value-type="float" office:value="4" calcext:value-type="float">
            <text:p>4</text:p>
          </table:table-cell>
          <table:table-cell/>
          <table:table-cell table:formula="of:=[.R6]" office:value-type="string" office:string-value="&amp;v =v;" calcext:value-type="string">
            <text:p>&amp;v =v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81];[.AB81])" office:value-type="string" office:string-value="&amp;v =v;" calcext:value-type="string">
            <text:p>&amp;v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formula="of:=[.Q7]">
            <text:p/>
          </table:table-cell>
          <table:table-cell table:formula="of:=[.W82]" office:value-type="float" office:value="5" calcext:value-type="float">
            <text:p>5</text:p>
          </table:table-cell>
          <table:table-cell/>
          <table:table-cell table:formula="of:=[.R7]" office:value-type="string" office:string-value="7 =v;" calcext:value-type="string">
            <text:p>7 =v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82];[.AB82])" office:value-type="string" office:string-value="7 =v;" calcext:value-type="string">
            <text:p>7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table:formula="of:=[.Q8]" office:value-type="string" office:string-value="v =*v;" calcext:value-type="string">
            <text:p>v =*v;</text:p>
          </table:table-cell>
          <table:table-cell table:formula="of:=[.W83]" office:value-type="float" office:value="6" calcext:value-type="float">
            <text:p>6</text:p>
          </table:table-cell>
          <table:table-cell/>
          <table:table-cell table:formula="of:=[.R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83];[.AB83])" office:value-type="string" office:string-value="v =*v;" calcext:value-type="string">
            <text:p>v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table:formula="of:=[.Q9]" office:value-type="string" office:string-value="*v =*v;" calcext:value-type="string">
            <text:p>*v =*v;</text:p>
          </table:table-cell>
          <table:table-cell table:formula="of:=[.W84]" office:value-type="float" office:value="7" calcext:value-type="float">
            <text:p>7</text:p>
          </table:table-cell>
          <table:table-cell/>
          <table:table-cell table:formula="of:=[.R9]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84];[.AB84])" office:value-type="string" office:string-value="*v =*v;" calcext:value-type="string">
            <text:p>*v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table:formula="of:=[.Q10]" office:value-type="string" office:string-value="*(&amp;v) =*v;" calcext:value-type="string">
            <text:p>*(&amp;v) =*v;</text:p>
          </table:table-cell>
          <table:table-cell table:formula="of:=[.W85]" office:value-type="float" office:value="8" calcext:value-type="float">
            <text:p>8</text:p>
          </table:table-cell>
          <table:table-cell/>
          <table:table-cell table:formula="of:=[.R10]">
            <text:p/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85];[.AB85])" office:value-type="string" office:string-value="*(&amp;v) =*v;" calcext:value-type="string">
            <text:p>*(&amp;v)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table:formula="of:=[.Q11]">
            <text:p/>
          </table:table-cell>
          <table:table-cell table:formula="of:=[.W86]" office:value-type="float" office:value="9" calcext:value-type="float">
            <text:p>9</text:p>
          </table:table-cell>
          <table:table-cell/>
          <table:table-cell table:formula="of:=[.R11]" office:value-type="string" office:string-value="&amp;v =*v;" calcext:value-type="string">
            <text:p>&amp;v =*v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86];[.AB86])" office:value-type="string" office:string-value="&amp;v =*v;" calcext:value-type="string">
            <text:p>&amp;v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table:formula="of:=[.Q12]">
            <text:p/>
          </table:table-cell>
          <table:table-cell table:formula="of:=[.W87]" office:value-type="float" office:value="10" calcext:value-type="float">
            <text:p>10</text:p>
          </table:table-cell>
          <table:table-cell/>
          <table:table-cell table:formula="of:=[.R12]" office:value-type="string" office:string-value="7 =*v;" calcext:value-type="string">
            <text:p>7 =*v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87];[.AB87])" office:value-type="string" office:string-value="7 =*v;" calcext:value-type="string">
            <text:p>7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/>
          <table:table-cell table:formula="of:=[.Q13]" office:value-type="string" office:string-value="v =*(&amp;v);" calcext:value-type="string">
            <text:p>v =*(&amp;v);</text:p>
          </table:table-cell>
          <table:table-cell table:formula="of:=[.W88]" office:value-type="float" office:value="11" calcext:value-type="float">
            <text:p>11</text:p>
          </table:table-cell>
          <table:table-cell/>
          <table:table-cell table:formula="of:=[.R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88];[.AB88])" office:value-type="string" office:string-value="v =*(&amp;v);" calcext:value-type="string">
            <text:p>v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  <table:table-cell/>
          <table:table-cell table:formula="of:=[.Q14]" office:value-type="string" office:string-value="*v =*(&amp;v);" calcext:value-type="string">
            <text:p>*v =*(&amp;v);</text:p>
          </table:table-cell>
          <table:table-cell table:formula="of:=[.W89]" office:value-type="float" office:value="12" calcext:value-type="float">
            <text:p>12</text:p>
          </table:table-cell>
          <table:table-cell/>
          <table:table-cell table:formula="of:=[.R14]">
            <text:p/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89];[.AB89])" office:value-type="string" office:string-value="*v =*(&amp;v);" calcext:value-type="string">
            <text:p>*v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3" calcext:value-type="float">
            <text:p>13</text:p>
          </table:table-cell>
          <table:table-cell/>
          <table:table-cell table:formula="of:=[.Q15]" office:value-type="string" office:string-value="*(&amp;v) =*(&amp;v);" calcext:value-type="string">
            <text:p>*(&amp;v) =*(&amp;v);</text:p>
          </table:table-cell>
          <table:table-cell table:formula="of:=[.W90]" office:value-type="float" office:value="13" calcext:value-type="float">
            <text:p>13</text:p>
          </table:table-cell>
          <table:table-cell/>
          <table:table-cell table:formula="of:=[.R15]">
            <text:p/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90];[.AB90])" office:value-type="string" office:string-value="*(&amp;v) =*(&amp;v);" calcext:value-type="string">
            <text:p>*(&amp;v)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4" calcext:value-type="float">
            <text:p>14</text:p>
          </table:table-cell>
          <table:table-cell/>
          <table:table-cell table:formula="of:=[.Q16]">
            <text:p/>
          </table:table-cell>
          <table:table-cell table:formula="of:=[.W91]" office:value-type="float" office:value="14" calcext:value-type="float">
            <text:p>14</text:p>
          </table:table-cell>
          <table:table-cell/>
          <table:table-cell table:formula="of:=[.R16]" office:value-type="string" office:string-value="&amp;v =*(&amp;v);" calcext:value-type="string">
            <text:p>&amp;v =*(&amp;v)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91];[.AB91])" office:value-type="string" office:string-value="&amp;v =*(&amp;v);" calcext:value-type="string">
            <text:p>&amp;v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5" calcext:value-type="float">
            <text:p>15</text:p>
          </table:table-cell>
          <table:table-cell/>
          <table:table-cell table:formula="of:=[.Q17]">
            <text:p/>
          </table:table-cell>
          <table:table-cell table:formula="of:=[.W92]" office:value-type="float" office:value="15" calcext:value-type="float">
            <text:p>15</text:p>
          </table:table-cell>
          <table:table-cell/>
          <table:table-cell table:formula="of:=[.R17]" office:value-type="string" office:string-value="7 =*(&amp;v);" calcext:value-type="string">
            <text:p>7 =*(&amp;v)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92];[.AB92])" office:value-type="string" office:string-value="7 =*(&amp;v);" calcext:value-type="string">
            <text:p>7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/>
          <table:table-cell table:formula="of:=[.Q18]" office:value-type="string" office:string-value="v =&amp;v;" calcext:value-type="string">
            <text:p>v =&amp;v;</text:p>
          </table:table-cell>
          <table:table-cell table:formula="of:=[.W93]" office:value-type="float" office:value="16" calcext:value-type="float">
            <text:p>16</text:p>
          </table:table-cell>
          <table:table-cell/>
          <table:table-cell table:formula="of:=[.R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93];[.AB93])" office:value-type="string" office:string-value="v =&amp;v;" calcext:value-type="string">
            <text:p>v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7" calcext:value-type="float">
            <text:p>17</text:p>
          </table:table-cell>
          <table:table-cell/>
          <table:table-cell table:formula="of:=[.Q19]" office:value-type="string" office:string-value="*v =&amp;v;" calcext:value-type="string">
            <text:p>*v =&amp;v;</text:p>
          </table:table-cell>
          <table:table-cell table:formula="of:=[.W94]" office:value-type="float" office:value="17" calcext:value-type="float">
            <text:p>17</text:p>
          </table:table-cell>
          <table:table-cell/>
          <table:table-cell table:formula="of:=[.R19]">
            <text:p/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94];[.AB94])" office:value-type="string" office:string-value="*v =&amp;v;" calcext:value-type="string">
            <text:p>*v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/>
          <table:table-cell table:formula="of:=[.Q20]" office:value-type="string" office:string-value="*(&amp;v) =&amp;v;" calcext:value-type="string">
            <text:p>*(&amp;v) =&amp;v;</text:p>
          </table:table-cell>
          <table:table-cell table:formula="of:=[.W95]" office:value-type="float" office:value="18" calcext:value-type="float">
            <text:p>18</text:p>
          </table:table-cell>
          <table:table-cell/>
          <table:table-cell table:formula="of:=[.R20]">
            <text:p/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95];[.AB95])" office:value-type="string" office:string-value="*(&amp;v) =&amp;v;" calcext:value-type="string">
            <text:p>*(&amp;v)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9" calcext:value-type="float">
            <text:p>19</text:p>
          </table:table-cell>
          <table:table-cell/>
          <table:table-cell table:formula="of:=[.Q21]">
            <text:p/>
          </table:table-cell>
          <table:table-cell table:formula="of:=[.W96]" office:value-type="float" office:value="19" calcext:value-type="float">
            <text:p>19</text:p>
          </table:table-cell>
          <table:table-cell/>
          <table:table-cell table:formula="of:=[.R21]" office:value-type="string" office:string-value="&amp;v =&amp;v;" calcext:value-type="string">
            <text:p>&amp;v =&amp;v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96];[.AB96])" office:value-type="string" office:string-value="&amp;v =&amp;v;" calcext:value-type="string">
            <text:p>&amp;v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/>
          <table:table-cell table:formula="of:=[.Q22]">
            <text:p/>
          </table:table-cell>
          <table:table-cell table:formula="of:=[.W97]" office:value-type="float" office:value="20" calcext:value-type="float">
            <text:p>20</text:p>
          </table:table-cell>
          <table:table-cell/>
          <table:table-cell table:formula="of:=[.R22]" office:value-type="string" office:string-value="7 =&amp;v;" calcext:value-type="string">
            <text:p>7 =&amp;v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97];[.AB97])" office:value-type="string" office:string-value="7 =&amp;v;" calcext:value-type="string">
            <text:p>7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1" calcext:value-type="float">
            <text:p>21</text:p>
          </table:table-cell>
          <table:table-cell/>
          <table:table-cell table:formula="of:=[.Q23]" office:value-type="string" office:string-value="v =7;" calcext:value-type="string">
            <text:p>v =7;</text:p>
          </table:table-cell>
          <table:table-cell table:formula="of:=[.W98]" office:value-type="float" office:value="21" calcext:value-type="float">
            <text:p>21</text:p>
          </table:table-cell>
          <table:table-cell/>
          <table:table-cell table:formula="of:=[.R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98];[.AB98])" office:value-type="string" office:string-value="v =7;" calcext:value-type="string">
            <text:p>v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/>
          <table:table-cell table:formula="of:=[.Q24]" office:value-type="string" office:string-value="*v =7;" calcext:value-type="string">
            <text:p>*v =7;</text:p>
          </table:table-cell>
          <table:table-cell table:formula="of:=[.W99]" office:value-type="float" office:value="22" calcext:value-type="float">
            <text:p>22</text:p>
          </table:table-cell>
          <table:table-cell/>
          <table:table-cell table:formula="of:=[.R24]">
            <text:p/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99];[.AB99])" office:value-type="string" office:string-value="*v =7;" calcext:value-type="string">
            <text:p>*v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3" calcext:value-type="float">
            <text:p>23</text:p>
          </table:table-cell>
          <table:table-cell/>
          <table:table-cell table:formula="of:=[.Q25]" office:value-type="string" office:string-value="*(&amp;v) =7;" calcext:value-type="string">
            <text:p>*(&amp;v) =7;</text:p>
          </table:table-cell>
          <table:table-cell table:formula="of:=[.W100]" office:value-type="float" office:value="23" calcext:value-type="float">
            <text:p>23</text:p>
          </table:table-cell>
          <table:table-cell/>
          <table:table-cell table:formula="of:=[.R25]">
            <text:p/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100];[.AB100])" office:value-type="string" office:string-value="*(&amp;v) =7;" calcext:value-type="string">
            <text:p>*(&amp;v)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4" calcext:value-type="float">
            <text:p>24</text:p>
          </table:table-cell>
          <table:table-cell/>
          <table:table-cell table:formula="of:=[.Q26]">
            <text:p/>
          </table:table-cell>
          <table:table-cell table:formula="of:=[.W101]" office:value-type="float" office:value="24" calcext:value-type="float">
            <text:p>24</text:p>
          </table:table-cell>
          <table:table-cell/>
          <table:table-cell table:formula="of:=[.R26]" office:value-type="string" office:string-value="&amp;v =7;" calcext:value-type="string">
            <text:p>&amp;v =7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101];[.AB101])" office:value-type="string" office:string-value="&amp;v =7;" calcext:value-type="string">
            <text:p>&amp;v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5" calcext:value-type="float">
            <text:p>25</text:p>
          </table:table-cell>
          <table:table-cell/>
          <table:table-cell table:formula="of:=[.Q27]">
            <text:p/>
          </table:table-cell>
          <table:table-cell table:formula="of:=[.W102]" office:value-type="float" office:value="25" calcext:value-type="float">
            <text:p>25</text:p>
          </table:table-cell>
          <table:table-cell/>
          <table:table-cell table:formula="of:=[.R27]" office:value-type="string" office:string-value="7 =7;" calcext:value-type="string">
            <text:p>7 =7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102];[.AB102])" office:value-type="string" office:string-value="7 =7;" calcext:value-type="string">
            <text:p>7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table:formula="of:=[.T3]" office:value-type="string" office:string-value="v=v ;" calcext:value-type="string">
            <text:p>v=v ;</text:p>
          </table:table-cell>
          <table:table-cell table:formula="of:=[.W103]" office:value-type="float" office:value="1" calcext:value-type="float">
            <text:p>1</text:p>
          </table:table-cell>
          <table:table-cell/>
          <table:table-cell table:formula="of:=[.U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103];[.AB103])" office:value-type="string" office:string-value="v=v ;" calcext:value-type="string">
            <text:p>v=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table:formula="of:=[.T4]" office:value-type="string" office:string-value="*v=v ;" calcext:value-type="string">
            <text:p>*v=v ;</text:p>
          </table:table-cell>
          <table:table-cell table:formula="of:=[.W104]" office:value-type="float" office:value="2" calcext:value-type="float">
            <text:p>2</text:p>
          </table:table-cell>
          <table:table-cell/>
          <table:table-cell table:formula="of:=[.U4]">
            <text:p/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104];[.AB104])" office:value-type="string" office:string-value="*v=v ;" calcext:value-type="string">
            <text:p>*v=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table:formula="of:=[.T5]" office:value-type="string" office:string-value="*(&amp;v)=v ;" calcext:value-type="string">
            <text:p>*(&amp;v)=v ;</text:p>
          </table:table-cell>
          <table:table-cell table:formula="of:=[.W105]" office:value-type="float" office:value="3" calcext:value-type="float">
            <text:p>3</text:p>
          </table:table-cell>
          <table:table-cell/>
          <table:table-cell table:formula="of:=[.U5]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105];[.AB105])" office:value-type="string" office:string-value="*(&amp;v)=v ;" calcext:value-type="string">
            <text:p>*(&amp;v)=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table:formula="of:=[.T6]">
            <text:p/>
          </table:table-cell>
          <table:table-cell table:formula="of:=[.W106]" office:value-type="float" office:value="4" calcext:value-type="float">
            <text:p>4</text:p>
          </table:table-cell>
          <table:table-cell/>
          <table:table-cell table:formula="of:=[.U6]" office:value-type="string" office:string-value="&amp;v=v ;" calcext:value-type="string">
            <text:p>&amp;v=v 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106];[.AB106])" office:value-type="string" office:string-value="&amp;v=v ;" calcext:value-type="string">
            <text:p>&amp;v=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formula="of:=[.T7]">
            <text:p/>
          </table:table-cell>
          <table:table-cell table:formula="of:=[.W107]" office:value-type="float" office:value="5" calcext:value-type="float">
            <text:p>5</text:p>
          </table:table-cell>
          <table:table-cell/>
          <table:table-cell table:formula="of:=[.U7]" office:value-type="string" office:string-value="7=v ;" calcext:value-type="string">
            <text:p>7=v 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107];[.AB107])" office:value-type="string" office:string-value="7=v ;" calcext:value-type="string">
            <text:p>7=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table:formula="of:=[.T8]" office:value-type="string" office:string-value="v=*v ;" calcext:value-type="string">
            <text:p>v=*v ;</text:p>
          </table:table-cell>
          <table:table-cell table:formula="of:=[.W108]" office:value-type="float" office:value="6" calcext:value-type="float">
            <text:p>6</text:p>
          </table:table-cell>
          <table:table-cell/>
          <table:table-cell table:formula="of:=[.U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108];[.AB108])" office:value-type="string" office:string-value="v=*v ;" calcext:value-type="string">
            <text:p>v=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table:formula="of:=[.T9]" office:value-type="string" office:string-value="*v=*v ;" calcext:value-type="string">
            <text:p>*v=*v ;</text:p>
          </table:table-cell>
          <table:table-cell table:formula="of:=[.W109]" office:value-type="float" office:value="7" calcext:value-type="float">
            <text:p>7</text:p>
          </table:table-cell>
          <table:table-cell/>
          <table:table-cell table:formula="of:=[.U9]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109];[.AB109])" office:value-type="string" office:string-value="*v=*v ;" calcext:value-type="string">
            <text:p>*v=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table:formula="of:=[.T10]" office:value-type="string" office:string-value="*(&amp;v)=*v ;" calcext:value-type="string">
            <text:p>*(&amp;v)=*v ;</text:p>
          </table:table-cell>
          <table:table-cell table:formula="of:=[.W110]" office:value-type="float" office:value="8" calcext:value-type="float">
            <text:p>8</text:p>
          </table:table-cell>
          <table:table-cell/>
          <table:table-cell table:formula="of:=[.U10]">
            <text:p/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110];[.AB110])" office:value-type="string" office:string-value="*(&amp;v)=*v ;" calcext:value-type="string">
            <text:p>*(&amp;v)=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table:formula="of:=[.T11]">
            <text:p/>
          </table:table-cell>
          <table:table-cell table:formula="of:=[.W111]" office:value-type="float" office:value="9" calcext:value-type="float">
            <text:p>9</text:p>
          </table:table-cell>
          <table:table-cell/>
          <table:table-cell table:formula="of:=[.U11]" office:value-type="string" office:string-value="&amp;v=*v ;" calcext:value-type="string">
            <text:p>&amp;v=*v 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111];[.AB111])" office:value-type="string" office:string-value="&amp;v=*v ;" calcext:value-type="string">
            <text:p>&amp;v=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table:formula="of:=[.T12]">
            <text:p/>
          </table:table-cell>
          <table:table-cell table:formula="of:=[.W112]" office:value-type="float" office:value="10" calcext:value-type="float">
            <text:p>10</text:p>
          </table:table-cell>
          <table:table-cell/>
          <table:table-cell table:formula="of:=[.U12]" office:value-type="string" office:string-value="7=*v ;" calcext:value-type="string">
            <text:p>7=*v 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112];[.AB112])" office:value-type="string" office:string-value="7=*v ;" calcext:value-type="string">
            <text:p>7=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/>
          <table:table-cell table:formula="of:=[.T13]" office:value-type="string" office:string-value="v=*(&amp;v) ;" calcext:value-type="string">
            <text:p>v=*(&amp;v) ;</text:p>
          </table:table-cell>
          <table:table-cell table:formula="of:=[.W113]" office:value-type="float" office:value="11" calcext:value-type="float">
            <text:p>11</text:p>
          </table:table-cell>
          <table:table-cell/>
          <table:table-cell table:formula="of:=[.U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113];[.AB113])" office:value-type="string" office:string-value="v=*(&amp;v) ;" calcext:value-type="string">
            <text:p>v=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  <table:table-cell/>
          <table:table-cell table:formula="of:=[.T14]" office:value-type="string" office:string-value="*v=*(&amp;v) ;" calcext:value-type="string">
            <text:p>*v=*(&amp;v) ;</text:p>
          </table:table-cell>
          <table:table-cell table:formula="of:=[.W114]" office:value-type="float" office:value="12" calcext:value-type="float">
            <text:p>12</text:p>
          </table:table-cell>
          <table:table-cell/>
          <table:table-cell table:formula="of:=[.U14]">
            <text:p/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114];[.AB114])" office:value-type="string" office:string-value="*v=*(&amp;v) ;" calcext:value-type="string">
            <text:p>*v=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3" calcext:value-type="float">
            <text:p>13</text:p>
          </table:table-cell>
          <table:table-cell/>
          <table:table-cell table:formula="of:=[.T15]" office:value-type="string" office:string-value="*(&amp;v)=*(&amp;v) ;" calcext:value-type="string">
            <text:p>*(&amp;v)=*(&amp;v) ;</text:p>
          </table:table-cell>
          <table:table-cell table:formula="of:=[.W115]" office:value-type="float" office:value="13" calcext:value-type="float">
            <text:p>13</text:p>
          </table:table-cell>
          <table:table-cell/>
          <table:table-cell table:formula="of:=[.U15]">
            <text:p/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115];[.AB115])" office:value-type="string" office:string-value="*(&amp;v)=*(&amp;v) ;" calcext:value-type="string">
            <text:p>*(&amp;v)=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4" calcext:value-type="float">
            <text:p>14</text:p>
          </table:table-cell>
          <table:table-cell/>
          <table:table-cell table:formula="of:=[.T16]">
            <text:p/>
          </table:table-cell>
          <table:table-cell table:formula="of:=[.W116]" office:value-type="float" office:value="14" calcext:value-type="float">
            <text:p>14</text:p>
          </table:table-cell>
          <table:table-cell/>
          <table:table-cell table:formula="of:=[.U16]" office:value-type="string" office:string-value="&amp;v=*(&amp;v) ;" calcext:value-type="string">
            <text:p>&amp;v=*(&amp;v) 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116];[.AB116])" office:value-type="string" office:string-value="&amp;v=*(&amp;v) ;" calcext:value-type="string">
            <text:p>&amp;v=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5" calcext:value-type="float">
            <text:p>15</text:p>
          </table:table-cell>
          <table:table-cell/>
          <table:table-cell table:formula="of:=[.T17]">
            <text:p/>
          </table:table-cell>
          <table:table-cell table:formula="of:=[.W117]" office:value-type="float" office:value="15" calcext:value-type="float">
            <text:p>15</text:p>
          </table:table-cell>
          <table:table-cell/>
          <table:table-cell table:formula="of:=[.U17]" office:value-type="string" office:string-value="7=*(&amp;v) ;" calcext:value-type="string">
            <text:p>7=*(&amp;v) 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117];[.AB117])" office:value-type="string" office:string-value="7=*(&amp;v) ;" calcext:value-type="string">
            <text:p>7=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/>
          <table:table-cell table:formula="of:=[.T18]" office:value-type="string" office:string-value="v=&amp;v ;" calcext:value-type="string">
            <text:p>v=&amp;v ;</text:p>
          </table:table-cell>
          <table:table-cell table:formula="of:=[.W118]" office:value-type="float" office:value="16" calcext:value-type="float">
            <text:p>16</text:p>
          </table:table-cell>
          <table:table-cell/>
          <table:table-cell table:formula="of:=[.U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118];[.AB118])" office:value-type="string" office:string-value="v=&amp;v ;" calcext:value-type="string">
            <text:p>v=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7" calcext:value-type="float">
            <text:p>17</text:p>
          </table:table-cell>
          <table:table-cell/>
          <table:table-cell table:formula="of:=[.T19]" office:value-type="string" office:string-value="*v=&amp;v ;" calcext:value-type="string">
            <text:p>*v=&amp;v ;</text:p>
          </table:table-cell>
          <table:table-cell table:formula="of:=[.W119]" office:value-type="float" office:value="17" calcext:value-type="float">
            <text:p>17</text:p>
          </table:table-cell>
          <table:table-cell/>
          <table:table-cell table:formula="of:=[.U19]">
            <text:p/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119];[.AB119])" office:value-type="string" office:string-value="*v=&amp;v ;" calcext:value-type="string">
            <text:p>*v=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/>
          <table:table-cell table:formula="of:=[.T20]" office:value-type="string" office:string-value="*(&amp;v)=&amp;v ;" calcext:value-type="string">
            <text:p>*(&amp;v)=&amp;v ;</text:p>
          </table:table-cell>
          <table:table-cell table:formula="of:=[.W120]" office:value-type="float" office:value="18" calcext:value-type="float">
            <text:p>18</text:p>
          </table:table-cell>
          <table:table-cell/>
          <table:table-cell table:formula="of:=[.U20]">
            <text:p/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120];[.AB120])" office:value-type="string" office:string-value="*(&amp;v)=&amp;v ;" calcext:value-type="string">
            <text:p>*(&amp;v)=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9" calcext:value-type="float">
            <text:p>19</text:p>
          </table:table-cell>
          <table:table-cell/>
          <table:table-cell table:formula="of:=[.T21]">
            <text:p/>
          </table:table-cell>
          <table:table-cell table:formula="of:=[.W121]" office:value-type="float" office:value="19" calcext:value-type="float">
            <text:p>19</text:p>
          </table:table-cell>
          <table:table-cell/>
          <table:table-cell table:formula="of:=[.U21]" office:value-type="string" office:string-value="&amp;v=&amp;v ;" calcext:value-type="string">
            <text:p>&amp;v=&amp;v 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121];[.AB121])" office:value-type="string" office:string-value="&amp;v=&amp;v ;" calcext:value-type="string">
            <text:p>&amp;v=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/>
          <table:table-cell table:formula="of:=[.T22]">
            <text:p/>
          </table:table-cell>
          <table:table-cell table:formula="of:=[.W122]" office:value-type="float" office:value="20" calcext:value-type="float">
            <text:p>20</text:p>
          </table:table-cell>
          <table:table-cell/>
          <table:table-cell table:formula="of:=[.U22]" office:value-type="string" office:string-value="7=&amp;v ;" calcext:value-type="string">
            <text:p>7=&amp;v 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122];[.AB122])" office:value-type="string" office:string-value="7=&amp;v ;" calcext:value-type="string">
            <text:p>7=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1" calcext:value-type="float">
            <text:p>21</text:p>
          </table:table-cell>
          <table:table-cell/>
          <table:table-cell table:formula="of:=[.T23]" office:value-type="string" office:string-value="v=7 ;" calcext:value-type="string">
            <text:p>v=7 ;</text:p>
          </table:table-cell>
          <table:table-cell table:formula="of:=[.W123]" office:value-type="float" office:value="21" calcext:value-type="float">
            <text:p>21</text:p>
          </table:table-cell>
          <table:table-cell/>
          <table:table-cell table:formula="of:=[.U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123];[.AB123])" office:value-type="string" office:string-value="v=7 ;" calcext:value-type="string">
            <text:p>v=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/>
          <table:table-cell table:formula="of:=[.T24]" office:value-type="string" office:string-value="*v=7 ;" calcext:value-type="string">
            <text:p>*v=7 ;</text:p>
          </table:table-cell>
          <table:table-cell table:formula="of:=[.W124]" office:value-type="float" office:value="22" calcext:value-type="float">
            <text:p>22</text:p>
          </table:table-cell>
          <table:table-cell/>
          <table:table-cell table:formula="of:=[.U24]">
            <text:p/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124];[.AB124])" office:value-type="string" office:string-value="*v=7 ;" calcext:value-type="string">
            <text:p>*v=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3" calcext:value-type="float">
            <text:p>23</text:p>
          </table:table-cell>
          <table:table-cell/>
          <table:table-cell table:formula="of:=[.T25]" office:value-type="string" office:string-value="*(&amp;v)=7 ;" calcext:value-type="string">
            <text:p>*(&amp;v)=7 ;</text:p>
          </table:table-cell>
          <table:table-cell table:formula="of:=[.W125]" office:value-type="float" office:value="23" calcext:value-type="float">
            <text:p>23</text:p>
          </table:table-cell>
          <table:table-cell/>
          <table:table-cell table:formula="of:=[.U25]">
            <text:p/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125];[.AB125])" office:value-type="string" office:string-value="*(&amp;v)=7 ;" calcext:value-type="string">
            <text:p>*(&amp;v)=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4" calcext:value-type="float">
            <text:p>24</text:p>
          </table:table-cell>
          <table:table-cell/>
          <table:table-cell table:formula="of:=[.T26]">
            <text:p/>
          </table:table-cell>
          <table:table-cell table:formula="of:=[.W126]" office:value-type="float" office:value="24" calcext:value-type="float">
            <text:p>24</text:p>
          </table:table-cell>
          <table:table-cell/>
          <table:table-cell table:formula="of:=[.U26]" office:value-type="string" office:string-value="&amp;v=7 ;" calcext:value-type="string">
            <text:p>&amp;v=7 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126];[.AB126])" office:value-type="string" office:string-value="&amp;v=7 ;" calcext:value-type="string">
            <text:p>&amp;v=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5" calcext:value-type="float">
            <text:p>25</text:p>
          </table:table-cell>
          <table:table-cell/>
          <table:table-cell table:formula="of:=[.T27]">
            <text:p/>
          </table:table-cell>
          <table:table-cell table:formula="of:=[.W127]" office:value-type="float" office:value="25" calcext:value-type="float">
            <text:p>25</text:p>
          </table:table-cell>
          <table:table-cell/>
          <table:table-cell table:formula="of:=[.U27]" office:value-type="string" office:string-value="7=7 ;" calcext:value-type="string">
            <text:p>7=7 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127];[.AB127])" office:value-type="string" office:string-value="7=7 ;" calcext:value-type="string">
            <text:p>7=7 ;</text:p>
          </table:table-cell>
          <table:table-cell table:number-columns-repeated="992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laration Statement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7"/>
        <table:table-column table:style-name="co4" table:default-cell-style-name="ce8"/>
        <table:table-column table:style-name="co4" table:number-columns-repeated="2" table:default-cell-style-name="ce4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5" table:default-cell-style-name="ce9"/>
        <table:table-column table:style-name="co5" table:default-cell-style-name="ce10"/>
        <table:table-column table:style-name="co5" table:default-cell-style-name="ce11"/>
        <table:table-column table:style-name="co6" table:default-cell-style-name="ce3"/>
        <table:table-column table:style-name="co4" table:default-cell-style-name="ce14"/>
        <table:table-column table:style-name="co7" table:default-cell-style-name="ce14"/>
        <table:table-column table:style-name="co8" table:default-cell-style-name="ce16"/>
        <table:table-column table:style-name="co9" table:default-cell-style-name="ce14"/>
        <table:table-column table:style-name="co10" table:default-cell-style-name="ce14"/>
        <table:table-column table:style-name="co11" table:default-cell-style-name="ce17"/>
        <table:table-column table:style-name="co12" table:default-cell-style-name="ce3"/>
        <table:table-column table:style-name="co4" table:default-cell-style-name="ce14"/>
        <table:table-column table:style-name="co10" table:default-cell-style-name="ce14"/>
        <table:table-column table:style-name="co11" table:default-cell-style-name="ce17"/>
        <table:table-column table:style-name="co4" table:number-columns-repeated="14" table:default-cell-style-name="ce3"/>
        <table:table-column table:style-name="co4" table:number-columns-repeated="978" table:default-cell-style-name="ce4"/>
        <table:table-row table:style-name="ro1">
          <table:table-cell table:style-name="ce18" table:number-columns-repeated="22"/>
          <table:table-cell table:style-name="ce29" table:number-columns-repeated="2"/>
          <table:table-cell table:style-name="ce32"/>
          <table:table-cell table:style-name="ce29" table:number-columns-repeated="2"/>
          <table:table-cell table:style-name="ce32"/>
          <table:table-cell table:style-name="ce18"/>
          <table:table-cell table:style-name="ce29" table:number-columns-repeated="2"/>
          <table:table-cell table:style-name="ce32"/>
          <table:table-cell table:style-name="ce18" table:number-columns-repeated="992"/>
        </table:table-row>
        <table:table-row table:style-name="ro2">
          <table:table-cell table:style-name="ce2"/>
          <table:table-cell table:style-name="ce2" office:value-type="string" calcext:value-type="string">
            <text:p>Legal?</text:p>
          </table:table-cell>
          <table:table-cell table:style-name="ce5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Item 1</text:p>
          </table:table-cell>
          <table:table-cell table:style-name="ce2" office:value-type="string" calcext:value-type="string">
            <text:p>Item 2</text:p>
          </table:table-cell>
          <table:table-cell table:style-name="ce2" office:value-type="string" calcext:value-type="string">
            <text:p>v.1. (proper)</text:p>
          </table:table-cell>
          <table:table-cell table:style-name="ce2" office:value-type="string" calcext:value-type="string">
            <text:p>v.1.c.</text:p>
          </table:table-cell>
          <table:table-cell table:style-name="ce2" office:value-type="string" calcext:value-type="string">
            <text:p>v.1.ic.</text:p>
          </table:table-cell>
          <table:table-cell table:style-name="ce2" office:value-type="string" calcext:value-type="string">
            <text:p>v.2. (space)</text:p>
          </table:table-cell>
          <table:table-cell table:style-name="ce2" office:value-type="string" calcext:value-type="string">
            <text:p>v.2.c.</text:p>
          </table:table-cell>
          <table:table-cell table:style-name="ce2" office:value-type="string" calcext:value-type="string">
            <text:p>v.2.ic.</text:p>
          </table:table-cell>
          <table:table-cell table:style-name="ce2" office:value-type="string" calcext:value-type="string">
            <text:p>v.3. (space) </text:p>
          </table:table-cell>
          <table:table-cell table:style-name="ce2" office:value-type="string" calcext:value-type="string">
            <text:p>v.3.c.</text:p>
          </table:table-cell>
          <table:table-cell table:style-name="ce2" office:value-type="string" calcext:value-type="string">
            <text:p>v.3.ic.</text:p>
          </table:table-cell>
          <table:table-cell table:style-name="ce2" office:value-type="string" calcext:value-type="string">
            <text:p>v.4. (space)</text:p>
          </table:table-cell>
          <table:table-cell table:style-name="ce2" office:value-type="string" calcext:value-type="string">
            <text:p>v.4.c.</text:p>
          </table:table-cell>
          <table:table-cell table:style-name="ce2" office:value-type="string" calcext:value-type="string">
            <text:p>v.4.ic.</text:p>
          </table:table-cell>
          <table:table-cell table:style-name="ce2" office:value-type="string" calcext:value-type="string">
            <text:p>v.5. (space)</text:p>
          </table:table-cell>
          <table:table-cell table:style-name="ce2" office:value-type="string" calcext:value-type="string">
            <text:p>v.5.c.</text:p>
          </table:table-cell>
          <table:table-cell table:style-name="ce2" office:value-type="string" calcext:value-type="string">
            <text:p>v.5.ic.</text:p>
          </table:table-cell>
          <table:table-cell table:style-name="ce2"/>
          <table:table-cell table:style-name="ce13" table:number-columns-repeated="2"/>
          <table:table-cell table:style-name="ce2" office:value-type="string" calcext:value-type="string">
            <text:p>Summary of Correct</text:p>
          </table:table-cell>
          <table:table-cell table:style-name="ce2" table:number-columns-repeated="2"/>
          <table:table-cell table:style-name="ce2" office:value-type="string" calcext:value-type="string">
            <text:p>Summary of Incorrect</text:p>
          </table:table-cell>
          <table:table-cell table:style-name="ce2" table:number-columns-repeated="3"/>
          <table:table-cell table:style-name="ce2" office:value-type="string" calcext:value-type="string">
            <text:p>Summary of All</text:p>
          </table:table-cell>
          <table:table-cell table:style-name="ce2"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3]" office:value-type="string" office:string-value="int v=v;" calcext:value-type="string">
            <text:p>int v=v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table:formula="of:=COM.MICROSOFT.CONCAT(&quot;int &quot;; [.E3]; &quot;=&quot;; [.F3]; &quot;;&quot;)" office:value-type="string" office:string-value="int v=v;" calcext:value-type="string">
            <text:p>int v=v;</text:p>
          </table:table-cell>
          <table:table-cell table:formula="of:= IF([.B3]=0; [.G3]; &quot;&quot;)" office:value-type="string" office:string-value="int v=v;" calcext:value-type="string">
            <text:p>int v=v;</text:p>
          </table:table-cell>
          <table:table-cell table:formula="of:= IF([.B3]=1; [.G3]; &quot;&quot;)">
            <text:p/>
          </table:table-cell>
          <table:table-cell table:formula="of:=COM.MICROSOFT.CONCAT([.E3]; &quot;= &quot;; [.F3]; &quot;;&quot;)" office:value-type="string" office:string-value="v= v;" calcext:value-type="string">
            <text:p>v= v;</text:p>
          </table:table-cell>
          <table:table-cell table:formula="of:= IF([.B3]=0; [.J3]; &quot;&quot;)" office:value-type="string" office:string-value="v= v;" calcext:value-type="string">
            <text:p>v= v;</text:p>
          </table:table-cell>
          <table:table-cell table:formula="of:= IF([.B3]=1; [.J3]; &quot;&quot;)">
            <text:p/>
          </table:table-cell>
          <table:table-cell table:formula="of:=COM.MICROSOFT.CONCAT(&quot; int &quot;; [.E3]; &quot;=&quot;; [.F3]; &quot; ;&quot;)" office:value-type="string" office:string-value=" int v=v ;" calcext:value-type="string">
            <text:p><text:s/>int v=v ;</text:p>
          </table:table-cell>
          <table:table-cell table:formula="of:= IF([.B3]=0; [.M3]; &quot;&quot;)" office:value-type="string" office:string-value=" int v=v ;" calcext:value-type="string">
            <text:p><text:s/>int v=v ;</text:p>
          </table:table-cell>
          <table:table-cell table:formula="of:= IF([.B3]=1; [.J3]; &quot;&quot;)">
            <text:p/>
          </table:table-cell>
          <table:table-cell table:formula="of:=COM.MICROSOFT.CONCAT(&quot;int  &quot;; [.E3]; &quot; =&quot;; [.F3]; &quot;;&quot;)" office:value-type="string" office:string-value="int  v =v;" calcext:value-type="string">
            <text:p>int <text:s/>v =v;</text:p>
          </table:table-cell>
          <table:table-cell table:formula="of:= IF([.B3]=0; [.P3]; &quot;&quot;)" office:value-type="string" office:string-value="int  v =v;" calcext:value-type="string">
            <text:p>int <text:s/>v =v;</text:p>
          </table:table-cell>
          <table:table-cell table:formula="of:= IF([.B3]=1; [.P3]; &quot;&quot;)">
            <text:p/>
          </table:table-cell>
          <table:table-cell table:formula="of:=COM.MICROSOFT.CONCAT(&quot;int &quot;; [.E3]; &quot;= &quot;; [.F3]; &quot; ;&quot;)" office:value-type="string" office:string-value="int v= v ;" calcext:value-type="string">
            <text:p>int v= v ;</text:p>
          </table:table-cell>
          <table:table-cell table:formula="of:= IF([.B3]=0; [.S3]; &quot;&quot;)" office:value-type="string" office:string-value="int v= v ;" calcext:value-type="string">
            <text:p>int v= v ;</text:p>
          </table:table-cell>
          <table:table-cell table:formula="of:= IF([.B3]=1; [.S3]; 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H3]" office:value-type="string" office:string-value="int v=v;" calcext:value-type="string">
            <text:p>int v=v;</text:p>
          </table:table-cell>
          <table:table-cell table:formula="of:=[.W3]" office:value-type="float" office:value="1" calcext:value-type="float">
            <text:p>1</text:p>
          </table:table-cell>
          <table:table-cell/>
          <table:table-cell table:formula="of:=[.I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3];[.AB3])" office:value-type="string" office:string-value="int v=v;" calcext:value-type="string">
            <text:p>int v=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4]" office:value-type="string" office:string-value="int *v=v;" calcext:value-type="string">
            <text:p>int *v=v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v</text:p>
          </table:table-cell>
          <table:table-cell office:value-type="string" calcext:value-type="string">
            <text:p>v</text:p>
          </table:table-cell>
          <table:table-cell table:formula="of:=COM.MICROSOFT.CONCAT(&quot;int &quot;; [.E4]; &quot;=&quot;; [.F4]; &quot;;&quot;)" office:value-type="string" office:string-value="int *v=v;" calcext:value-type="string">
            <text:p>int *v=v;</text:p>
          </table:table-cell>
          <table:table-cell table:formula="of:= IF([.B4]=0; [.G4]; &quot;&quot;)">
            <text:p/>
          </table:table-cell>
          <table:table-cell table:formula="of:= IF([.B4]=1; [.G4]; &quot;&quot;)" office:value-type="string" office:string-value="int *v=v;" calcext:value-type="string">
            <text:p>int *v=v;</text:p>
          </table:table-cell>
          <table:table-cell table:formula="of:=COM.MICROSOFT.CONCAT([.E4]; &quot;= &quot;; [.F4]; &quot;;&quot;)" office:value-type="string" office:string-value="*v= v;" calcext:value-type="string">
            <text:p>*v= v;</text:p>
          </table:table-cell>
          <table:table-cell table:formula="of:= IF([.B4]=0; [.J4]; &quot;&quot;)">
            <text:p/>
          </table:table-cell>
          <table:table-cell table:formula="of:= IF([.B4]=1; [.J4]; &quot;&quot;)" office:value-type="string" office:string-value="*v= v;" calcext:value-type="string">
            <text:p>*v= v;</text:p>
          </table:table-cell>
          <table:table-cell table:formula="of:=COM.MICROSOFT.CONCAT(&quot; int &quot;; [.E4]; &quot;=&quot;; [.F4]; &quot; ;&quot;)" office:value-type="string" office:string-value=" int *v=v ;" calcext:value-type="string">
            <text:p><text:s/>int *v=v ;</text:p>
          </table:table-cell>
          <table:table-cell table:formula="of:= IF([.B4]=0; [.M4]; &quot;&quot;)">
            <text:p/>
          </table:table-cell>
          <table:table-cell table:formula="of:= IF([.B4]=1; [.J4]; &quot;&quot;)" office:value-type="string" office:string-value="*v= v;" calcext:value-type="string">
            <text:p>*v= v;</text:p>
          </table:table-cell>
          <table:table-cell table:formula="of:=COM.MICROSOFT.CONCAT(&quot;int  &quot;; [.E4]; &quot; =&quot;; [.F4]; &quot;;&quot;)" office:value-type="string" office:string-value="int  *v =v;" calcext:value-type="string">
            <text:p>int <text:s/>*v =v;</text:p>
          </table:table-cell>
          <table:table-cell table:formula="of:= IF([.B4]=0; [.P4]; &quot;&quot;)">
            <text:p/>
          </table:table-cell>
          <table:table-cell table:formula="of:= IF([.B4]=1; [.P4]; &quot;&quot;)" office:value-type="string" office:string-value="int  *v =v;" calcext:value-type="string">
            <text:p>int <text:s/>*v =v;</text:p>
          </table:table-cell>
          <table:table-cell table:formula="of:=COM.MICROSOFT.CONCAT(&quot;int &quot;; [.E4]; &quot;= &quot;; [.F4]; &quot; ;&quot;)" office:value-type="string" office:string-value="int *v= v ;" calcext:value-type="string">
            <text:p>int *v= v ;</text:p>
          </table:table-cell>
          <table:table-cell table:formula="of:= IF([.B4]=0; [.S4]; &quot;&quot;)">
            <text:p/>
          </table:table-cell>
          <table:table-cell table:formula="of:= IF([.B4]=1; [.S4]; &quot;&quot;)" office:value-type="string" office:string-value="int *v= v ;" calcext:value-type="string">
            <text:p>int *v= v ;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H4]">
            <text:p/>
          </table:table-cell>
          <table:table-cell table:formula="of:=[.W4]" office:value-type="float" office:value="2" calcext:value-type="float">
            <text:p>2</text:p>
          </table:table-cell>
          <table:table-cell/>
          <table:table-cell table:formula="of:=[.I4]" office:value-type="string" office:string-value="int *v=v;" calcext:value-type="string">
            <text:p>int *v=v;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4];[.AB4])" office:value-type="string" office:string-value="int *v=v;" calcext:value-type="string">
            <text:p>int *v=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5]" office:value-type="string" office:string-value="int *(&amp;v)=v;" calcext:value-type="string">
            <text:p>int *(&amp;v)=v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(&amp;v)</text:p>
          </table:table-cell>
          <table:table-cell office:value-type="string" calcext:value-type="string">
            <text:p>v</text:p>
          </table:table-cell>
          <table:table-cell table:formula="of:=COM.MICROSOFT.CONCAT(&quot;int &quot;; [.E5]; &quot;=&quot;; [.F5]; &quot;;&quot;)" office:value-type="string" office:string-value="int *(&amp;v)=v;" calcext:value-type="string">
            <text:p>int *(&amp;v)=v;</text:p>
          </table:table-cell>
          <table:table-cell table:formula="of:= IF([.B5]=0; [.G5]; &quot;&quot;)">
            <text:p/>
          </table:table-cell>
          <table:table-cell table:formula="of:= IF([.B5]=1; [.G5]; &quot;&quot;)" office:value-type="string" office:string-value="int *(&amp;v)=v;" calcext:value-type="string">
            <text:p>int *(&amp;v)=v;</text:p>
          </table:table-cell>
          <table:table-cell table:formula="of:=COM.MICROSOFT.CONCAT([.E5]; &quot;= &quot;; [.F5]; &quot;;&quot;)" office:value-type="string" office:string-value="*(&amp;v)= v;" calcext:value-type="string">
            <text:p>*(&amp;v)= v;</text:p>
          </table:table-cell>
          <table:table-cell table:formula="of:= IF([.B5]=0; [.J5]; &quot;&quot;)">
            <text:p/>
          </table:table-cell>
          <table:table-cell table:formula="of:= IF([.B5]=1; [.J5]; &quot;&quot;)" office:value-type="string" office:string-value="*(&amp;v)= v;" calcext:value-type="string">
            <text:p>*(&amp;v)= v;</text:p>
          </table:table-cell>
          <table:table-cell table:formula="of:=COM.MICROSOFT.CONCAT(&quot; int &quot;; [.E5]; &quot;=&quot;; [.F5]; &quot; ;&quot;)" office:value-type="string" office:string-value=" int *(&amp;v)=v ;" calcext:value-type="string">
            <text:p><text:s/>int *(&amp;v)=v ;</text:p>
          </table:table-cell>
          <table:table-cell table:formula="of:= IF([.B5]=0; [.M5]; &quot;&quot;)">
            <text:p/>
          </table:table-cell>
          <table:table-cell table:formula="of:= IF([.B5]=1; [.J5]; &quot;&quot;)" office:value-type="string" office:string-value="*(&amp;v)= v;" calcext:value-type="string">
            <text:p>*(&amp;v)= v;</text:p>
          </table:table-cell>
          <table:table-cell table:formula="of:=COM.MICROSOFT.CONCAT(&quot;int  &quot;; [.E5]; &quot; =&quot;; [.F5]; &quot;;&quot;)" office:value-type="string" office:string-value="int  *(&amp;v) =v;" calcext:value-type="string">
            <text:p>int <text:s/>*(&amp;v) =v;</text:p>
          </table:table-cell>
          <table:table-cell table:formula="of:= IF([.B5]=0; [.P5]; &quot;&quot;)">
            <text:p/>
          </table:table-cell>
          <table:table-cell table:formula="of:= IF([.B5]=1; [.P5]; &quot;&quot;)" office:value-type="string" office:string-value="int  *(&amp;v) =v;" calcext:value-type="string">
            <text:p>int <text:s/>*(&amp;v) =v;</text:p>
          </table:table-cell>
          <table:table-cell table:formula="of:=COM.MICROSOFT.CONCAT(&quot;int &quot;; [.E5]; &quot;= &quot;; [.F5]; &quot; ;&quot;)" office:value-type="string" office:string-value="int *(&amp;v)= v ;" calcext:value-type="string">
            <text:p>int *(&amp;v)= v ;</text:p>
          </table:table-cell>
          <table:table-cell table:formula="of:= IF([.B5]=0; [.S5]; &quot;&quot;)">
            <text:p/>
          </table:table-cell>
          <table:table-cell table:formula="of:= IF([.B5]=1; [.S5]; &quot;&quot;)" office:value-type="string" office:string-value="int *(&amp;v)= v ;" calcext:value-type="string">
            <text:p>int *(&amp;v)= v ;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H5]">
            <text:p/>
          </table:table-cell>
          <table:table-cell table:formula="of:=[.W5]" office:value-type="float" office:value="3" calcext:value-type="float">
            <text:p>3</text:p>
          </table:table-cell>
          <table:table-cell/>
          <table:table-cell table:formula="of:=[.I5]" office:value-type="string" office:string-value="int *(&amp;v)=v;" calcext:value-type="string">
            <text:p>int *(&amp;v)=v;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5];[.AB5])" office:value-type="string" office:string-value="int *(&amp;v)=v;" calcext:value-type="string">
            <text:p>int *(&amp;v)=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6]" office:value-type="string" office:string-value="int &amp;v=v;" calcext:value-type="string">
            <text:p>int &amp;v=v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v</text:p>
          </table:table-cell>
          <table:table-cell office:value-type="string" calcext:value-type="string">
            <text:p>v</text:p>
          </table:table-cell>
          <table:table-cell table:formula="of:=COM.MICROSOFT.CONCAT(&quot;int &quot;; [.E6]; &quot;=&quot;; [.F6]; &quot;;&quot;)" office:value-type="string" office:string-value="int &amp;v=v;" calcext:value-type="string">
            <text:p>int &amp;v=v;</text:p>
          </table:table-cell>
          <table:table-cell table:formula="of:= IF([.B6]=0; [.G6]; &quot;&quot;)">
            <text:p/>
          </table:table-cell>
          <table:table-cell table:formula="of:= IF([.B6]=1; [.G6]; &quot;&quot;)" office:value-type="string" office:string-value="int &amp;v=v;" calcext:value-type="string">
            <text:p>int &amp;v=v;</text:p>
          </table:table-cell>
          <table:table-cell table:formula="of:=COM.MICROSOFT.CONCAT([.E6]; &quot;= &quot;; [.F6]; &quot;;&quot;)" office:value-type="string" office:string-value="&amp;v= v;" calcext:value-type="string">
            <text:p>&amp;v= v;</text:p>
          </table:table-cell>
          <table:table-cell table:formula="of:= IF([.B6]=0; [.J6]; &quot;&quot;)">
            <text:p/>
          </table:table-cell>
          <table:table-cell table:formula="of:= IF([.B6]=1; [.J6]; &quot;&quot;)" office:value-type="string" office:string-value="&amp;v= v;" calcext:value-type="string">
            <text:p>&amp;v= v;</text:p>
          </table:table-cell>
          <table:table-cell table:formula="of:=COM.MICROSOFT.CONCAT(&quot; int &quot;; [.E6]; &quot;=&quot;; [.F6]; &quot; ;&quot;)" office:value-type="string" office:string-value=" int &amp;v=v ;" calcext:value-type="string">
            <text:p><text:s/>int &amp;v=v ;</text:p>
          </table:table-cell>
          <table:table-cell table:formula="of:= IF([.B6]=0; [.M6]; &quot;&quot;)">
            <text:p/>
          </table:table-cell>
          <table:table-cell table:formula="of:= IF([.B6]=1; [.J6]; &quot;&quot;)" office:value-type="string" office:string-value="&amp;v= v;" calcext:value-type="string">
            <text:p>&amp;v= v;</text:p>
          </table:table-cell>
          <table:table-cell table:formula="of:=COM.MICROSOFT.CONCAT(&quot;int  &quot;; [.E6]; &quot; =&quot;; [.F6]; &quot;;&quot;)" office:value-type="string" office:string-value="int  &amp;v =v;" calcext:value-type="string">
            <text:p>int <text:s/>&amp;v =v;</text:p>
          </table:table-cell>
          <table:table-cell table:formula="of:= IF([.B6]=0; [.P6]; &quot;&quot;)">
            <text:p/>
          </table:table-cell>
          <table:table-cell table:formula="of:= IF([.B6]=1; [.P6]; &quot;&quot;)" office:value-type="string" office:string-value="int  &amp;v =v;" calcext:value-type="string">
            <text:p>int <text:s/>&amp;v =v;</text:p>
          </table:table-cell>
          <table:table-cell table:formula="of:=COM.MICROSOFT.CONCAT(&quot;int &quot;; [.E6]; &quot;= &quot;; [.F6]; &quot; ;&quot;)" office:value-type="string" office:string-value="int &amp;v= v ;" calcext:value-type="string">
            <text:p>int &amp;v= v ;</text:p>
          </table:table-cell>
          <table:table-cell table:formula="of:= IF([.B6]=0; [.S6]; &quot;&quot;)">
            <text:p/>
          </table:table-cell>
          <table:table-cell table:formula="of:= IF([.B6]=1; [.S6]; &quot;&quot;)" office:value-type="string" office:string-value="int &amp;v= v ;" calcext:value-type="string">
            <text:p>int &amp;v= v 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H6]">
            <text:p/>
          </table:table-cell>
          <table:table-cell table:formula="of:=[.W6]" office:value-type="float" office:value="4" calcext:value-type="float">
            <text:p>4</text:p>
          </table:table-cell>
          <table:table-cell/>
          <table:table-cell table:formula="of:=[.I6]" office:value-type="string" office:string-value="int &amp;v=v;" calcext:value-type="string">
            <text:p>int &amp;v=v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6];[.AB6])" office:value-type="string" office:string-value="int &amp;v=v;" calcext:value-type="string">
            <text:p>int &amp;v=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7]" office:value-type="string" office:string-value="int 7=v;" calcext:value-type="string">
            <text:p>int 7=v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formula="of:=COM.MICROSOFT.CONCAT(&quot;int &quot;; [.E7]; &quot;=&quot;; [.F7]; &quot;;&quot;)" office:value-type="string" office:string-value="int 7=v;" calcext:value-type="string">
            <text:p>int 7=v;</text:p>
          </table:table-cell>
          <table:table-cell table:formula="of:= IF([.B7]=0; [.G7]; &quot;&quot;)">
            <text:p/>
          </table:table-cell>
          <table:table-cell table:formula="of:= IF([.B7]=1; [.G7]; &quot;&quot;)" office:value-type="string" office:string-value="int 7=v;" calcext:value-type="string">
            <text:p>int 7=v;</text:p>
          </table:table-cell>
          <table:table-cell table:formula="of:=COM.MICROSOFT.CONCAT([.E7]; &quot;= &quot;; [.F7]; &quot;;&quot;)" office:value-type="string" office:string-value="7= v;" calcext:value-type="string">
            <text:p>7= v;</text:p>
          </table:table-cell>
          <table:table-cell table:formula="of:= IF([.B7]=0; [.J7]; &quot;&quot;)">
            <text:p/>
          </table:table-cell>
          <table:table-cell table:formula="of:= IF([.B7]=1; [.J7]; &quot;&quot;)" office:value-type="string" office:string-value="7= v;" calcext:value-type="string">
            <text:p>7= v;</text:p>
          </table:table-cell>
          <table:table-cell table:formula="of:=COM.MICROSOFT.CONCAT(&quot; int &quot;; [.E7]; &quot;=&quot;; [.F7]; &quot; ;&quot;)" office:value-type="string" office:string-value=" int 7=v ;" calcext:value-type="string">
            <text:p><text:s/>int 7=v ;</text:p>
          </table:table-cell>
          <table:table-cell table:formula="of:= IF([.B7]=0; [.M7]; &quot;&quot;)">
            <text:p/>
          </table:table-cell>
          <table:table-cell table:formula="of:= IF([.B7]=1; [.J7]; &quot;&quot;)" office:value-type="string" office:string-value="7= v;" calcext:value-type="string">
            <text:p>7= v;</text:p>
          </table:table-cell>
          <table:table-cell table:formula="of:=COM.MICROSOFT.CONCAT(&quot;int  &quot;; [.E7]; &quot; =&quot;; [.F7]; &quot;;&quot;)" office:value-type="string" office:string-value="int  7 =v;" calcext:value-type="string">
            <text:p>int <text:s/>7 =v;</text:p>
          </table:table-cell>
          <table:table-cell table:formula="of:= IF([.B7]=0; [.P7]; &quot;&quot;)">
            <text:p/>
          </table:table-cell>
          <table:table-cell table:formula="of:= IF([.B7]=1; [.P7]; &quot;&quot;)" office:value-type="string" office:string-value="int  7 =v;" calcext:value-type="string">
            <text:p>int <text:s/>7 =v;</text:p>
          </table:table-cell>
          <table:table-cell table:formula="of:=COM.MICROSOFT.CONCAT(&quot;int &quot;; [.E7]; &quot;= &quot;; [.F7]; &quot; ;&quot;)" office:value-type="string" office:string-value="int 7= v ;" calcext:value-type="string">
            <text:p>int 7= v ;</text:p>
          </table:table-cell>
          <table:table-cell table:formula="of:= IF([.B7]=0; [.S7]; &quot;&quot;)">
            <text:p/>
          </table:table-cell>
          <table:table-cell table:formula="of:= IF([.B7]=1; [.S7]; &quot;&quot;)" office:value-type="string" office:string-value="int 7= v ;" calcext:value-type="string">
            <text:p>int 7= v 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H7]">
            <text:p/>
          </table:table-cell>
          <table:table-cell table:formula="of:=[.W7]" office:value-type="float" office:value="5" calcext:value-type="float">
            <text:p>5</text:p>
          </table:table-cell>
          <table:table-cell/>
          <table:table-cell table:formula="of:=[.I7]" office:value-type="string" office:string-value="int 7=v;" calcext:value-type="string">
            <text:p>int 7=v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7];[.AB7])" office:value-type="string" office:string-value="int 7=v;" calcext:value-type="string">
            <text:p>int 7=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8]" office:value-type="string" office:string-value="int v=*v;" calcext:value-type="string">
            <text:p>int v=*v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v</text:p>
          </table:table-cell>
          <table:table-cell table:formula="of:=COM.MICROSOFT.CONCAT(&quot;int &quot;; [.E8]; &quot;=&quot;; [.F8]; &quot;;&quot;)" office:value-type="string" office:string-value="int v=*v;" calcext:value-type="string">
            <text:p>int v=*v;</text:p>
          </table:table-cell>
          <table:table-cell table:formula="of:= IF([.B8]=0; [.G8]; &quot;&quot;)" office:value-type="string" office:string-value="int v=*v;" calcext:value-type="string">
            <text:p>int v=*v;</text:p>
          </table:table-cell>
          <table:table-cell table:formula="of:= IF([.B8]=1; [.G8]; &quot;&quot;)">
            <text:p/>
          </table:table-cell>
          <table:table-cell table:formula="of:=COM.MICROSOFT.CONCAT([.E8]; &quot;= &quot;; [.F8]; &quot;;&quot;)" office:value-type="string" office:string-value="v= *v;" calcext:value-type="string">
            <text:p>v= *v;</text:p>
          </table:table-cell>
          <table:table-cell table:formula="of:= IF([.B8]=0; [.J8]; &quot;&quot;)" office:value-type="string" office:string-value="v= *v;" calcext:value-type="string">
            <text:p>v= *v;</text:p>
          </table:table-cell>
          <table:table-cell table:formula="of:= IF([.B8]=1; [.J8]; &quot;&quot;)">
            <text:p/>
          </table:table-cell>
          <table:table-cell table:formula="of:=COM.MICROSOFT.CONCAT(&quot; int &quot;; [.E8]; &quot;=&quot;; [.F8]; &quot; ;&quot;)" office:value-type="string" office:string-value=" int v=*v ;" calcext:value-type="string">
            <text:p><text:s/>int v=*v ;</text:p>
          </table:table-cell>
          <table:table-cell table:formula="of:= IF([.B8]=0; [.M8]; &quot;&quot;)" office:value-type="string" office:string-value=" int v=*v ;" calcext:value-type="string">
            <text:p><text:s/>int v=*v ;</text:p>
          </table:table-cell>
          <table:table-cell table:formula="of:= IF([.B8]=1; [.J8]; &quot;&quot;)">
            <text:p/>
          </table:table-cell>
          <table:table-cell table:formula="of:=COM.MICROSOFT.CONCAT(&quot;int  &quot;; [.E8]; &quot; =&quot;; [.F8]; &quot;;&quot;)" office:value-type="string" office:string-value="int  v =*v;" calcext:value-type="string">
            <text:p>int <text:s/>v =*v;</text:p>
          </table:table-cell>
          <table:table-cell table:formula="of:= IF([.B8]=0; [.P8]; &quot;&quot;)" office:value-type="string" office:string-value="int  v =*v;" calcext:value-type="string">
            <text:p>int <text:s/>v =*v;</text:p>
          </table:table-cell>
          <table:table-cell table:formula="of:= IF([.B8]=1; [.P8]; &quot;&quot;)">
            <text:p/>
          </table:table-cell>
          <table:table-cell table:formula="of:=COM.MICROSOFT.CONCAT(&quot;int &quot;; [.E8]; &quot;= &quot;; [.F8]; &quot; ;&quot;)" office:value-type="string" office:string-value="int v= *v ;" calcext:value-type="string">
            <text:p>int v= *v ;</text:p>
          </table:table-cell>
          <table:table-cell table:formula="of:= IF([.B8]=0; [.S8]; &quot;&quot;)" office:value-type="string" office:string-value="int v= *v ;" calcext:value-type="string">
            <text:p>int v= *v ;</text:p>
          </table:table-cell>
          <table:table-cell table:formula="of:= IF([.B8]=1; [.S8]; 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H8]" office:value-type="string" office:string-value="int v=*v;" calcext:value-type="string">
            <text:p>int v=*v;</text:p>
          </table:table-cell>
          <table:table-cell table:formula="of:=[.W8]" office:value-type="float" office:value="6" calcext:value-type="float">
            <text:p>6</text:p>
          </table:table-cell>
          <table:table-cell/>
          <table:table-cell table:formula="of:=[.I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8];[.AB8])" office:value-type="string" office:string-value="int v=*v;" calcext:value-type="string">
            <text:p>int v=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9]" office:value-type="string" office:string-value="int *v=*v;" calcext:value-type="string">
            <text:p>int *v=*v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v</text:p>
          </table:table-cell>
          <table:table-cell table:formula="of:=COM.MICROSOFT.CONCAT(&quot;int &quot;; [.E9]; &quot;=&quot;; [.F9]; &quot;;&quot;)" office:value-type="string" office:string-value="int *v=*v;" calcext:value-type="string">
            <text:p>int *v=*v;</text:p>
          </table:table-cell>
          <table:table-cell table:formula="of:= IF([.B9]=0; [.G9]; &quot;&quot;)">
            <text:p/>
          </table:table-cell>
          <table:table-cell table:formula="of:= IF([.B9]=1; [.G9]; &quot;&quot;)" office:value-type="string" office:string-value="int *v=*v;" calcext:value-type="string">
            <text:p>int *v=*v;</text:p>
          </table:table-cell>
          <table:table-cell table:formula="of:=COM.MICROSOFT.CONCAT([.E9]; &quot;= &quot;; [.F9]; &quot;;&quot;)" office:value-type="string" office:string-value="*v= *v;" calcext:value-type="string">
            <text:p>*v= *v;</text:p>
          </table:table-cell>
          <table:table-cell table:formula="of:= IF([.B9]=0; [.J9]; &quot;&quot;)">
            <text:p/>
          </table:table-cell>
          <table:table-cell table:formula="of:= IF([.B9]=1; [.J9]; &quot;&quot;)" office:value-type="string" office:string-value="*v= *v;" calcext:value-type="string">
            <text:p>*v= *v;</text:p>
          </table:table-cell>
          <table:table-cell table:formula="of:=COM.MICROSOFT.CONCAT(&quot; int &quot;; [.E9]; &quot;=&quot;; [.F9]; &quot; ;&quot;)" office:value-type="string" office:string-value=" int *v=*v ;" calcext:value-type="string">
            <text:p><text:s/>int *v=*v ;</text:p>
          </table:table-cell>
          <table:table-cell table:formula="of:= IF([.B9]=0; [.M9]; &quot;&quot;)">
            <text:p/>
          </table:table-cell>
          <table:table-cell table:formula="of:= IF([.B9]=1; [.J9]; &quot;&quot;)" office:value-type="string" office:string-value="*v= *v;" calcext:value-type="string">
            <text:p>*v= *v;</text:p>
          </table:table-cell>
          <table:table-cell table:formula="of:=COM.MICROSOFT.CONCAT(&quot;int  &quot;; [.E9]; &quot; =&quot;; [.F9]; &quot;;&quot;)" office:value-type="string" office:string-value="int  *v =*v;" calcext:value-type="string">
            <text:p>int <text:s/>*v =*v;</text:p>
          </table:table-cell>
          <table:table-cell table:formula="of:= IF([.B9]=0; [.P9]; &quot;&quot;)">
            <text:p/>
          </table:table-cell>
          <table:table-cell table:formula="of:= IF([.B9]=1; [.P9]; &quot;&quot;)" office:value-type="string" office:string-value="int  *v =*v;" calcext:value-type="string">
            <text:p>int <text:s/>*v =*v;</text:p>
          </table:table-cell>
          <table:table-cell table:formula="of:=COM.MICROSOFT.CONCAT(&quot;int &quot;; [.E9]; &quot;= &quot;; [.F9]; &quot; ;&quot;)" office:value-type="string" office:string-value="int *v= *v ;" calcext:value-type="string">
            <text:p>int *v= *v ;</text:p>
          </table:table-cell>
          <table:table-cell table:formula="of:= IF([.B9]=0; [.S9]; &quot;&quot;)">
            <text:p/>
          </table:table-cell>
          <table:table-cell table:formula="of:= IF([.B9]=1; [.S9]; &quot;&quot;)" office:value-type="string" office:string-value="int *v= *v ;" calcext:value-type="string">
            <text:p>int *v= *v ;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H9]">
            <text:p/>
          </table:table-cell>
          <table:table-cell table:formula="of:=[.W9]" office:value-type="float" office:value="7" calcext:value-type="float">
            <text:p>7</text:p>
          </table:table-cell>
          <table:table-cell/>
          <table:table-cell table:formula="of:=[.I9]" office:value-type="string" office:string-value="int *v=*v;" calcext:value-type="string">
            <text:p>int *v=*v;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9];[.AB9])" office:value-type="string" office:string-value="int *v=*v;" calcext:value-type="string">
            <text:p>int *v=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0]" office:value-type="string" office:string-value="int *(&amp;v)=*v;" calcext:value-type="string">
            <text:p>int *(&amp;v)=*v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(&amp;v)</text:p>
          </table:table-cell>
          <table:table-cell office:value-type="string" calcext:value-type="string">
            <text:p>*v</text:p>
          </table:table-cell>
          <table:table-cell table:formula="of:=COM.MICROSOFT.CONCAT(&quot;int &quot;; [.E10]; &quot;=&quot;; [.F10]; &quot;;&quot;)" office:value-type="string" office:string-value="int *(&amp;v)=*v;" calcext:value-type="string">
            <text:p>int *(&amp;v)=*v;</text:p>
          </table:table-cell>
          <table:table-cell table:formula="of:= IF([.B10]=0; [.G10]; &quot;&quot;)">
            <text:p/>
          </table:table-cell>
          <table:table-cell table:formula="of:= IF([.B10]=1; [.G10]; &quot;&quot;)" office:value-type="string" office:string-value="int *(&amp;v)=*v;" calcext:value-type="string">
            <text:p>int *(&amp;v)=*v;</text:p>
          </table:table-cell>
          <table:table-cell table:formula="of:=COM.MICROSOFT.CONCAT([.E10]; &quot;= &quot;; [.F10]; &quot;;&quot;)" office:value-type="string" office:string-value="*(&amp;v)= *v;" calcext:value-type="string">
            <text:p>*(&amp;v)= *v;</text:p>
          </table:table-cell>
          <table:table-cell table:formula="of:= IF([.B10]=0; [.J10]; &quot;&quot;)">
            <text:p/>
          </table:table-cell>
          <table:table-cell table:formula="of:= IF([.B10]=1; [.J10]; &quot;&quot;)" office:value-type="string" office:string-value="*(&amp;v)= *v;" calcext:value-type="string">
            <text:p>*(&amp;v)= *v;</text:p>
          </table:table-cell>
          <table:table-cell table:formula="of:=COM.MICROSOFT.CONCAT(&quot; int &quot;; [.E10]; &quot;=&quot;; [.F10]; &quot; ;&quot;)" office:value-type="string" office:string-value=" int *(&amp;v)=*v ;" calcext:value-type="string">
            <text:p><text:s/>int *(&amp;v)=*v ;</text:p>
          </table:table-cell>
          <table:table-cell table:formula="of:= IF([.B10]=0; [.M10]; &quot;&quot;)">
            <text:p/>
          </table:table-cell>
          <table:table-cell table:formula="of:= IF([.B10]=1; [.J10]; &quot;&quot;)" office:value-type="string" office:string-value="*(&amp;v)= *v;" calcext:value-type="string">
            <text:p>*(&amp;v)= *v;</text:p>
          </table:table-cell>
          <table:table-cell table:formula="of:=COM.MICROSOFT.CONCAT(&quot;int  &quot;; [.E10]; &quot; =&quot;; [.F10]; &quot;;&quot;)" office:value-type="string" office:string-value="int  *(&amp;v) =*v;" calcext:value-type="string">
            <text:p>int <text:s/>*(&amp;v) =*v;</text:p>
          </table:table-cell>
          <table:table-cell table:formula="of:= IF([.B10]=0; [.P10]; &quot;&quot;)">
            <text:p/>
          </table:table-cell>
          <table:table-cell table:formula="of:= IF([.B10]=1; [.P10]; &quot;&quot;)" office:value-type="string" office:string-value="int  *(&amp;v) =*v;" calcext:value-type="string">
            <text:p>int <text:s/>*(&amp;v) =*v;</text:p>
          </table:table-cell>
          <table:table-cell table:formula="of:=COM.MICROSOFT.CONCAT(&quot;int &quot;; [.E10]; &quot;= &quot;; [.F10]; &quot; ;&quot;)" office:value-type="string" office:string-value="int *(&amp;v)= *v ;" calcext:value-type="string">
            <text:p>int *(&amp;v)= *v ;</text:p>
          </table:table-cell>
          <table:table-cell table:formula="of:= IF([.B10]=0; [.S10]; &quot;&quot;)">
            <text:p/>
          </table:table-cell>
          <table:table-cell table:formula="of:= IF([.B10]=1; [.S10]; &quot;&quot;)" office:value-type="string" office:string-value="int *(&amp;v)= *v ;" calcext:value-type="string">
            <text:p>int *(&amp;v)= *v ;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H10]">
            <text:p/>
          </table:table-cell>
          <table:table-cell table:formula="of:=[.W10]" office:value-type="float" office:value="8" calcext:value-type="float">
            <text:p>8</text:p>
          </table:table-cell>
          <table:table-cell/>
          <table:table-cell table:formula="of:=[.I10]" office:value-type="string" office:string-value="int *(&amp;v)=*v;" calcext:value-type="string">
            <text:p>int *(&amp;v)=*v;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10];[.AB10])" office:value-type="string" office:string-value="int *(&amp;v)=*v;" calcext:value-type="string">
            <text:p>int *(&amp;v)=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1]" office:value-type="string" office:string-value="int &amp;v=*v;" calcext:value-type="string">
            <text:p>int &amp;v=*v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v</text:p>
          </table:table-cell>
          <table:table-cell office:value-type="string" calcext:value-type="string">
            <text:p>*v</text:p>
          </table:table-cell>
          <table:table-cell table:formula="of:=COM.MICROSOFT.CONCAT(&quot;int &quot;; [.E11]; &quot;=&quot;; [.F11]; &quot;;&quot;)" office:value-type="string" office:string-value="int &amp;v=*v;" calcext:value-type="string">
            <text:p>int &amp;v=*v;</text:p>
          </table:table-cell>
          <table:table-cell table:formula="of:= IF([.B11]=0; [.G11]; &quot;&quot;)">
            <text:p/>
          </table:table-cell>
          <table:table-cell table:formula="of:= IF([.B11]=1; [.G11]; &quot;&quot;)" office:value-type="string" office:string-value="int &amp;v=*v;" calcext:value-type="string">
            <text:p>int &amp;v=*v;</text:p>
          </table:table-cell>
          <table:table-cell table:formula="of:=COM.MICROSOFT.CONCAT([.E11]; &quot;= &quot;; [.F11]; &quot;;&quot;)" office:value-type="string" office:string-value="&amp;v= *v;" calcext:value-type="string">
            <text:p>&amp;v= *v;</text:p>
          </table:table-cell>
          <table:table-cell table:formula="of:= IF([.B11]=0; [.J11]; &quot;&quot;)">
            <text:p/>
          </table:table-cell>
          <table:table-cell table:formula="of:= IF([.B11]=1; [.J11]; &quot;&quot;)" office:value-type="string" office:string-value="&amp;v= *v;" calcext:value-type="string">
            <text:p>&amp;v= *v;</text:p>
          </table:table-cell>
          <table:table-cell table:formula="of:=COM.MICROSOFT.CONCAT(&quot; int &quot;; [.E11]; &quot;=&quot;; [.F11]; &quot; ;&quot;)" office:value-type="string" office:string-value=" int &amp;v=*v ;" calcext:value-type="string">
            <text:p><text:s/>int &amp;v=*v ;</text:p>
          </table:table-cell>
          <table:table-cell table:formula="of:= IF([.B11]=0; [.M11]; &quot;&quot;)">
            <text:p/>
          </table:table-cell>
          <table:table-cell table:formula="of:= IF([.B11]=1; [.J11]; &quot;&quot;)" office:value-type="string" office:string-value="&amp;v= *v;" calcext:value-type="string">
            <text:p>&amp;v= *v;</text:p>
          </table:table-cell>
          <table:table-cell table:formula="of:=COM.MICROSOFT.CONCAT(&quot;int  &quot;; [.E11]; &quot; =&quot;; [.F11]; &quot;;&quot;)" office:value-type="string" office:string-value="int  &amp;v =*v;" calcext:value-type="string">
            <text:p>int <text:s/>&amp;v =*v;</text:p>
          </table:table-cell>
          <table:table-cell table:formula="of:= IF([.B11]=0; [.P11]; &quot;&quot;)">
            <text:p/>
          </table:table-cell>
          <table:table-cell table:formula="of:= IF([.B11]=1; [.P11]; &quot;&quot;)" office:value-type="string" office:string-value="int  &amp;v =*v;" calcext:value-type="string">
            <text:p>int <text:s/>&amp;v =*v;</text:p>
          </table:table-cell>
          <table:table-cell table:formula="of:=COM.MICROSOFT.CONCAT(&quot;int &quot;; [.E11]; &quot;= &quot;; [.F11]; &quot; ;&quot;)" office:value-type="string" office:string-value="int &amp;v= *v ;" calcext:value-type="string">
            <text:p>int &amp;v= *v ;</text:p>
          </table:table-cell>
          <table:table-cell table:formula="of:= IF([.B11]=0; [.S11]; &quot;&quot;)">
            <text:p/>
          </table:table-cell>
          <table:table-cell table:formula="of:= IF([.B11]=1; [.S11]; &quot;&quot;)" office:value-type="string" office:string-value="int &amp;v= *v ;" calcext:value-type="string">
            <text:p>int &amp;v= *v 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H11]">
            <text:p/>
          </table:table-cell>
          <table:table-cell table:formula="of:=[.W11]" office:value-type="float" office:value="9" calcext:value-type="float">
            <text:p>9</text:p>
          </table:table-cell>
          <table:table-cell/>
          <table:table-cell table:formula="of:=[.I11]" office:value-type="string" office:string-value="int &amp;v=*v;" calcext:value-type="string">
            <text:p>int &amp;v=*v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11];[.AB11])" office:value-type="string" office:string-value="int &amp;v=*v;" calcext:value-type="string">
            <text:p>int &amp;v=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2]" office:value-type="string" office:string-value="int 7=*v;" calcext:value-type="string">
            <text:p>int 7=*v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v</text:p>
          </table:table-cell>
          <table:table-cell table:formula="of:=COM.MICROSOFT.CONCAT(&quot;int &quot;; [.E12]; &quot;=&quot;; [.F12]; &quot;;&quot;)" office:value-type="string" office:string-value="int 7=*v;" calcext:value-type="string">
            <text:p>int 7=*v;</text:p>
          </table:table-cell>
          <table:table-cell table:formula="of:= IF([.B12]=0; [.G12]; &quot;&quot;)">
            <text:p/>
          </table:table-cell>
          <table:table-cell table:formula="of:= IF([.B12]=1; [.G12]; &quot;&quot;)" office:value-type="string" office:string-value="int 7=*v;" calcext:value-type="string">
            <text:p>int 7=*v;</text:p>
          </table:table-cell>
          <table:table-cell table:formula="of:=COM.MICROSOFT.CONCAT([.E12]; &quot;= &quot;; [.F12]; &quot;;&quot;)" office:value-type="string" office:string-value="7= *v;" calcext:value-type="string">
            <text:p>7= *v;</text:p>
          </table:table-cell>
          <table:table-cell table:formula="of:= IF([.B12]=0; [.J12]; &quot;&quot;)">
            <text:p/>
          </table:table-cell>
          <table:table-cell table:formula="of:= IF([.B12]=1; [.J12]; &quot;&quot;)" office:value-type="string" office:string-value="7= *v;" calcext:value-type="string">
            <text:p>7= *v;</text:p>
          </table:table-cell>
          <table:table-cell table:formula="of:=COM.MICROSOFT.CONCAT(&quot; int &quot;; [.E12]; &quot;=&quot;; [.F12]; &quot; ;&quot;)" office:value-type="string" office:string-value=" int 7=*v ;" calcext:value-type="string">
            <text:p><text:s/>int 7=*v ;</text:p>
          </table:table-cell>
          <table:table-cell table:formula="of:= IF([.B12]=0; [.M12]; &quot;&quot;)">
            <text:p/>
          </table:table-cell>
          <table:table-cell table:formula="of:= IF([.B12]=1; [.J12]; &quot;&quot;)" office:value-type="string" office:string-value="7= *v;" calcext:value-type="string">
            <text:p>7= *v;</text:p>
          </table:table-cell>
          <table:table-cell table:formula="of:=COM.MICROSOFT.CONCAT(&quot;int  &quot;; [.E12]; &quot; =&quot;; [.F12]; &quot;;&quot;)" office:value-type="string" office:string-value="int  7 =*v;" calcext:value-type="string">
            <text:p>int <text:s/>7 =*v;</text:p>
          </table:table-cell>
          <table:table-cell table:formula="of:= IF([.B12]=0; [.P12]; &quot;&quot;)">
            <text:p/>
          </table:table-cell>
          <table:table-cell table:formula="of:= IF([.B12]=1; [.P12]; &quot;&quot;)" office:value-type="string" office:string-value="int  7 =*v;" calcext:value-type="string">
            <text:p>int <text:s/>7 =*v;</text:p>
          </table:table-cell>
          <table:table-cell table:formula="of:=COM.MICROSOFT.CONCAT(&quot;int &quot;; [.E12]; &quot;= &quot;; [.F12]; &quot; ;&quot;)" office:value-type="string" office:string-value="int 7= *v ;" calcext:value-type="string">
            <text:p>int 7= *v ;</text:p>
          </table:table-cell>
          <table:table-cell table:formula="of:= IF([.B12]=0; [.S12]; &quot;&quot;)">
            <text:p/>
          </table:table-cell>
          <table:table-cell table:formula="of:= IF([.B12]=1; [.S12]; &quot;&quot;)" office:value-type="string" office:string-value="int 7= *v ;" calcext:value-type="string">
            <text:p>int 7= *v 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H12]">
            <text:p/>
          </table:table-cell>
          <table:table-cell table:formula="of:=[.W12]" office:value-type="float" office:value="10" calcext:value-type="float">
            <text:p>10</text:p>
          </table:table-cell>
          <table:table-cell/>
          <table:table-cell table:formula="of:=[.I12]" office:value-type="string" office:string-value="int 7=*v;" calcext:value-type="string">
            <text:p>int 7=*v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12];[.AB12])" office:value-type="string" office:string-value="int 7=*v;" calcext:value-type="string">
            <text:p>int 7=*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13]" office:value-type="string" office:string-value="int v=*(&amp;v);" calcext:value-type="string">
            <text:p>int v=*(&amp;v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(&amp;v)</text:p>
          </table:table-cell>
          <table:table-cell table:formula="of:=COM.MICROSOFT.CONCAT(&quot;int &quot;; [.E13]; &quot;=&quot;; [.F13]; &quot;;&quot;)" office:value-type="string" office:string-value="int v=*(&amp;v);" calcext:value-type="string">
            <text:p>int v=*(&amp;v);</text:p>
          </table:table-cell>
          <table:table-cell table:formula="of:= IF([.B13]=0; [.G13]; &quot;&quot;)" office:value-type="string" office:string-value="int v=*(&amp;v);" calcext:value-type="string">
            <text:p>int v=*(&amp;v);</text:p>
          </table:table-cell>
          <table:table-cell table:formula="of:= IF([.B13]=1; [.G13]; &quot;&quot;)">
            <text:p/>
          </table:table-cell>
          <table:table-cell table:formula="of:=COM.MICROSOFT.CONCAT([.E13]; &quot;= &quot;; [.F13]; &quot;;&quot;)" office:value-type="string" office:string-value="v= *(&amp;v);" calcext:value-type="string">
            <text:p>v= *(&amp;v);</text:p>
          </table:table-cell>
          <table:table-cell table:formula="of:= IF([.B13]=0; [.J13]; &quot;&quot;)" office:value-type="string" office:string-value="v= *(&amp;v);" calcext:value-type="string">
            <text:p>v= *(&amp;v);</text:p>
          </table:table-cell>
          <table:table-cell table:formula="of:= IF([.B13]=1; [.J13]; &quot;&quot;)">
            <text:p/>
          </table:table-cell>
          <table:table-cell table:formula="of:=COM.MICROSOFT.CONCAT(&quot; int &quot;; [.E13]; &quot;=&quot;; [.F13]; &quot; ;&quot;)" office:value-type="string" office:string-value=" int v=*(&amp;v) ;" calcext:value-type="string">
            <text:p><text:s/>int v=*(&amp;v) ;</text:p>
          </table:table-cell>
          <table:table-cell table:formula="of:= IF([.B13]=0; [.M13]; &quot;&quot;)" office:value-type="string" office:string-value=" int v=*(&amp;v) ;" calcext:value-type="string">
            <text:p><text:s/>int v=*(&amp;v) ;</text:p>
          </table:table-cell>
          <table:table-cell table:formula="of:= IF([.B13]=1; [.J13]; &quot;&quot;)">
            <text:p/>
          </table:table-cell>
          <table:table-cell table:formula="of:=COM.MICROSOFT.CONCAT(&quot;int  &quot;; [.E13]; &quot; =&quot;; [.F13]; &quot;;&quot;)" office:value-type="string" office:string-value="int  v =*(&amp;v);" calcext:value-type="string">
            <text:p>int <text:s/>v =*(&amp;v);</text:p>
          </table:table-cell>
          <table:table-cell table:formula="of:= IF([.B13]=0; [.P13]; &quot;&quot;)" office:value-type="string" office:string-value="int  v =*(&amp;v);" calcext:value-type="string">
            <text:p>int <text:s/>v =*(&amp;v);</text:p>
          </table:table-cell>
          <table:table-cell table:formula="of:= IF([.B13]=1; [.P13]; &quot;&quot;)">
            <text:p/>
          </table:table-cell>
          <table:table-cell table:formula="of:=COM.MICROSOFT.CONCAT(&quot;int &quot;; [.E13]; &quot;= &quot;; [.F13]; &quot; ;&quot;)" office:value-type="string" office:string-value="int v= *(&amp;v) ;" calcext:value-type="string">
            <text:p>int v= *(&amp;v) ;</text:p>
          </table:table-cell>
          <table:table-cell table:formula="of:= IF([.B13]=0; [.S13]; &quot;&quot;)" office:value-type="string" office:string-value="int v= *(&amp;v) ;" calcext:value-type="string">
            <text:p>int v= *(&amp;v) ;</text:p>
          </table:table-cell>
          <table:table-cell table:formula="of:= IF([.B13]=1; [.S13]; 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H13]" office:value-type="string" office:string-value="int v=*(&amp;v);" calcext:value-type="string">
            <text:p>int v=*(&amp;v);</text:p>
          </table:table-cell>
          <table:table-cell table:formula="of:=[.W13]" office:value-type="float" office:value="11" calcext:value-type="float">
            <text:p>11</text:p>
          </table:table-cell>
          <table:table-cell/>
          <table:table-cell table:formula="of:=[.I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13];[.AB13])" office:value-type="string" office:string-value="int v=*(&amp;v);" calcext:value-type="string">
            <text:p>int v=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4]" office:value-type="string" office:string-value="int *v=*(&amp;v);" calcext:value-type="string">
            <text:p>int *v=*(&amp;v)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v</text:p>
          </table:table-cell>
          <table:table-cell office:value-type="string" calcext:value-type="string">
            <text:p>*(&amp;v)</text:p>
          </table:table-cell>
          <table:table-cell table:formula="of:=COM.MICROSOFT.CONCAT(&quot;int &quot;; [.E14]; &quot;=&quot;; [.F14]; &quot;;&quot;)" office:value-type="string" office:string-value="int *v=*(&amp;v);" calcext:value-type="string">
            <text:p>int *v=*(&amp;v);</text:p>
          </table:table-cell>
          <table:table-cell table:formula="of:= IF([.B14]=0; [.G14]; &quot;&quot;)">
            <text:p/>
          </table:table-cell>
          <table:table-cell table:formula="of:= IF([.B14]=1; [.G14]; &quot;&quot;)" office:value-type="string" office:string-value="int *v=*(&amp;v);" calcext:value-type="string">
            <text:p>int *v=*(&amp;v);</text:p>
          </table:table-cell>
          <table:table-cell table:formula="of:=COM.MICROSOFT.CONCAT([.E14]; &quot;= &quot;; [.F14]; &quot;;&quot;)" office:value-type="string" office:string-value="*v= *(&amp;v);" calcext:value-type="string">
            <text:p>*v= *(&amp;v);</text:p>
          </table:table-cell>
          <table:table-cell table:formula="of:= IF([.B14]=0; [.J14]; &quot;&quot;)">
            <text:p/>
          </table:table-cell>
          <table:table-cell table:formula="of:= IF([.B14]=1; [.J14]; &quot;&quot;)" office:value-type="string" office:string-value="*v= *(&amp;v);" calcext:value-type="string">
            <text:p>*v= *(&amp;v);</text:p>
          </table:table-cell>
          <table:table-cell table:formula="of:=COM.MICROSOFT.CONCAT(&quot; int &quot;; [.E14]; &quot;=&quot;; [.F14]; &quot; ;&quot;)" office:value-type="string" office:string-value=" int *v=*(&amp;v) ;" calcext:value-type="string">
            <text:p><text:s/>int *v=*(&amp;v) ;</text:p>
          </table:table-cell>
          <table:table-cell table:formula="of:= IF([.B14]=0; [.M14]; &quot;&quot;)">
            <text:p/>
          </table:table-cell>
          <table:table-cell table:formula="of:= IF([.B14]=1; [.J14]; &quot;&quot;)" office:value-type="string" office:string-value="*v= *(&amp;v);" calcext:value-type="string">
            <text:p>*v= *(&amp;v);</text:p>
          </table:table-cell>
          <table:table-cell table:formula="of:=COM.MICROSOFT.CONCAT(&quot;int  &quot;; [.E14]; &quot; =&quot;; [.F14]; &quot;;&quot;)" office:value-type="string" office:string-value="int  *v =*(&amp;v);" calcext:value-type="string">
            <text:p>int <text:s/>*v =*(&amp;v);</text:p>
          </table:table-cell>
          <table:table-cell table:formula="of:= IF([.B14]=0; [.P14]; &quot;&quot;)">
            <text:p/>
          </table:table-cell>
          <table:table-cell table:formula="of:= IF([.B14]=1; [.P14]; &quot;&quot;)" office:value-type="string" office:string-value="int  *v =*(&amp;v);" calcext:value-type="string">
            <text:p>int <text:s/>*v =*(&amp;v);</text:p>
          </table:table-cell>
          <table:table-cell table:formula="of:=COM.MICROSOFT.CONCAT(&quot;int &quot;; [.E14]; &quot;= &quot;; [.F14]; &quot; ;&quot;)" office:value-type="string" office:string-value="int *v= *(&amp;v) ;" calcext:value-type="string">
            <text:p>int *v= *(&amp;v) ;</text:p>
          </table:table-cell>
          <table:table-cell table:formula="of:= IF([.B14]=0; [.S14]; &quot;&quot;)">
            <text:p/>
          </table:table-cell>
          <table:table-cell table:formula="of:= IF([.B14]=1; [.S14]; &quot;&quot;)" office:value-type="string" office:string-value="int *v= *(&amp;v) ;" calcext:value-type="string">
            <text:p>int *v= *(&amp;v) ;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H14]">
            <text:p/>
          </table:table-cell>
          <table:table-cell table:formula="of:=[.W14]" office:value-type="float" office:value="12" calcext:value-type="float">
            <text:p>12</text:p>
          </table:table-cell>
          <table:table-cell/>
          <table:table-cell table:formula="of:=[.I14]" office:value-type="string" office:string-value="int *v=*(&amp;v);" calcext:value-type="string">
            <text:p>int *v=*(&amp;v);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14];[.AB14])" office:value-type="string" office:string-value="int *v=*(&amp;v);" calcext:value-type="string">
            <text:p>int *v=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5]" office:value-type="string" office:string-value="int *(&amp;v)=*(&amp;v);" calcext:value-type="string">
            <text:p>int *(&amp;v)=*(&amp;v)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(&amp;v)</text:p>
          </table:table-cell>
          <table:table-cell table:formula="of:=COM.MICROSOFT.CONCAT(&quot;int &quot;; [.E15]; &quot;=&quot;; [.F15]; &quot;;&quot;)" office:value-type="string" office:string-value="int *(&amp;v)=*(&amp;v);" calcext:value-type="string">
            <text:p>int *(&amp;v)=*(&amp;v);</text:p>
          </table:table-cell>
          <table:table-cell table:formula="of:= IF([.B15]=0; [.G15]; &quot;&quot;)">
            <text:p/>
          </table:table-cell>
          <table:table-cell table:formula="of:= IF([.B15]=1; [.G15]; &quot;&quot;)" office:value-type="string" office:string-value="int *(&amp;v)=*(&amp;v);" calcext:value-type="string">
            <text:p>int *(&amp;v)=*(&amp;v);</text:p>
          </table:table-cell>
          <table:table-cell table:formula="of:=COM.MICROSOFT.CONCAT([.E15]; &quot;= &quot;; [.F15]; &quot;;&quot;)" office:value-type="string" office:string-value="*(&amp;v)= *(&amp;v);" calcext:value-type="string">
            <text:p>*(&amp;v)= *(&amp;v);</text:p>
          </table:table-cell>
          <table:table-cell table:formula="of:= IF([.B15]=0; [.J15]; &quot;&quot;)">
            <text:p/>
          </table:table-cell>
          <table:table-cell table:formula="of:= IF([.B15]=1; [.J15]; &quot;&quot;)" office:value-type="string" office:string-value="*(&amp;v)= *(&amp;v);" calcext:value-type="string">
            <text:p>*(&amp;v)= *(&amp;v);</text:p>
          </table:table-cell>
          <table:table-cell table:formula="of:=COM.MICROSOFT.CONCAT(&quot; int &quot;; [.E15]; &quot;=&quot;; [.F15]; &quot; ;&quot;)" office:value-type="string" office:string-value=" int *(&amp;v)=*(&amp;v) ;" calcext:value-type="string">
            <text:p><text:s/>int *(&amp;v)=*(&amp;v) ;</text:p>
          </table:table-cell>
          <table:table-cell table:formula="of:= IF([.B15]=0; [.M15]; &quot;&quot;)">
            <text:p/>
          </table:table-cell>
          <table:table-cell table:formula="of:= IF([.B15]=1; [.J15]; &quot;&quot;)" office:value-type="string" office:string-value="*(&amp;v)= *(&amp;v);" calcext:value-type="string">
            <text:p>*(&amp;v)= *(&amp;v);</text:p>
          </table:table-cell>
          <table:table-cell table:formula="of:=COM.MICROSOFT.CONCAT(&quot;int  &quot;; [.E15]; &quot; =&quot;; [.F15]; &quot;;&quot;)" office:value-type="string" office:string-value="int  *(&amp;v) =*(&amp;v);" calcext:value-type="string">
            <text:p>int <text:s/>*(&amp;v) =*(&amp;v);</text:p>
          </table:table-cell>
          <table:table-cell table:formula="of:= IF([.B15]=0; [.P15]; &quot;&quot;)">
            <text:p/>
          </table:table-cell>
          <table:table-cell table:formula="of:= IF([.B15]=1; [.P15]; &quot;&quot;)" office:value-type="string" office:string-value="int  *(&amp;v) =*(&amp;v);" calcext:value-type="string">
            <text:p>int <text:s/>*(&amp;v) =*(&amp;v);</text:p>
          </table:table-cell>
          <table:table-cell table:formula="of:=COM.MICROSOFT.CONCAT(&quot;int &quot;; [.E15]; &quot;= &quot;; [.F15]; &quot; ;&quot;)" office:value-type="string" office:string-value="int *(&amp;v)= *(&amp;v) ;" calcext:value-type="string">
            <text:p>int *(&amp;v)= *(&amp;v) ;</text:p>
          </table:table-cell>
          <table:table-cell table:formula="of:= IF([.B15]=0; [.S15]; &quot;&quot;)">
            <text:p/>
          </table:table-cell>
          <table:table-cell table:formula="of:= IF([.B15]=1; [.S15]; &quot;&quot;)" office:value-type="string" office:string-value="int *(&amp;v)= *(&amp;v) ;" calcext:value-type="string">
            <text:p>int *(&amp;v)= *(&amp;v) ;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H15]">
            <text:p/>
          </table:table-cell>
          <table:table-cell table:formula="of:=[.W15]" office:value-type="float" office:value="13" calcext:value-type="float">
            <text:p>13</text:p>
          </table:table-cell>
          <table:table-cell/>
          <table:table-cell table:formula="of:=[.I15]" office:value-type="string" office:string-value="int *(&amp;v)=*(&amp;v);" calcext:value-type="string">
            <text:p>int *(&amp;v)=*(&amp;v);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15];[.AB15])" office:value-type="string" office:string-value="int *(&amp;v)=*(&amp;v);" calcext:value-type="string">
            <text:p>int *(&amp;v)=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6]" office:value-type="string" office:string-value="int &amp;v=*(&amp;v);" calcext:value-type="string">
            <text:p>int &amp;v=*(&amp;v)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v</text:p>
          </table:table-cell>
          <table:table-cell office:value-type="string" calcext:value-type="string">
            <text:p>*(&amp;v)</text:p>
          </table:table-cell>
          <table:table-cell table:formula="of:=COM.MICROSOFT.CONCAT(&quot;int &quot;; [.E16]; &quot;=&quot;; [.F16]; &quot;;&quot;)" office:value-type="string" office:string-value="int &amp;v=*(&amp;v);" calcext:value-type="string">
            <text:p>int &amp;v=*(&amp;v);</text:p>
          </table:table-cell>
          <table:table-cell table:formula="of:= IF([.B16]=0; [.G16]; &quot;&quot;)">
            <text:p/>
          </table:table-cell>
          <table:table-cell table:formula="of:= IF([.B16]=1; [.G16]; &quot;&quot;)" office:value-type="string" office:string-value="int &amp;v=*(&amp;v);" calcext:value-type="string">
            <text:p>int &amp;v=*(&amp;v);</text:p>
          </table:table-cell>
          <table:table-cell table:formula="of:=COM.MICROSOFT.CONCAT([.E16]; &quot;= &quot;; [.F16]; &quot;;&quot;)" office:value-type="string" office:string-value="&amp;v= *(&amp;v);" calcext:value-type="string">
            <text:p>&amp;v= *(&amp;v);</text:p>
          </table:table-cell>
          <table:table-cell table:formula="of:= IF([.B16]=0; [.J16]; &quot;&quot;)">
            <text:p/>
          </table:table-cell>
          <table:table-cell table:formula="of:= IF([.B16]=1; [.J16]; &quot;&quot;)" office:value-type="string" office:string-value="&amp;v= *(&amp;v);" calcext:value-type="string">
            <text:p>&amp;v= *(&amp;v);</text:p>
          </table:table-cell>
          <table:table-cell table:formula="of:=COM.MICROSOFT.CONCAT(&quot; int &quot;; [.E16]; &quot;=&quot;; [.F16]; &quot; ;&quot;)" office:value-type="string" office:string-value=" int &amp;v=*(&amp;v) ;" calcext:value-type="string">
            <text:p><text:s/>int &amp;v=*(&amp;v) ;</text:p>
          </table:table-cell>
          <table:table-cell table:formula="of:= IF([.B16]=0; [.M16]; &quot;&quot;)">
            <text:p/>
          </table:table-cell>
          <table:table-cell table:formula="of:= IF([.B16]=1; [.J16]; &quot;&quot;)" office:value-type="string" office:string-value="&amp;v= *(&amp;v);" calcext:value-type="string">
            <text:p>&amp;v= *(&amp;v);</text:p>
          </table:table-cell>
          <table:table-cell table:formula="of:=COM.MICROSOFT.CONCAT(&quot;int  &quot;; [.E16]; &quot; =&quot;; [.F16]; &quot;;&quot;)" office:value-type="string" office:string-value="int  &amp;v =*(&amp;v);" calcext:value-type="string">
            <text:p>int <text:s/>&amp;v =*(&amp;v);</text:p>
          </table:table-cell>
          <table:table-cell table:formula="of:= IF([.B16]=0; [.P16]; &quot;&quot;)">
            <text:p/>
          </table:table-cell>
          <table:table-cell table:formula="of:= IF([.B16]=1; [.P16]; &quot;&quot;)" office:value-type="string" office:string-value="int  &amp;v =*(&amp;v);" calcext:value-type="string">
            <text:p>int <text:s/>&amp;v =*(&amp;v);</text:p>
          </table:table-cell>
          <table:table-cell table:formula="of:=COM.MICROSOFT.CONCAT(&quot;int &quot;; [.E16]; &quot;= &quot;; [.F16]; &quot; ;&quot;)" office:value-type="string" office:string-value="int &amp;v= *(&amp;v) ;" calcext:value-type="string">
            <text:p>int &amp;v= *(&amp;v) ;</text:p>
          </table:table-cell>
          <table:table-cell table:formula="of:= IF([.B16]=0; [.S16]; &quot;&quot;)">
            <text:p/>
          </table:table-cell>
          <table:table-cell table:formula="of:= IF([.B16]=1; [.S16]; &quot;&quot;)" office:value-type="string" office:string-value="int &amp;v= *(&amp;v) ;" calcext:value-type="string">
            <text:p>int &amp;v= *(&amp;v) 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H16]">
            <text:p/>
          </table:table-cell>
          <table:table-cell table:formula="of:=[.W16]" office:value-type="float" office:value="14" calcext:value-type="float">
            <text:p>14</text:p>
          </table:table-cell>
          <table:table-cell/>
          <table:table-cell table:formula="of:=[.I16]" office:value-type="string" office:string-value="int &amp;v=*(&amp;v);" calcext:value-type="string">
            <text:p>int &amp;v=*(&amp;v)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16];[.AB16])" office:value-type="string" office:string-value="int &amp;v=*(&amp;v);" calcext:value-type="string">
            <text:p>int &amp;v=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7]" office:value-type="string" office:string-value="int 7=*(&amp;v);" calcext:value-type="string">
            <text:p>int 7=*(&amp;v)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(&amp;v)</text:p>
          </table:table-cell>
          <table:table-cell table:formula="of:=COM.MICROSOFT.CONCAT(&quot;int &quot;; [.E17]; &quot;=&quot;; [.F17]; &quot;;&quot;)" office:value-type="string" office:string-value="int 7=*(&amp;v);" calcext:value-type="string">
            <text:p>int 7=*(&amp;v);</text:p>
          </table:table-cell>
          <table:table-cell table:formula="of:= IF([.B17]=0; [.G17]; &quot;&quot;)">
            <text:p/>
          </table:table-cell>
          <table:table-cell table:formula="of:= IF([.B17]=1; [.G17]; &quot;&quot;)" office:value-type="string" office:string-value="int 7=*(&amp;v);" calcext:value-type="string">
            <text:p>int 7=*(&amp;v);</text:p>
          </table:table-cell>
          <table:table-cell table:formula="of:=COM.MICROSOFT.CONCAT([.E17]; &quot;= &quot;; [.F17]; &quot;;&quot;)" office:value-type="string" office:string-value="7= *(&amp;v);" calcext:value-type="string">
            <text:p>7= *(&amp;v);</text:p>
          </table:table-cell>
          <table:table-cell table:formula="of:= IF([.B17]=0; [.J17]; &quot;&quot;)">
            <text:p/>
          </table:table-cell>
          <table:table-cell table:formula="of:= IF([.B17]=1; [.J17]; &quot;&quot;)" office:value-type="string" office:string-value="7= *(&amp;v);" calcext:value-type="string">
            <text:p>7= *(&amp;v);</text:p>
          </table:table-cell>
          <table:table-cell table:formula="of:=COM.MICROSOFT.CONCAT(&quot; int &quot;; [.E17]; &quot;=&quot;; [.F17]; &quot; ;&quot;)" office:value-type="string" office:string-value=" int 7=*(&amp;v) ;" calcext:value-type="string">
            <text:p><text:s/>int 7=*(&amp;v) ;</text:p>
          </table:table-cell>
          <table:table-cell table:formula="of:= IF([.B17]=0; [.M17]; &quot;&quot;)">
            <text:p/>
          </table:table-cell>
          <table:table-cell table:formula="of:= IF([.B17]=1; [.J17]; &quot;&quot;)" office:value-type="string" office:string-value="7= *(&amp;v);" calcext:value-type="string">
            <text:p>7= *(&amp;v);</text:p>
          </table:table-cell>
          <table:table-cell table:formula="of:=COM.MICROSOFT.CONCAT(&quot;int  &quot;; [.E17]; &quot; =&quot;; [.F17]; &quot;;&quot;)" office:value-type="string" office:string-value="int  7 =*(&amp;v);" calcext:value-type="string">
            <text:p>int <text:s/>7 =*(&amp;v);</text:p>
          </table:table-cell>
          <table:table-cell table:formula="of:= IF([.B17]=0; [.P17]; &quot;&quot;)">
            <text:p/>
          </table:table-cell>
          <table:table-cell table:formula="of:= IF([.B17]=1; [.P17]; &quot;&quot;)" office:value-type="string" office:string-value="int  7 =*(&amp;v);" calcext:value-type="string">
            <text:p>int <text:s/>7 =*(&amp;v);</text:p>
          </table:table-cell>
          <table:table-cell table:formula="of:=COM.MICROSOFT.CONCAT(&quot;int &quot;; [.E17]; &quot;= &quot;; [.F17]; &quot; ;&quot;)" office:value-type="string" office:string-value="int 7= *(&amp;v) ;" calcext:value-type="string">
            <text:p>int 7= *(&amp;v) ;</text:p>
          </table:table-cell>
          <table:table-cell table:formula="of:= IF([.B17]=0; [.S17]; &quot;&quot;)">
            <text:p/>
          </table:table-cell>
          <table:table-cell table:formula="of:= IF([.B17]=1; [.S17]; &quot;&quot;)" office:value-type="string" office:string-value="int 7= *(&amp;v) ;" calcext:value-type="string">
            <text:p>int 7= *(&amp;v) 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H17]">
            <text:p/>
          </table:table-cell>
          <table:table-cell table:formula="of:=[.W17]" office:value-type="float" office:value="15" calcext:value-type="float">
            <text:p>15</text:p>
          </table:table-cell>
          <table:table-cell/>
          <table:table-cell table:formula="of:=[.I17]" office:value-type="string" office:string-value="int 7=*(&amp;v);" calcext:value-type="string">
            <text:p>int 7=*(&amp;v)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17];[.AB17])" office:value-type="string" office:string-value="int 7=*(&amp;v);" calcext:value-type="string">
            <text:p>int 7=*(&amp;v)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18]" office:value-type="string" office:string-value="int v=&amp;v;" calcext:value-type="string">
            <text:p>int v=&amp;v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v</text:p>
          </table:table-cell>
          <table:table-cell table:formula="of:=COM.MICROSOFT.CONCAT(&quot;int &quot;; [.E18]; &quot;=&quot;; [.F18]; &quot;;&quot;)" office:value-type="string" office:string-value="int v=&amp;v;" calcext:value-type="string">
            <text:p>int v=&amp;v;</text:p>
          </table:table-cell>
          <table:table-cell table:formula="of:= IF([.B18]=0; [.G18]; &quot;&quot;)" office:value-type="string" office:string-value="int v=&amp;v;" calcext:value-type="string">
            <text:p>int v=&amp;v;</text:p>
          </table:table-cell>
          <table:table-cell table:formula="of:= IF([.B18]=1; [.G18]; &quot;&quot;)">
            <text:p/>
          </table:table-cell>
          <table:table-cell table:formula="of:=COM.MICROSOFT.CONCAT([.E18]; &quot;= &quot;; [.F18]; &quot;;&quot;)" office:value-type="string" office:string-value="v= &amp;v;" calcext:value-type="string">
            <text:p>v= &amp;v;</text:p>
          </table:table-cell>
          <table:table-cell table:formula="of:= IF([.B18]=0; [.J18]; &quot;&quot;)" office:value-type="string" office:string-value="v= &amp;v;" calcext:value-type="string">
            <text:p>v= &amp;v;</text:p>
          </table:table-cell>
          <table:table-cell table:formula="of:= IF([.B18]=1; [.J18]; &quot;&quot;)">
            <text:p/>
          </table:table-cell>
          <table:table-cell table:formula="of:=COM.MICROSOFT.CONCAT(&quot; int &quot;; [.E18]; &quot;=&quot;; [.F18]; &quot; ;&quot;)" office:value-type="string" office:string-value=" int v=&amp;v ;" calcext:value-type="string">
            <text:p><text:s/>int v=&amp;v ;</text:p>
          </table:table-cell>
          <table:table-cell table:formula="of:= IF([.B18]=0; [.M18]; &quot;&quot;)" office:value-type="string" office:string-value=" int v=&amp;v ;" calcext:value-type="string">
            <text:p><text:s/>int v=&amp;v ;</text:p>
          </table:table-cell>
          <table:table-cell table:formula="of:= IF([.B18]=1; [.J18]; &quot;&quot;)">
            <text:p/>
          </table:table-cell>
          <table:table-cell table:formula="of:=COM.MICROSOFT.CONCAT(&quot;int  &quot;; [.E18]; &quot; =&quot;; [.F18]; &quot;;&quot;)" office:value-type="string" office:string-value="int  v =&amp;v;" calcext:value-type="string">
            <text:p>int <text:s/>v =&amp;v;</text:p>
          </table:table-cell>
          <table:table-cell table:formula="of:= IF([.B18]=0; [.P18]; &quot;&quot;)" office:value-type="string" office:string-value="int  v =&amp;v;" calcext:value-type="string">
            <text:p>int <text:s/>v =&amp;v;</text:p>
          </table:table-cell>
          <table:table-cell table:formula="of:= IF([.B18]=1; [.P18]; &quot;&quot;)">
            <text:p/>
          </table:table-cell>
          <table:table-cell table:formula="of:=COM.MICROSOFT.CONCAT(&quot;int &quot;; [.E18]; &quot;= &quot;; [.F18]; &quot; ;&quot;)" office:value-type="string" office:string-value="int v= &amp;v ;" calcext:value-type="string">
            <text:p>int v= &amp;v ;</text:p>
          </table:table-cell>
          <table:table-cell table:formula="of:= IF([.B18]=0; [.S18]; &quot;&quot;)" office:value-type="string" office:string-value="int v= &amp;v ;" calcext:value-type="string">
            <text:p>int v= &amp;v ;</text:p>
          </table:table-cell>
          <table:table-cell table:formula="of:= IF([.B18]=1; [.S18]; &quot;&quot;)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[.H18]" office:value-type="string" office:string-value="int v=&amp;v;" calcext:value-type="string">
            <text:p>int v=&amp;v;</text:p>
          </table:table-cell>
          <table:table-cell table:formula="of:=[.W18]" office:value-type="float" office:value="16" calcext:value-type="float">
            <text:p>16</text:p>
          </table:table-cell>
          <table:table-cell/>
          <table:table-cell table:formula="of:=[.I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18];[.AB18])" office:value-type="string" office:string-value="int v=&amp;v;" calcext:value-type="string">
            <text:p>int v=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19]" office:value-type="string" office:string-value="int *v=&amp;v;" calcext:value-type="string">
            <text:p>int *v=&amp;v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v</text:p>
          </table:table-cell>
          <table:table-cell office:value-type="string" calcext:value-type="string">
            <text:p>&amp;v</text:p>
          </table:table-cell>
          <table:table-cell table:formula="of:=COM.MICROSOFT.CONCAT(&quot;int &quot;; [.E19]; &quot;=&quot;; [.F19]; &quot;;&quot;)" office:value-type="string" office:string-value="int *v=&amp;v;" calcext:value-type="string">
            <text:p>int *v=&amp;v;</text:p>
          </table:table-cell>
          <table:table-cell table:formula="of:= IF([.B19]=0; [.G19]; &quot;&quot;)">
            <text:p/>
          </table:table-cell>
          <table:table-cell table:formula="of:= IF([.B19]=1; [.G19]; &quot;&quot;)" office:value-type="string" office:string-value="int *v=&amp;v;" calcext:value-type="string">
            <text:p>int *v=&amp;v;</text:p>
          </table:table-cell>
          <table:table-cell table:formula="of:=COM.MICROSOFT.CONCAT([.E19]; &quot;= &quot;; [.F19]; &quot;;&quot;)" office:value-type="string" office:string-value="*v= &amp;v;" calcext:value-type="string">
            <text:p>*v= &amp;v;</text:p>
          </table:table-cell>
          <table:table-cell table:formula="of:= IF([.B19]=0; [.J19]; &quot;&quot;)">
            <text:p/>
          </table:table-cell>
          <table:table-cell table:formula="of:= IF([.B19]=1; [.J19]; &quot;&quot;)" office:value-type="string" office:string-value="*v= &amp;v;" calcext:value-type="string">
            <text:p>*v= &amp;v;</text:p>
          </table:table-cell>
          <table:table-cell table:formula="of:=COM.MICROSOFT.CONCAT(&quot; int &quot;; [.E19]; &quot;=&quot;; [.F19]; &quot; ;&quot;)" office:value-type="string" office:string-value=" int *v=&amp;v ;" calcext:value-type="string">
            <text:p><text:s/>int *v=&amp;v ;</text:p>
          </table:table-cell>
          <table:table-cell table:formula="of:= IF([.B19]=0; [.M19]; &quot;&quot;)">
            <text:p/>
          </table:table-cell>
          <table:table-cell table:formula="of:= IF([.B19]=1; [.J19]; &quot;&quot;)" office:value-type="string" office:string-value="*v= &amp;v;" calcext:value-type="string">
            <text:p>*v= &amp;v;</text:p>
          </table:table-cell>
          <table:table-cell table:formula="of:=COM.MICROSOFT.CONCAT(&quot;int  &quot;; [.E19]; &quot; =&quot;; [.F19]; &quot;;&quot;)" office:value-type="string" office:string-value="int  *v =&amp;v;" calcext:value-type="string">
            <text:p>int <text:s/>*v =&amp;v;</text:p>
          </table:table-cell>
          <table:table-cell table:formula="of:= IF([.B19]=0; [.P19]; &quot;&quot;)">
            <text:p/>
          </table:table-cell>
          <table:table-cell table:formula="of:= IF([.B19]=1; [.P19]; &quot;&quot;)" office:value-type="string" office:string-value="int  *v =&amp;v;" calcext:value-type="string">
            <text:p>int <text:s/>*v =&amp;v;</text:p>
          </table:table-cell>
          <table:table-cell table:formula="of:=COM.MICROSOFT.CONCAT(&quot;int &quot;; [.E19]; &quot;= &quot;; [.F19]; &quot; ;&quot;)" office:value-type="string" office:string-value="int *v= &amp;v ;" calcext:value-type="string">
            <text:p>int *v= &amp;v ;</text:p>
          </table:table-cell>
          <table:table-cell table:formula="of:= IF([.B19]=0; [.S19]; &quot;&quot;)">
            <text:p/>
          </table:table-cell>
          <table:table-cell table:formula="of:= IF([.B19]=1; [.S19]; &quot;&quot;)" office:value-type="string" office:string-value="int *v= &amp;v ;" calcext:value-type="string">
            <text:p>int *v= &amp;v ;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[.H19]">
            <text:p/>
          </table:table-cell>
          <table:table-cell table:formula="of:=[.W19]" office:value-type="float" office:value="17" calcext:value-type="float">
            <text:p>17</text:p>
          </table:table-cell>
          <table:table-cell/>
          <table:table-cell table:formula="of:=[.I19]" office:value-type="string" office:string-value="int *v=&amp;v;" calcext:value-type="string">
            <text:p>int *v=&amp;v;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19];[.AB19])" office:value-type="string" office:string-value="int *v=&amp;v;" calcext:value-type="string">
            <text:p>int *v=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0]" office:value-type="string" office:string-value="int *(&amp;v)=&amp;v;" calcext:value-type="string">
            <text:p>int *(&amp;v)=&amp;v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(&amp;v)</text:p>
          </table:table-cell>
          <table:table-cell office:value-type="string" calcext:value-type="string">
            <text:p>&amp;v</text:p>
          </table:table-cell>
          <table:table-cell table:formula="of:=COM.MICROSOFT.CONCAT(&quot;int &quot;; [.E20]; &quot;=&quot;; [.F20]; &quot;;&quot;)" office:value-type="string" office:string-value="int *(&amp;v)=&amp;v;" calcext:value-type="string">
            <text:p>int *(&amp;v)=&amp;v;</text:p>
          </table:table-cell>
          <table:table-cell table:formula="of:= IF([.B20]=0; [.G20]; &quot;&quot;)">
            <text:p/>
          </table:table-cell>
          <table:table-cell table:formula="of:= IF([.B20]=1; [.G20]; &quot;&quot;)" office:value-type="string" office:string-value="int *(&amp;v)=&amp;v;" calcext:value-type="string">
            <text:p>int *(&amp;v)=&amp;v;</text:p>
          </table:table-cell>
          <table:table-cell table:formula="of:=COM.MICROSOFT.CONCAT([.E20]; &quot;= &quot;; [.F20]; &quot;;&quot;)" office:value-type="string" office:string-value="*(&amp;v)= &amp;v;" calcext:value-type="string">
            <text:p>*(&amp;v)= &amp;v;</text:p>
          </table:table-cell>
          <table:table-cell table:formula="of:= IF([.B20]=0; [.J20]; &quot;&quot;)">
            <text:p/>
          </table:table-cell>
          <table:table-cell table:formula="of:= IF([.B20]=1; [.J20]; &quot;&quot;)" office:value-type="string" office:string-value="*(&amp;v)= &amp;v;" calcext:value-type="string">
            <text:p>*(&amp;v)= &amp;v;</text:p>
          </table:table-cell>
          <table:table-cell table:formula="of:=COM.MICROSOFT.CONCAT(&quot; int &quot;; [.E20]; &quot;=&quot;; [.F20]; &quot; ;&quot;)" office:value-type="string" office:string-value=" int *(&amp;v)=&amp;v ;" calcext:value-type="string">
            <text:p><text:s/>int *(&amp;v)=&amp;v ;</text:p>
          </table:table-cell>
          <table:table-cell table:formula="of:= IF([.B20]=0; [.M20]; &quot;&quot;)">
            <text:p/>
          </table:table-cell>
          <table:table-cell table:formula="of:= IF([.B20]=1; [.J20]; &quot;&quot;)" office:value-type="string" office:string-value="*(&amp;v)= &amp;v;" calcext:value-type="string">
            <text:p>*(&amp;v)= &amp;v;</text:p>
          </table:table-cell>
          <table:table-cell table:formula="of:=COM.MICROSOFT.CONCAT(&quot;int  &quot;; [.E20]; &quot; =&quot;; [.F20]; &quot;;&quot;)" office:value-type="string" office:string-value="int  *(&amp;v) =&amp;v;" calcext:value-type="string">
            <text:p>int <text:s/>*(&amp;v) =&amp;v;</text:p>
          </table:table-cell>
          <table:table-cell table:formula="of:= IF([.B20]=0; [.P20]; &quot;&quot;)">
            <text:p/>
          </table:table-cell>
          <table:table-cell table:formula="of:= IF([.B20]=1; [.P20]; &quot;&quot;)" office:value-type="string" office:string-value="int  *(&amp;v) =&amp;v;" calcext:value-type="string">
            <text:p>int <text:s/>*(&amp;v) =&amp;v;</text:p>
          </table:table-cell>
          <table:table-cell table:formula="of:=COM.MICROSOFT.CONCAT(&quot;int &quot;; [.E20]; &quot;= &quot;; [.F20]; &quot; ;&quot;)" office:value-type="string" office:string-value="int *(&amp;v)= &amp;v ;" calcext:value-type="string">
            <text:p>int *(&amp;v)= &amp;v ;</text:p>
          </table:table-cell>
          <table:table-cell table:formula="of:= IF([.B20]=0; [.S20]; &quot;&quot;)">
            <text:p/>
          </table:table-cell>
          <table:table-cell table:formula="of:= IF([.B20]=1; [.S20]; &quot;&quot;)" office:value-type="string" office:string-value="int *(&amp;v)= &amp;v ;" calcext:value-type="string">
            <text:p>int *(&amp;v)= &amp;v ;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[.H20]">
            <text:p/>
          </table:table-cell>
          <table:table-cell table:formula="of:=[.W20]" office:value-type="float" office:value="18" calcext:value-type="float">
            <text:p>18</text:p>
          </table:table-cell>
          <table:table-cell/>
          <table:table-cell table:formula="of:=[.I20]" office:value-type="string" office:string-value="int *(&amp;v)=&amp;v;" calcext:value-type="string">
            <text:p>int *(&amp;v)=&amp;v;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20];[.AB20])" office:value-type="string" office:string-value="int *(&amp;v)=&amp;v;" calcext:value-type="string">
            <text:p>int *(&amp;v)=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1]" office:value-type="string" office:string-value="int &amp;v=&amp;v;" calcext:value-type="string">
            <text:p>int &amp;v=&amp;v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amp;v</text:p>
          </table:table-cell>
          <table:table-cell table:formula="of:=COM.MICROSOFT.CONCAT(&quot;int &quot;; [.E21]; &quot;=&quot;; [.F21]; &quot;;&quot;)" office:value-type="string" office:string-value="int &amp;v=&amp;v;" calcext:value-type="string">
            <text:p>int &amp;v=&amp;v;</text:p>
          </table:table-cell>
          <table:table-cell table:formula="of:= IF([.B21]=0; [.G21]; &quot;&quot;)">
            <text:p/>
          </table:table-cell>
          <table:table-cell table:formula="of:= IF([.B21]=1; [.G21]; &quot;&quot;)" office:value-type="string" office:string-value="int &amp;v=&amp;v;" calcext:value-type="string">
            <text:p>int &amp;v=&amp;v;</text:p>
          </table:table-cell>
          <table:table-cell table:formula="of:=COM.MICROSOFT.CONCAT([.E21]; &quot;= &quot;; [.F21]; &quot;;&quot;)" office:value-type="string" office:string-value="&amp;v= &amp;v;" calcext:value-type="string">
            <text:p>&amp;v= &amp;v;</text:p>
          </table:table-cell>
          <table:table-cell table:formula="of:= IF([.B21]=0; [.J21]; &quot;&quot;)">
            <text:p/>
          </table:table-cell>
          <table:table-cell table:formula="of:= IF([.B21]=1; [.J21]; &quot;&quot;)" office:value-type="string" office:string-value="&amp;v= &amp;v;" calcext:value-type="string">
            <text:p>&amp;v= &amp;v;</text:p>
          </table:table-cell>
          <table:table-cell table:formula="of:=COM.MICROSOFT.CONCAT(&quot; int &quot;; [.E21]; &quot;=&quot;; [.F21]; &quot; ;&quot;)" office:value-type="string" office:string-value=" int &amp;v=&amp;v ;" calcext:value-type="string">
            <text:p><text:s/>int &amp;v=&amp;v ;</text:p>
          </table:table-cell>
          <table:table-cell table:formula="of:= IF([.B21]=0; [.M21]; &quot;&quot;)">
            <text:p/>
          </table:table-cell>
          <table:table-cell table:formula="of:= IF([.B21]=1; [.J21]; &quot;&quot;)" office:value-type="string" office:string-value="&amp;v= &amp;v;" calcext:value-type="string">
            <text:p>&amp;v= &amp;v;</text:p>
          </table:table-cell>
          <table:table-cell table:formula="of:=COM.MICROSOFT.CONCAT(&quot;int  &quot;; [.E21]; &quot; =&quot;; [.F21]; &quot;;&quot;)" office:value-type="string" office:string-value="int  &amp;v =&amp;v;" calcext:value-type="string">
            <text:p>int <text:s/>&amp;v =&amp;v;</text:p>
          </table:table-cell>
          <table:table-cell table:formula="of:= IF([.B21]=0; [.P21]; &quot;&quot;)">
            <text:p/>
          </table:table-cell>
          <table:table-cell table:formula="of:= IF([.B21]=1; [.P21]; &quot;&quot;)" office:value-type="string" office:string-value="int  &amp;v =&amp;v;" calcext:value-type="string">
            <text:p>int <text:s/>&amp;v =&amp;v;</text:p>
          </table:table-cell>
          <table:table-cell table:formula="of:=COM.MICROSOFT.CONCAT(&quot;int &quot;; [.E21]; &quot;= &quot;; [.F21]; &quot; ;&quot;)" office:value-type="string" office:string-value="int &amp;v= &amp;v ;" calcext:value-type="string">
            <text:p>int &amp;v= &amp;v ;</text:p>
          </table:table-cell>
          <table:table-cell table:formula="of:= IF([.B21]=0; [.S21]; &quot;&quot;)">
            <text:p/>
          </table:table-cell>
          <table:table-cell table:formula="of:= IF([.B21]=1; [.S21]; &quot;&quot;)" office:value-type="string" office:string-value="int &amp;v= &amp;v ;" calcext:value-type="string">
            <text:p>int &amp;v= &amp;v 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[.H21]">
            <text:p/>
          </table:table-cell>
          <table:table-cell table:formula="of:=[.W21]" office:value-type="float" office:value="19" calcext:value-type="float">
            <text:p>19</text:p>
          </table:table-cell>
          <table:table-cell/>
          <table:table-cell table:formula="of:=[.I21]" office:value-type="string" office:string-value="int &amp;v=&amp;v;" calcext:value-type="string">
            <text:p>int &amp;v=&amp;v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21];[.AB21])" office:value-type="string" office:string-value="int &amp;v=&amp;v;" calcext:value-type="string">
            <text:p>int &amp;v=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2]" office:value-type="string" office:string-value="int 7=&amp;v;" calcext:value-type="string">
            <text:p>int 7=&amp;v;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v</text:p>
          </table:table-cell>
          <table:table-cell table:formula="of:=COM.MICROSOFT.CONCAT(&quot;int &quot;; [.E22]; &quot;=&quot;; [.F22]; &quot;;&quot;)" office:value-type="string" office:string-value="int 7=&amp;v;" calcext:value-type="string">
            <text:p>int 7=&amp;v;</text:p>
          </table:table-cell>
          <table:table-cell table:formula="of:= IF([.B22]=0; [.G22]; &quot;&quot;)">
            <text:p/>
          </table:table-cell>
          <table:table-cell table:formula="of:= IF([.B22]=1; [.G22]; &quot;&quot;)" office:value-type="string" office:string-value="int 7=&amp;v;" calcext:value-type="string">
            <text:p>int 7=&amp;v;</text:p>
          </table:table-cell>
          <table:table-cell table:formula="of:=COM.MICROSOFT.CONCAT([.E22]; &quot;= &quot;; [.F22]; &quot;;&quot;)" office:value-type="string" office:string-value="7= &amp;v;" calcext:value-type="string">
            <text:p>7= &amp;v;</text:p>
          </table:table-cell>
          <table:table-cell table:formula="of:= IF([.B22]=0; [.J22]; &quot;&quot;)">
            <text:p/>
          </table:table-cell>
          <table:table-cell table:formula="of:= IF([.B22]=1; [.J22]; &quot;&quot;)" office:value-type="string" office:string-value="7= &amp;v;" calcext:value-type="string">
            <text:p>7= &amp;v;</text:p>
          </table:table-cell>
          <table:table-cell table:formula="of:=COM.MICROSOFT.CONCAT(&quot; int &quot;; [.E22]; &quot;=&quot;; [.F22]; &quot; ;&quot;)" office:value-type="string" office:string-value=" int 7=&amp;v ;" calcext:value-type="string">
            <text:p><text:s/>int 7=&amp;v ;</text:p>
          </table:table-cell>
          <table:table-cell table:formula="of:= IF([.B22]=0; [.M22]; &quot;&quot;)">
            <text:p/>
          </table:table-cell>
          <table:table-cell table:formula="of:= IF([.B22]=1; [.J22]; &quot;&quot;)" office:value-type="string" office:string-value="7= &amp;v;" calcext:value-type="string">
            <text:p>7= &amp;v;</text:p>
          </table:table-cell>
          <table:table-cell table:formula="of:=COM.MICROSOFT.CONCAT(&quot;int  &quot;; [.E22]; &quot; =&quot;; [.F22]; &quot;;&quot;)" office:value-type="string" office:string-value="int  7 =&amp;v;" calcext:value-type="string">
            <text:p>int <text:s/>7 =&amp;v;</text:p>
          </table:table-cell>
          <table:table-cell table:formula="of:= IF([.B22]=0; [.P22]; &quot;&quot;)">
            <text:p/>
          </table:table-cell>
          <table:table-cell table:formula="of:= IF([.B22]=1; [.P22]; &quot;&quot;)" office:value-type="string" office:string-value="int  7 =&amp;v;" calcext:value-type="string">
            <text:p>int <text:s/>7 =&amp;v;</text:p>
          </table:table-cell>
          <table:table-cell table:formula="of:=COM.MICROSOFT.CONCAT(&quot;int &quot;; [.E22]; &quot;= &quot;; [.F22]; &quot; ;&quot;)" office:value-type="string" office:string-value="int 7= &amp;v ;" calcext:value-type="string">
            <text:p>int 7= &amp;v ;</text:p>
          </table:table-cell>
          <table:table-cell table:formula="of:= IF([.B22]=0; [.S22]; &quot;&quot;)">
            <text:p/>
          </table:table-cell>
          <table:table-cell table:formula="of:= IF([.B22]=1; [.S22]; &quot;&quot;)" office:value-type="string" office:string-value="int 7= &amp;v ;" calcext:value-type="string">
            <text:p>int 7= &amp;v 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H22]">
            <text:p/>
          </table:table-cell>
          <table:table-cell table:formula="of:=[.W22]" office:value-type="float" office:value="20" calcext:value-type="float">
            <text:p>20</text:p>
          </table:table-cell>
          <table:table-cell/>
          <table:table-cell table:formula="of:=[.I22]" office:value-type="string" office:string-value="int 7=&amp;v;" calcext:value-type="string">
            <text:p>int 7=&amp;v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22];[.AB22])" office:value-type="string" office:string-value="int 7=&amp;v;" calcext:value-type="string">
            <text:p>int 7=&amp;v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G23]" office:value-type="string" office:string-value="int v=7;" calcext:value-type="string">
            <text:p>int v=7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table:formula="of:=COM.MICROSOFT.CONCAT(&quot;int &quot;; [.E23]; &quot;=&quot;; [.F23]; &quot;;&quot;)" office:value-type="string" office:string-value="int v=7;" calcext:value-type="string">
            <text:p>int v=7;</text:p>
          </table:table-cell>
          <table:table-cell table:formula="of:= IF([.B23]=0; [.G23]; &quot;&quot;)" office:value-type="string" office:string-value="int v=7;" calcext:value-type="string">
            <text:p>int v=7;</text:p>
          </table:table-cell>
          <table:table-cell table:formula="of:= IF([.B23]=1; [.G23]; &quot;&quot;)">
            <text:p/>
          </table:table-cell>
          <table:table-cell table:formula="of:=COM.MICROSOFT.CONCAT([.E23]; &quot;= &quot;; [.F23]; &quot;;&quot;)" office:value-type="string" office:string-value="v= 7;" calcext:value-type="string">
            <text:p>v= 7;</text:p>
          </table:table-cell>
          <table:table-cell table:formula="of:= IF([.B23]=0; [.J23]; &quot;&quot;)" office:value-type="string" office:string-value="v= 7;" calcext:value-type="string">
            <text:p>v= 7;</text:p>
          </table:table-cell>
          <table:table-cell table:formula="of:= IF([.B23]=1; [.J23]; &quot;&quot;)">
            <text:p/>
          </table:table-cell>
          <table:table-cell table:formula="of:=COM.MICROSOFT.CONCAT(&quot; int &quot;; [.E23]; &quot;=&quot;; [.F23]; &quot; ;&quot;)" office:value-type="string" office:string-value=" int v=7 ;" calcext:value-type="string">
            <text:p><text:s/>int v=7 ;</text:p>
          </table:table-cell>
          <table:table-cell table:formula="of:= IF([.B23]=0; [.M23]; &quot;&quot;)" office:value-type="string" office:string-value=" int v=7 ;" calcext:value-type="string">
            <text:p><text:s/>int v=7 ;</text:p>
          </table:table-cell>
          <table:table-cell table:formula="of:= IF([.B23]=1; [.J23]; &quot;&quot;)">
            <text:p/>
          </table:table-cell>
          <table:table-cell table:formula="of:=COM.MICROSOFT.CONCAT(&quot;int  &quot;; [.E23]; &quot; =&quot;; [.F23]; &quot;;&quot;)" office:value-type="string" office:string-value="int  v =7;" calcext:value-type="string">
            <text:p>int <text:s/>v =7;</text:p>
          </table:table-cell>
          <table:table-cell table:formula="of:= IF([.B23]=0; [.P23]; &quot;&quot;)" office:value-type="string" office:string-value="int  v =7;" calcext:value-type="string">
            <text:p>int <text:s/>v =7;</text:p>
          </table:table-cell>
          <table:table-cell table:formula="of:= IF([.B23]=1; [.P23]; &quot;&quot;)">
            <text:p/>
          </table:table-cell>
          <table:table-cell table:formula="of:=COM.MICROSOFT.CONCAT(&quot;int &quot;; [.E23]; &quot;= &quot;; [.F23]; &quot; ;&quot;)" office:value-type="string" office:string-value="int v= 7 ;" calcext:value-type="string">
            <text:p>int v= 7 ;</text:p>
          </table:table-cell>
          <table:table-cell table:formula="of:= IF([.B23]=0; [.S23]; &quot;&quot;)" office:value-type="string" office:string-value="int v= 7 ;" calcext:value-type="string">
            <text:p>int v= 7 ;</text:p>
          </table:table-cell>
          <table:table-cell table:formula="of:= IF([.B23]=1; [.S23]; &quot;&quot;)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H23]" office:value-type="string" office:string-value="int v=7;" calcext:value-type="string">
            <text:p>int v=7;</text:p>
          </table:table-cell>
          <table:table-cell table:formula="of:=[.W23]" office:value-type="float" office:value="21" calcext:value-type="float">
            <text:p>21</text:p>
          </table:table-cell>
          <table:table-cell/>
          <table:table-cell table:formula="of:=[.I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23];[.AB23])" office:value-type="string" office:string-value="int v=7;" calcext:value-type="string">
            <text:p>int v=7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4]" office:value-type="string" office:string-value="int *v=7;" calcext:value-type="string">
            <text:p>int *v=7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v</text:p>
          </table:table-cell>
          <table:table-cell office:value-type="float" office:value="7" calcext:value-type="float">
            <text:p>7</text:p>
          </table:table-cell>
          <table:table-cell table:formula="of:=COM.MICROSOFT.CONCAT(&quot;int &quot;; [.E24]; &quot;=&quot;; [.F24]; &quot;;&quot;)" office:value-type="string" office:string-value="int *v=7;" calcext:value-type="string">
            <text:p>int *v=7;</text:p>
          </table:table-cell>
          <table:table-cell table:formula="of:= IF([.B24]=0; [.G24]; &quot;&quot;)">
            <text:p/>
          </table:table-cell>
          <table:table-cell table:formula="of:= IF([.B24]=1; [.G24]; &quot;&quot;)" office:value-type="string" office:string-value="int *v=7;" calcext:value-type="string">
            <text:p>int *v=7;</text:p>
          </table:table-cell>
          <table:table-cell table:formula="of:=COM.MICROSOFT.CONCAT([.E24]; &quot;= &quot;; [.F24]; &quot;;&quot;)" office:value-type="string" office:string-value="*v= 7;" calcext:value-type="string">
            <text:p>*v= 7;</text:p>
          </table:table-cell>
          <table:table-cell table:formula="of:= IF([.B24]=0; [.J24]; &quot;&quot;)">
            <text:p/>
          </table:table-cell>
          <table:table-cell table:formula="of:= IF([.B24]=1; [.J24]; &quot;&quot;)" office:value-type="string" office:string-value="*v= 7;" calcext:value-type="string">
            <text:p>*v= 7;</text:p>
          </table:table-cell>
          <table:table-cell table:formula="of:=COM.MICROSOFT.CONCAT(&quot; int &quot;; [.E24]; &quot;=&quot;; [.F24]; &quot; ;&quot;)" office:value-type="string" office:string-value=" int *v=7 ;" calcext:value-type="string">
            <text:p><text:s/>int *v=7 ;</text:p>
          </table:table-cell>
          <table:table-cell table:formula="of:= IF([.B24]=0; [.M24]; &quot;&quot;)">
            <text:p/>
          </table:table-cell>
          <table:table-cell table:formula="of:= IF([.B24]=1; [.J24]; &quot;&quot;)" office:value-type="string" office:string-value="*v= 7;" calcext:value-type="string">
            <text:p>*v= 7;</text:p>
          </table:table-cell>
          <table:table-cell table:formula="of:=COM.MICROSOFT.CONCAT(&quot;int  &quot;; [.E24]; &quot; =&quot;; [.F24]; &quot;;&quot;)" office:value-type="string" office:string-value="int  *v =7;" calcext:value-type="string">
            <text:p>int <text:s/>*v =7;</text:p>
          </table:table-cell>
          <table:table-cell table:formula="of:= IF([.B24]=0; [.P24]; &quot;&quot;)">
            <text:p/>
          </table:table-cell>
          <table:table-cell table:formula="of:= IF([.B24]=1; [.P24]; &quot;&quot;)" office:value-type="string" office:string-value="int  *v =7;" calcext:value-type="string">
            <text:p>int <text:s/>*v =7;</text:p>
          </table:table-cell>
          <table:table-cell table:formula="of:=COM.MICROSOFT.CONCAT(&quot;int &quot;; [.E24]; &quot;= &quot;; [.F24]; &quot; ;&quot;)" office:value-type="string" office:string-value="int *v= 7 ;" calcext:value-type="string">
            <text:p>int *v= 7 ;</text:p>
          </table:table-cell>
          <table:table-cell table:formula="of:= IF([.B24]=0; [.S24]; &quot;&quot;)">
            <text:p/>
          </table:table-cell>
          <table:table-cell table:formula="of:= IF([.B24]=1; [.S24]; &quot;&quot;)" office:value-type="string" office:string-value="int *v= 7 ;" calcext:value-type="string">
            <text:p>int *v= 7 ;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[.H24]">
            <text:p/>
          </table:table-cell>
          <table:table-cell table:formula="of:=[.W24]" office:value-type="float" office:value="22" calcext:value-type="float">
            <text:p>22</text:p>
          </table:table-cell>
          <table:table-cell/>
          <table:table-cell table:formula="of:=[.I24]" office:value-type="string" office:string-value="int *v=7;" calcext:value-type="string">
            <text:p>int *v=7;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24];[.AB24])" office:value-type="string" office:string-value="int *v=7;" calcext:value-type="string">
            <text:p>int *v=7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5]" office:value-type="string" office:string-value="int *(&amp;v)=7;" calcext:value-type="string">
            <text:p>int *(&amp;v)=7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(&amp;v)</text:p>
          </table:table-cell>
          <table:table-cell office:value-type="float" office:value="7" calcext:value-type="float">
            <text:p>7</text:p>
          </table:table-cell>
          <table:table-cell table:formula="of:=COM.MICROSOFT.CONCAT(&quot;int &quot;; [.E25]; &quot;=&quot;; [.F25]; &quot;;&quot;)" office:value-type="string" office:string-value="int *(&amp;v)=7;" calcext:value-type="string">
            <text:p>int *(&amp;v)=7;</text:p>
          </table:table-cell>
          <table:table-cell table:formula="of:= IF([.B25]=0; [.G25]; &quot;&quot;)">
            <text:p/>
          </table:table-cell>
          <table:table-cell table:formula="of:= IF([.B25]=1; [.G25]; &quot;&quot;)" office:value-type="string" office:string-value="int *(&amp;v)=7;" calcext:value-type="string">
            <text:p>int *(&amp;v)=7;</text:p>
          </table:table-cell>
          <table:table-cell table:formula="of:=COM.MICROSOFT.CONCAT([.E25]; &quot;= &quot;; [.F25]; &quot;;&quot;)" office:value-type="string" office:string-value="*(&amp;v)= 7;" calcext:value-type="string">
            <text:p>*(&amp;v)= 7;</text:p>
          </table:table-cell>
          <table:table-cell table:formula="of:= IF([.B25]=0; [.J25]; &quot;&quot;)">
            <text:p/>
          </table:table-cell>
          <table:table-cell table:formula="of:= IF([.B25]=1; [.J25]; &quot;&quot;)" office:value-type="string" office:string-value="*(&amp;v)= 7;" calcext:value-type="string">
            <text:p>*(&amp;v)= 7;</text:p>
          </table:table-cell>
          <table:table-cell table:formula="of:=COM.MICROSOFT.CONCAT(&quot; int &quot;; [.E25]; &quot;=&quot;; [.F25]; &quot; ;&quot;)" office:value-type="string" office:string-value=" int *(&amp;v)=7 ;" calcext:value-type="string">
            <text:p><text:s/>int *(&amp;v)=7 ;</text:p>
          </table:table-cell>
          <table:table-cell table:formula="of:= IF([.B25]=0; [.M25]; &quot;&quot;)">
            <text:p/>
          </table:table-cell>
          <table:table-cell table:formula="of:= IF([.B25]=1; [.J25]; &quot;&quot;)" office:value-type="string" office:string-value="*(&amp;v)= 7;" calcext:value-type="string">
            <text:p>*(&amp;v)= 7;</text:p>
          </table:table-cell>
          <table:table-cell table:formula="of:=COM.MICROSOFT.CONCAT(&quot;int  &quot;; [.E25]; &quot; =&quot;; [.F25]; &quot;;&quot;)" office:value-type="string" office:string-value="int  *(&amp;v) =7;" calcext:value-type="string">
            <text:p>int <text:s/>*(&amp;v) =7;</text:p>
          </table:table-cell>
          <table:table-cell table:formula="of:= IF([.B25]=0; [.P25]; &quot;&quot;)">
            <text:p/>
          </table:table-cell>
          <table:table-cell table:formula="of:= IF([.B25]=1; [.P25]; &quot;&quot;)" office:value-type="string" office:string-value="int  *(&amp;v) =7;" calcext:value-type="string">
            <text:p>int <text:s/>*(&amp;v) =7;</text:p>
          </table:table-cell>
          <table:table-cell table:formula="of:=COM.MICROSOFT.CONCAT(&quot;int &quot;; [.E25]; &quot;= &quot;; [.F25]; &quot; ;&quot;)" office:value-type="string" office:string-value="int *(&amp;v)= 7 ;" calcext:value-type="string">
            <text:p>int *(&amp;v)= 7 ;</text:p>
          </table:table-cell>
          <table:table-cell table:formula="of:= IF([.B25]=0; [.S25]; &quot;&quot;)">
            <text:p/>
          </table:table-cell>
          <table:table-cell table:formula="of:= IF([.B25]=1; [.S25]; &quot;&quot;)" office:value-type="string" office:string-value="int *(&amp;v)= 7 ;" calcext:value-type="string">
            <text:p>int *(&amp;v)= 7 ;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[.H25]">
            <text:p/>
          </table:table-cell>
          <table:table-cell table:formula="of:=[.W25]" office:value-type="float" office:value="23" calcext:value-type="float">
            <text:p>23</text:p>
          </table:table-cell>
          <table:table-cell/>
          <table:table-cell table:formula="of:=[.I25]" office:value-type="string" office:string-value="int *(&amp;v)=7;" calcext:value-type="string">
            <text:p>int *(&amp;v)=7;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25];[.AB25])" office:value-type="string" office:string-value="int *(&amp;v)=7;" calcext:value-type="string">
            <text:p>int *(&amp;v)=7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6]" office:value-type="string" office:string-value="int &amp;v=7;" calcext:value-type="string">
            <text:p>int &amp;v=7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v</text:p>
          </table:table-cell>
          <table:table-cell office:value-type="float" office:value="7" calcext:value-type="float">
            <text:p>7</text:p>
          </table:table-cell>
          <table:table-cell table:formula="of:=COM.MICROSOFT.CONCAT(&quot;int &quot;; [.E26]; &quot;=&quot;; [.F26]; &quot;;&quot;)" office:value-type="string" office:string-value="int &amp;v=7;" calcext:value-type="string">
            <text:p>int &amp;v=7;</text:p>
          </table:table-cell>
          <table:table-cell table:formula="of:= IF([.B26]=0; [.G26]; &quot;&quot;)">
            <text:p/>
          </table:table-cell>
          <table:table-cell table:formula="of:= IF([.B26]=1; [.G26]; &quot;&quot;)" office:value-type="string" office:string-value="int &amp;v=7;" calcext:value-type="string">
            <text:p>int &amp;v=7;</text:p>
          </table:table-cell>
          <table:table-cell table:formula="of:=COM.MICROSOFT.CONCAT([.E26]; &quot;= &quot;; [.F26]; &quot;;&quot;)" office:value-type="string" office:string-value="&amp;v= 7;" calcext:value-type="string">
            <text:p>&amp;v= 7;</text:p>
          </table:table-cell>
          <table:table-cell table:formula="of:= IF([.B26]=0; [.J26]; &quot;&quot;)">
            <text:p/>
          </table:table-cell>
          <table:table-cell table:formula="of:= IF([.B26]=1; [.J26]; &quot;&quot;)" office:value-type="string" office:string-value="&amp;v= 7;" calcext:value-type="string">
            <text:p>&amp;v= 7;</text:p>
          </table:table-cell>
          <table:table-cell table:formula="of:=COM.MICROSOFT.CONCAT(&quot; int &quot;; [.E26]; &quot;=&quot;; [.F26]; &quot; ;&quot;)" office:value-type="string" office:string-value=" int &amp;v=7 ;" calcext:value-type="string">
            <text:p><text:s/>int &amp;v=7 ;</text:p>
          </table:table-cell>
          <table:table-cell table:formula="of:= IF([.B26]=0; [.M26]; &quot;&quot;)">
            <text:p/>
          </table:table-cell>
          <table:table-cell table:formula="of:= IF([.B26]=1; [.J26]; &quot;&quot;)" office:value-type="string" office:string-value="&amp;v= 7;" calcext:value-type="string">
            <text:p>&amp;v= 7;</text:p>
          </table:table-cell>
          <table:table-cell table:formula="of:=COM.MICROSOFT.CONCAT(&quot;int  &quot;; [.E26]; &quot; =&quot;; [.F26]; &quot;;&quot;)" office:value-type="string" office:string-value="int  &amp;v =7;" calcext:value-type="string">
            <text:p>int <text:s/>&amp;v =7;</text:p>
          </table:table-cell>
          <table:table-cell table:formula="of:= IF([.B26]=0; [.P26]; &quot;&quot;)">
            <text:p/>
          </table:table-cell>
          <table:table-cell table:formula="of:= IF([.B26]=1; [.P26]; &quot;&quot;)" office:value-type="string" office:string-value="int  &amp;v =7;" calcext:value-type="string">
            <text:p>int <text:s/>&amp;v =7;</text:p>
          </table:table-cell>
          <table:table-cell table:formula="of:=COM.MICROSOFT.CONCAT(&quot;int &quot;; [.E26]; &quot;= &quot;; [.F26]; &quot; ;&quot;)" office:value-type="string" office:string-value="int &amp;v= 7 ;" calcext:value-type="string">
            <text:p>int &amp;v= 7 ;</text:p>
          </table:table-cell>
          <table:table-cell table:formula="of:= IF([.B26]=0; [.S26]; &quot;&quot;)">
            <text:p/>
          </table:table-cell>
          <table:table-cell table:formula="of:= IF([.B26]=1; [.S26]; &quot;&quot;)" office:value-type="string" office:string-value="int &amp;v= 7 ;" calcext:value-type="string">
            <text:p>int &amp;v= 7 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[.H26]">
            <text:p/>
          </table:table-cell>
          <table:table-cell table:formula="of:=[.W26]" office:value-type="float" office:value="24" calcext:value-type="float">
            <text:p>24</text:p>
          </table:table-cell>
          <table:table-cell/>
          <table:table-cell table:formula="of:=[.I26]" office:value-type="string" office:string-value="int &amp;v=7;" calcext:value-type="string">
            <text:p>int &amp;v=7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26];[.AB26])" office:value-type="string" office:string-value="int &amp;v=7;" calcext:value-type="string">
            <text:p>int &amp;v=7;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[.G27]" office:value-type="string" office:string-value="int 7=7;" calcext:value-type="string">
            <text:p>int 7=7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COM.MICROSOFT.CONCAT(&quot;int &quot;; [.E27]; &quot;=&quot;; [.F27]; &quot;;&quot;)" office:value-type="string" office:string-value="int 7=7;" calcext:value-type="string">
            <text:p>int 7=7;</text:p>
          </table:table-cell>
          <table:table-cell table:formula="of:= IF([.B27]=0; [.G27]; &quot;&quot;)">
            <text:p/>
          </table:table-cell>
          <table:table-cell table:formula="of:= IF([.B27]=1; [.G27]; &quot;&quot;)" office:value-type="string" office:string-value="int 7=7;" calcext:value-type="string">
            <text:p>int 7=7;</text:p>
          </table:table-cell>
          <table:table-cell table:formula="of:=COM.MICROSOFT.CONCAT([.E27]; &quot;= &quot;; [.F27]; &quot;;&quot;)" office:value-type="string" office:string-value="7= 7;" calcext:value-type="string">
            <text:p>7= 7;</text:p>
          </table:table-cell>
          <table:table-cell table:formula="of:= IF([.B27]=0; [.J27]; &quot;&quot;)">
            <text:p/>
          </table:table-cell>
          <table:table-cell table:formula="of:= IF([.B27]=1; [.J27]; &quot;&quot;)" office:value-type="string" office:string-value="7= 7;" calcext:value-type="string">
            <text:p>7= 7;</text:p>
          </table:table-cell>
          <table:table-cell table:formula="of:=COM.MICROSOFT.CONCAT(&quot; int &quot;; [.E27]; &quot;=&quot;; [.F27]; &quot; ;&quot;)" office:value-type="string" office:string-value=" int 7=7 ;" calcext:value-type="string">
            <text:p><text:s/>int 7=7 ;</text:p>
          </table:table-cell>
          <table:table-cell table:formula="of:= IF([.B27]=0; [.M27]; &quot;&quot;)">
            <text:p/>
          </table:table-cell>
          <table:table-cell table:formula="of:= IF([.B27]=1; [.J27]; &quot;&quot;)" office:value-type="string" office:string-value="7= 7;" calcext:value-type="string">
            <text:p>7= 7;</text:p>
          </table:table-cell>
          <table:table-cell table:formula="of:=COM.MICROSOFT.CONCAT(&quot;int  &quot;; [.E27]; &quot; =&quot;; [.F27]; &quot;;&quot;)" office:value-type="string" office:string-value="int  7 =7;" calcext:value-type="string">
            <text:p>int <text:s/>7 =7;</text:p>
          </table:table-cell>
          <table:table-cell table:formula="of:= IF([.B27]=0; [.P27]; &quot;&quot;)">
            <text:p/>
          </table:table-cell>
          <table:table-cell table:formula="of:= IF([.B27]=1; [.P27]; &quot;&quot;)" office:value-type="string" office:string-value="int  7 =7;" calcext:value-type="string">
            <text:p>int <text:s/>7 =7;</text:p>
          </table:table-cell>
          <table:table-cell table:formula="of:=COM.MICROSOFT.CONCAT(&quot;int &quot;; [.E27]; &quot;= &quot;; [.F27]; &quot; ;&quot;)" office:value-type="string" office:string-value="int 7= 7 ;" calcext:value-type="string">
            <text:p>int 7= 7 ;</text:p>
          </table:table-cell>
          <table:table-cell table:formula="of:= IF([.B27]=0; [.S27]; &quot;&quot;)">
            <text:p/>
          </table:table-cell>
          <table:table-cell table:formula="of:= IF([.B27]=1; [.S27]; &quot;&quot;)" office:value-type="string" office:string-value="int 7= 7 ;" calcext:value-type="string">
            <text:p>int 7= 7 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[.H27]">
            <text:p/>
          </table:table-cell>
          <table:table-cell table:formula="of:=[.W27]" office:value-type="float" office:value="25" calcext:value-type="float">
            <text:p>25</text:p>
          </table:table-cell>
          <table:table-cell/>
          <table:table-cell table:formula="of:=[.I27]" office:value-type="string" office:string-value="int 7=7;" calcext:value-type="string">
            <text:p>int 7=7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27];[.AB27])" office:value-type="string" office:string-value="int 7=7;" calcext:value-type="string">
            <text:p>int 7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table:formula="of:=[.K3]" office:value-type="string" office:string-value="v= v;" calcext:value-type="string">
            <text:p>v= v;</text:p>
          </table:table-cell>
          <table:table-cell table:formula="of:=[.W28]" office:value-type="float" office:value="1" calcext:value-type="float">
            <text:p>1</text:p>
          </table:table-cell>
          <table:table-cell/>
          <table:table-cell table:formula="of:=[.L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28];[.AB28])" office:value-type="string" office:string-value="v= v;" calcext:value-type="string">
            <text:p>v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table:formula="of:=[.K4]">
            <text:p/>
          </table:table-cell>
          <table:table-cell table:formula="of:=[.W29]" office:value-type="float" office:value="2" calcext:value-type="float">
            <text:p>2</text:p>
          </table:table-cell>
          <table:table-cell/>
          <table:table-cell table:formula="of:=[.L4]" office:value-type="string" office:string-value="*v= v;" calcext:value-type="string">
            <text:p>*v= v;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29];[.AB29])" office:value-type="string" office:string-value="*v= v;" calcext:value-type="string">
            <text:p>*v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table:formula="of:=[.K5]">
            <text:p/>
          </table:table-cell>
          <table:table-cell table:formula="of:=[.W30]" office:value-type="float" office:value="3" calcext:value-type="float">
            <text:p>3</text:p>
          </table:table-cell>
          <table:table-cell/>
          <table:table-cell table:formula="of:=[.L5]" office:value-type="string" office:string-value="*(&amp;v)= v;" calcext:value-type="string">
            <text:p>*(&amp;v)= v;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30];[.AB30])" office:value-type="string" office:string-value="*(&amp;v)= v;" calcext:value-type="string">
            <text:p>*(&amp;v)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table:formula="of:=[.K6]">
            <text:p/>
          </table:table-cell>
          <table:table-cell table:formula="of:=[.W31]" office:value-type="float" office:value="4" calcext:value-type="float">
            <text:p>4</text:p>
          </table:table-cell>
          <table:table-cell/>
          <table:table-cell table:formula="of:=[.L6]" office:value-type="string" office:string-value="&amp;v= v;" calcext:value-type="string">
            <text:p>&amp;v= v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31];[.AB31])" office:value-type="string" office:string-value="&amp;v= v;" calcext:value-type="string">
            <text:p>&amp;v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formula="of:=[.K7]">
            <text:p/>
          </table:table-cell>
          <table:table-cell table:formula="of:=[.W32]" office:value-type="float" office:value="5" calcext:value-type="float">
            <text:p>5</text:p>
          </table:table-cell>
          <table:table-cell/>
          <table:table-cell table:formula="of:=[.L7]" office:value-type="string" office:string-value="7= v;" calcext:value-type="string">
            <text:p>7= v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32];[.AB32])" office:value-type="string" office:string-value="7= v;" calcext:value-type="string">
            <text:p>7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table:formula="of:=[.K8]" office:value-type="string" office:string-value="v= *v;" calcext:value-type="string">
            <text:p>v= *v;</text:p>
          </table:table-cell>
          <table:table-cell table:formula="of:=[.W33]" office:value-type="float" office:value="6" calcext:value-type="float">
            <text:p>6</text:p>
          </table:table-cell>
          <table:table-cell/>
          <table:table-cell table:formula="of:=[.L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33];[.AB33])" office:value-type="string" office:string-value="v= *v;" calcext:value-type="string">
            <text:p>v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table:formula="of:=[.K9]">
            <text:p/>
          </table:table-cell>
          <table:table-cell table:formula="of:=[.W34]" office:value-type="float" office:value="7" calcext:value-type="float">
            <text:p>7</text:p>
          </table:table-cell>
          <table:table-cell/>
          <table:table-cell table:formula="of:=[.L9]" office:value-type="string" office:string-value="*v= *v;" calcext:value-type="string">
            <text:p>*v= *v;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34];[.AB34])" office:value-type="string" office:string-value="*v= *v;" calcext:value-type="string">
            <text:p>*v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table:formula="of:=[.K10]">
            <text:p/>
          </table:table-cell>
          <table:table-cell table:formula="of:=[.W35]" office:value-type="float" office:value="8" calcext:value-type="float">
            <text:p>8</text:p>
          </table:table-cell>
          <table:table-cell/>
          <table:table-cell table:formula="of:=[.L10]" office:value-type="string" office:string-value="*(&amp;v)= *v;" calcext:value-type="string">
            <text:p>*(&amp;v)= *v;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35];[.AB35])" office:value-type="string" office:string-value="*(&amp;v)= *v;" calcext:value-type="string">
            <text:p>*(&amp;v)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table:formula="of:=[.K11]">
            <text:p/>
          </table:table-cell>
          <table:table-cell table:formula="of:=[.W36]" office:value-type="float" office:value="9" calcext:value-type="float">
            <text:p>9</text:p>
          </table:table-cell>
          <table:table-cell/>
          <table:table-cell table:formula="of:=[.L11]" office:value-type="string" office:string-value="&amp;v= *v;" calcext:value-type="string">
            <text:p>&amp;v= *v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36];[.AB36])" office:value-type="string" office:string-value="&amp;v= *v;" calcext:value-type="string">
            <text:p>&amp;v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table:formula="of:=[.K12]">
            <text:p/>
          </table:table-cell>
          <table:table-cell table:formula="of:=[.W37]" office:value-type="float" office:value="10" calcext:value-type="float">
            <text:p>10</text:p>
          </table:table-cell>
          <table:table-cell/>
          <table:table-cell table:formula="of:=[.L12]" office:value-type="string" office:string-value="7= *v;" calcext:value-type="string">
            <text:p>7= *v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37];[.AB37])" office:value-type="string" office:string-value="7= *v;" calcext:value-type="string">
            <text:p>7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/>
          <table:table-cell table:formula="of:=[.K13]" office:value-type="string" office:string-value="v= *(&amp;v);" calcext:value-type="string">
            <text:p>v= *(&amp;v);</text:p>
          </table:table-cell>
          <table:table-cell table:formula="of:=[.W38]" office:value-type="float" office:value="11" calcext:value-type="float">
            <text:p>11</text:p>
          </table:table-cell>
          <table:table-cell/>
          <table:table-cell table:formula="of:=[.L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38];[.AB38])" office:value-type="string" office:string-value="v= *(&amp;v);" calcext:value-type="string">
            <text:p>v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  <table:table-cell/>
          <table:table-cell table:formula="of:=[.K14]">
            <text:p/>
          </table:table-cell>
          <table:table-cell table:formula="of:=[.W39]" office:value-type="float" office:value="12" calcext:value-type="float">
            <text:p>12</text:p>
          </table:table-cell>
          <table:table-cell/>
          <table:table-cell table:formula="of:=[.L14]" office:value-type="string" office:string-value="*v= *(&amp;v);" calcext:value-type="string">
            <text:p>*v= *(&amp;v);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39];[.AB39])" office:value-type="string" office:string-value="*v= *(&amp;v);" calcext:value-type="string">
            <text:p>*v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3" calcext:value-type="float">
            <text:p>13</text:p>
          </table:table-cell>
          <table:table-cell/>
          <table:table-cell table:formula="of:=[.K15]">
            <text:p/>
          </table:table-cell>
          <table:table-cell table:formula="of:=[.W40]" office:value-type="float" office:value="13" calcext:value-type="float">
            <text:p>13</text:p>
          </table:table-cell>
          <table:table-cell/>
          <table:table-cell table:formula="of:=[.L15]" office:value-type="string" office:string-value="*(&amp;v)= *(&amp;v);" calcext:value-type="string">
            <text:p>*(&amp;v)= *(&amp;v);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40];[.AB40])" office:value-type="string" office:string-value="*(&amp;v)= *(&amp;v);" calcext:value-type="string">
            <text:p>*(&amp;v)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4" calcext:value-type="float">
            <text:p>14</text:p>
          </table:table-cell>
          <table:table-cell/>
          <table:table-cell table:formula="of:=[.K16]">
            <text:p/>
          </table:table-cell>
          <table:table-cell table:formula="of:=[.W41]" office:value-type="float" office:value="14" calcext:value-type="float">
            <text:p>14</text:p>
          </table:table-cell>
          <table:table-cell/>
          <table:table-cell table:formula="of:=[.L16]" office:value-type="string" office:string-value="&amp;v= *(&amp;v);" calcext:value-type="string">
            <text:p>&amp;v= *(&amp;v)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41];[.AB41])" office:value-type="string" office:string-value="&amp;v= *(&amp;v);" calcext:value-type="string">
            <text:p>&amp;v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5" calcext:value-type="float">
            <text:p>15</text:p>
          </table:table-cell>
          <table:table-cell/>
          <table:table-cell table:formula="of:=[.K17]">
            <text:p/>
          </table:table-cell>
          <table:table-cell table:formula="of:=[.W42]" office:value-type="float" office:value="15" calcext:value-type="float">
            <text:p>15</text:p>
          </table:table-cell>
          <table:table-cell/>
          <table:table-cell table:formula="of:=[.L17]" office:value-type="string" office:string-value="7= *(&amp;v);" calcext:value-type="string">
            <text:p>7= *(&amp;v)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42];[.AB42])" office:value-type="string" office:string-value="7= *(&amp;v);" calcext:value-type="string">
            <text:p>7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/>
          <table:table-cell table:formula="of:=[.K18]" office:value-type="string" office:string-value="v= &amp;v;" calcext:value-type="string">
            <text:p>v= &amp;v;</text:p>
          </table:table-cell>
          <table:table-cell table:formula="of:=[.W43]" office:value-type="float" office:value="16" calcext:value-type="float">
            <text:p>16</text:p>
          </table:table-cell>
          <table:table-cell/>
          <table:table-cell table:formula="of:=[.L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43];[.AB43])" office:value-type="string" office:string-value="v= &amp;v;" calcext:value-type="string">
            <text:p>v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7" calcext:value-type="float">
            <text:p>17</text:p>
          </table:table-cell>
          <table:table-cell/>
          <table:table-cell table:formula="of:=[.K19]">
            <text:p/>
          </table:table-cell>
          <table:table-cell table:formula="of:=[.W44]" office:value-type="float" office:value="17" calcext:value-type="float">
            <text:p>17</text:p>
          </table:table-cell>
          <table:table-cell/>
          <table:table-cell table:formula="of:=[.L19]" office:value-type="string" office:string-value="*v= &amp;v;" calcext:value-type="string">
            <text:p>*v= &amp;v;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44];[.AB44])" office:value-type="string" office:string-value="*v= &amp;v;" calcext:value-type="string">
            <text:p>*v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/>
          <table:table-cell table:formula="of:=[.K20]">
            <text:p/>
          </table:table-cell>
          <table:table-cell table:formula="of:=[.W45]" office:value-type="float" office:value="18" calcext:value-type="float">
            <text:p>18</text:p>
          </table:table-cell>
          <table:table-cell/>
          <table:table-cell table:formula="of:=[.L20]" office:value-type="string" office:string-value="*(&amp;v)= &amp;v;" calcext:value-type="string">
            <text:p>*(&amp;v)= &amp;v;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45];[.AB45])" office:value-type="string" office:string-value="*(&amp;v)= &amp;v;" calcext:value-type="string">
            <text:p>*(&amp;v)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9" calcext:value-type="float">
            <text:p>19</text:p>
          </table:table-cell>
          <table:table-cell/>
          <table:table-cell table:formula="of:=[.K21]">
            <text:p/>
          </table:table-cell>
          <table:table-cell table:formula="of:=[.W46]" office:value-type="float" office:value="19" calcext:value-type="float">
            <text:p>19</text:p>
          </table:table-cell>
          <table:table-cell/>
          <table:table-cell table:formula="of:=[.L21]" office:value-type="string" office:string-value="&amp;v= &amp;v;" calcext:value-type="string">
            <text:p>&amp;v= &amp;v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46];[.AB46])" office:value-type="string" office:string-value="&amp;v= &amp;v;" calcext:value-type="string">
            <text:p>&amp;v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/>
          <table:table-cell table:formula="of:=[.K22]">
            <text:p/>
          </table:table-cell>
          <table:table-cell table:formula="of:=[.W47]" office:value-type="float" office:value="20" calcext:value-type="float">
            <text:p>20</text:p>
          </table:table-cell>
          <table:table-cell/>
          <table:table-cell table:formula="of:=[.L22]" office:value-type="string" office:string-value="7= &amp;v;" calcext:value-type="string">
            <text:p>7= &amp;v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47];[.AB47])" office:value-type="string" office:string-value="7= &amp;v;" calcext:value-type="string">
            <text:p>7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1" calcext:value-type="float">
            <text:p>21</text:p>
          </table:table-cell>
          <table:table-cell/>
          <table:table-cell table:formula="of:=[.K23]" office:value-type="string" office:string-value="v= 7;" calcext:value-type="string">
            <text:p>v= 7;</text:p>
          </table:table-cell>
          <table:table-cell table:formula="of:=[.W48]" office:value-type="float" office:value="21" calcext:value-type="float">
            <text:p>21</text:p>
          </table:table-cell>
          <table:table-cell/>
          <table:table-cell table:formula="of:=[.L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48];[.AB48])" office:value-type="string" office:string-value="v= 7;" calcext:value-type="string">
            <text:p>v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/>
          <table:table-cell table:formula="of:=[.K24]">
            <text:p/>
          </table:table-cell>
          <table:table-cell table:formula="of:=[.W49]" office:value-type="float" office:value="22" calcext:value-type="float">
            <text:p>22</text:p>
          </table:table-cell>
          <table:table-cell/>
          <table:table-cell table:formula="of:=[.L24]" office:value-type="string" office:string-value="*v= 7;" calcext:value-type="string">
            <text:p>*v= 7;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49];[.AB49])" office:value-type="string" office:string-value="*v= 7;" calcext:value-type="string">
            <text:p>*v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3" calcext:value-type="float">
            <text:p>23</text:p>
          </table:table-cell>
          <table:table-cell/>
          <table:table-cell table:formula="of:=[.K25]">
            <text:p/>
          </table:table-cell>
          <table:table-cell table:formula="of:=[.W50]" office:value-type="float" office:value="23" calcext:value-type="float">
            <text:p>23</text:p>
          </table:table-cell>
          <table:table-cell/>
          <table:table-cell table:formula="of:=[.L25]" office:value-type="string" office:string-value="*(&amp;v)= 7;" calcext:value-type="string">
            <text:p>*(&amp;v)= 7;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50];[.AB50])" office:value-type="string" office:string-value="*(&amp;v)= 7;" calcext:value-type="string">
            <text:p>*(&amp;v)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4" calcext:value-type="float">
            <text:p>24</text:p>
          </table:table-cell>
          <table:table-cell/>
          <table:table-cell table:formula="of:=[.K26]">
            <text:p/>
          </table:table-cell>
          <table:table-cell table:formula="of:=[.W51]" office:value-type="float" office:value="24" calcext:value-type="float">
            <text:p>24</text:p>
          </table:table-cell>
          <table:table-cell/>
          <table:table-cell table:formula="of:=[.L26]" office:value-type="string" office:string-value="&amp;v= 7;" calcext:value-type="string">
            <text:p>&amp;v= 7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51];[.AB51])" office:value-type="string" office:string-value="&amp;v= 7;" calcext:value-type="string">
            <text:p>&amp;v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5" calcext:value-type="float">
            <text:p>25</text:p>
          </table:table-cell>
          <table:table-cell/>
          <table:table-cell table:formula="of:=[.K27]">
            <text:p/>
          </table:table-cell>
          <table:table-cell table:formula="of:=[.W52]" office:value-type="float" office:value="25" calcext:value-type="float">
            <text:p>25</text:p>
          </table:table-cell>
          <table:table-cell/>
          <table:table-cell table:formula="of:=[.L27]" office:value-type="string" office:string-value="7= 7;" calcext:value-type="string">
            <text:p>7= 7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52];[.AB52])" office:value-type="string" office:string-value="7= 7;" calcext:value-type="string">
            <text:p>7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table:formula="of:=[.N3]" office:value-type="string" office:string-value=" int v=v ;" calcext:value-type="string">
            <text:p><text:s/>int v=v ;</text:p>
          </table:table-cell>
          <table:table-cell table:formula="of:=[.W53]" office:value-type="float" office:value="1" calcext:value-type="float">
            <text:p>1</text:p>
          </table:table-cell>
          <table:table-cell/>
          <table:table-cell table:formula="of:=[.O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53];[.AB53])" office:value-type="string" office:string-value=" int v=v ;" calcext:value-type="string">
            <text:p><text:s/>int v=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table:formula="of:=[.N4]">
            <text:p/>
          </table:table-cell>
          <table:table-cell table:formula="of:=[.W54]" office:value-type="float" office:value="2" calcext:value-type="float">
            <text:p>2</text:p>
          </table:table-cell>
          <table:table-cell/>
          <table:table-cell table:formula="of:=[.O4]" office:value-type="string" office:string-value="*v= v;" calcext:value-type="string">
            <text:p>*v= v;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54];[.AB54])" office:value-type="string" office:string-value="*v= v;" calcext:value-type="string">
            <text:p>*v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table:formula="of:=[.N5]">
            <text:p/>
          </table:table-cell>
          <table:table-cell table:formula="of:=[.W55]" office:value-type="float" office:value="3" calcext:value-type="float">
            <text:p>3</text:p>
          </table:table-cell>
          <table:table-cell/>
          <table:table-cell table:formula="of:=[.O5]" office:value-type="string" office:string-value="*(&amp;v)= v;" calcext:value-type="string">
            <text:p>*(&amp;v)= v;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55];[.AB55])" office:value-type="string" office:string-value="*(&amp;v)= v;" calcext:value-type="string">
            <text:p>*(&amp;v)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table:formula="of:=[.N6]">
            <text:p/>
          </table:table-cell>
          <table:table-cell table:formula="of:=[.W56]" office:value-type="float" office:value="4" calcext:value-type="float">
            <text:p>4</text:p>
          </table:table-cell>
          <table:table-cell/>
          <table:table-cell table:formula="of:=[.O6]" office:value-type="string" office:string-value="&amp;v= v;" calcext:value-type="string">
            <text:p>&amp;v= v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56];[.AB56])" office:value-type="string" office:string-value="&amp;v= v;" calcext:value-type="string">
            <text:p>&amp;v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formula="of:=[.N7]">
            <text:p/>
          </table:table-cell>
          <table:table-cell table:formula="of:=[.W57]" office:value-type="float" office:value="5" calcext:value-type="float">
            <text:p>5</text:p>
          </table:table-cell>
          <table:table-cell/>
          <table:table-cell table:formula="of:=[.O7]" office:value-type="string" office:string-value="7= v;" calcext:value-type="string">
            <text:p>7= v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57];[.AB57])" office:value-type="string" office:string-value="7= v;" calcext:value-type="string">
            <text:p>7= 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table:formula="of:=[.N8]" office:value-type="string" office:string-value=" int v=*v ;" calcext:value-type="string">
            <text:p><text:s/>int v=*v ;</text:p>
          </table:table-cell>
          <table:table-cell table:formula="of:=[.W58]" office:value-type="float" office:value="6" calcext:value-type="float">
            <text:p>6</text:p>
          </table:table-cell>
          <table:table-cell/>
          <table:table-cell table:formula="of:=[.O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58];[.AB58])" office:value-type="string" office:string-value=" int v=*v ;" calcext:value-type="string">
            <text:p><text:s/>int v=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table:formula="of:=[.N9]">
            <text:p/>
          </table:table-cell>
          <table:table-cell table:formula="of:=[.W59]" office:value-type="float" office:value="7" calcext:value-type="float">
            <text:p>7</text:p>
          </table:table-cell>
          <table:table-cell/>
          <table:table-cell table:formula="of:=[.O9]" office:value-type="string" office:string-value="*v= *v;" calcext:value-type="string">
            <text:p>*v= *v;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59];[.AB59])" office:value-type="string" office:string-value="*v= *v;" calcext:value-type="string">
            <text:p>*v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table:formula="of:=[.N10]">
            <text:p/>
          </table:table-cell>
          <table:table-cell table:formula="of:=[.W60]" office:value-type="float" office:value="8" calcext:value-type="float">
            <text:p>8</text:p>
          </table:table-cell>
          <table:table-cell/>
          <table:table-cell table:formula="of:=[.O10]" office:value-type="string" office:string-value="*(&amp;v)= *v;" calcext:value-type="string">
            <text:p>*(&amp;v)= *v;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60];[.AB60])" office:value-type="string" office:string-value="*(&amp;v)= *v;" calcext:value-type="string">
            <text:p>*(&amp;v)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table:formula="of:=[.N11]">
            <text:p/>
          </table:table-cell>
          <table:table-cell table:formula="of:=[.W61]" office:value-type="float" office:value="9" calcext:value-type="float">
            <text:p>9</text:p>
          </table:table-cell>
          <table:table-cell/>
          <table:table-cell table:formula="of:=[.O11]" office:value-type="string" office:string-value="&amp;v= *v;" calcext:value-type="string">
            <text:p>&amp;v= *v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61];[.AB61])" office:value-type="string" office:string-value="&amp;v= *v;" calcext:value-type="string">
            <text:p>&amp;v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table:formula="of:=[.N12]">
            <text:p/>
          </table:table-cell>
          <table:table-cell table:formula="of:=[.W62]" office:value-type="float" office:value="10" calcext:value-type="float">
            <text:p>10</text:p>
          </table:table-cell>
          <table:table-cell/>
          <table:table-cell table:formula="of:=[.O12]" office:value-type="string" office:string-value="7= *v;" calcext:value-type="string">
            <text:p>7= *v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62];[.AB62])" office:value-type="string" office:string-value="7= *v;" calcext:value-type="string">
            <text:p>7= 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/>
          <table:table-cell table:formula="of:=[.N13]" office:value-type="string" office:string-value=" int v=*(&amp;v) ;" calcext:value-type="string">
            <text:p><text:s/>int v=*(&amp;v) ;</text:p>
          </table:table-cell>
          <table:table-cell table:formula="of:=[.W63]" office:value-type="float" office:value="11" calcext:value-type="float">
            <text:p>11</text:p>
          </table:table-cell>
          <table:table-cell/>
          <table:table-cell table:formula="of:=[.O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63];[.AB63])" office:value-type="string" office:string-value=" int v=*(&amp;v) ;" calcext:value-type="string">
            <text:p><text:s/>int v=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  <table:table-cell/>
          <table:table-cell table:formula="of:=[.N14]">
            <text:p/>
          </table:table-cell>
          <table:table-cell table:formula="of:=[.W64]" office:value-type="float" office:value="12" calcext:value-type="float">
            <text:p>12</text:p>
          </table:table-cell>
          <table:table-cell/>
          <table:table-cell table:formula="of:=[.O14]" office:value-type="string" office:string-value="*v= *(&amp;v);" calcext:value-type="string">
            <text:p>*v= *(&amp;v);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64];[.AB64])" office:value-type="string" office:string-value="*v= *(&amp;v);" calcext:value-type="string">
            <text:p>*v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3" calcext:value-type="float">
            <text:p>13</text:p>
          </table:table-cell>
          <table:table-cell/>
          <table:table-cell table:formula="of:=[.N15]">
            <text:p/>
          </table:table-cell>
          <table:table-cell table:formula="of:=[.W65]" office:value-type="float" office:value="13" calcext:value-type="float">
            <text:p>13</text:p>
          </table:table-cell>
          <table:table-cell/>
          <table:table-cell table:formula="of:=[.O15]" office:value-type="string" office:string-value="*(&amp;v)= *(&amp;v);" calcext:value-type="string">
            <text:p>*(&amp;v)= *(&amp;v);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65];[.AB65])" office:value-type="string" office:string-value="*(&amp;v)= *(&amp;v);" calcext:value-type="string">
            <text:p>*(&amp;v)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4" calcext:value-type="float">
            <text:p>14</text:p>
          </table:table-cell>
          <table:table-cell/>
          <table:table-cell table:formula="of:=[.N16]">
            <text:p/>
          </table:table-cell>
          <table:table-cell table:formula="of:=[.W66]" office:value-type="float" office:value="14" calcext:value-type="float">
            <text:p>14</text:p>
          </table:table-cell>
          <table:table-cell/>
          <table:table-cell table:formula="of:=[.O16]" office:value-type="string" office:string-value="&amp;v= *(&amp;v);" calcext:value-type="string">
            <text:p>&amp;v= *(&amp;v)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66];[.AB66])" office:value-type="string" office:string-value="&amp;v= *(&amp;v);" calcext:value-type="string">
            <text:p>&amp;v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5" calcext:value-type="float">
            <text:p>15</text:p>
          </table:table-cell>
          <table:table-cell/>
          <table:table-cell table:formula="of:=[.N17]">
            <text:p/>
          </table:table-cell>
          <table:table-cell table:formula="of:=[.W67]" office:value-type="float" office:value="15" calcext:value-type="float">
            <text:p>15</text:p>
          </table:table-cell>
          <table:table-cell/>
          <table:table-cell table:formula="of:=[.O17]" office:value-type="string" office:string-value="7= *(&amp;v);" calcext:value-type="string">
            <text:p>7= *(&amp;v)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67];[.AB67])" office:value-type="string" office:string-value="7= *(&amp;v);" calcext:value-type="string">
            <text:p>7= 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/>
          <table:table-cell table:formula="of:=[.N18]" office:value-type="string" office:string-value=" int v=&amp;v ;" calcext:value-type="string">
            <text:p><text:s/>int v=&amp;v ;</text:p>
          </table:table-cell>
          <table:table-cell table:formula="of:=[.W68]" office:value-type="float" office:value="16" calcext:value-type="float">
            <text:p>16</text:p>
          </table:table-cell>
          <table:table-cell/>
          <table:table-cell table:formula="of:=[.O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68];[.AB68])" office:value-type="string" office:string-value=" int v=&amp;v ;" calcext:value-type="string">
            <text:p><text:s/>int v=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7" calcext:value-type="float">
            <text:p>17</text:p>
          </table:table-cell>
          <table:table-cell/>
          <table:table-cell table:formula="of:=[.N19]">
            <text:p/>
          </table:table-cell>
          <table:table-cell table:formula="of:=[.W69]" office:value-type="float" office:value="17" calcext:value-type="float">
            <text:p>17</text:p>
          </table:table-cell>
          <table:table-cell/>
          <table:table-cell table:formula="of:=[.O19]" office:value-type="string" office:string-value="*v= &amp;v;" calcext:value-type="string">
            <text:p>*v= &amp;v;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69];[.AB69])" office:value-type="string" office:string-value="*v= &amp;v;" calcext:value-type="string">
            <text:p>*v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/>
          <table:table-cell table:formula="of:=[.N20]">
            <text:p/>
          </table:table-cell>
          <table:table-cell table:formula="of:=[.W70]" office:value-type="float" office:value="18" calcext:value-type="float">
            <text:p>18</text:p>
          </table:table-cell>
          <table:table-cell/>
          <table:table-cell table:formula="of:=[.O20]" office:value-type="string" office:string-value="*(&amp;v)= &amp;v;" calcext:value-type="string">
            <text:p>*(&amp;v)= &amp;v;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70];[.AB70])" office:value-type="string" office:string-value="*(&amp;v)= &amp;v;" calcext:value-type="string">
            <text:p>*(&amp;v)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9" calcext:value-type="float">
            <text:p>19</text:p>
          </table:table-cell>
          <table:table-cell/>
          <table:table-cell table:formula="of:=[.N21]">
            <text:p/>
          </table:table-cell>
          <table:table-cell table:formula="of:=[.W71]" office:value-type="float" office:value="19" calcext:value-type="float">
            <text:p>19</text:p>
          </table:table-cell>
          <table:table-cell/>
          <table:table-cell table:formula="of:=[.O21]" office:value-type="string" office:string-value="&amp;v= &amp;v;" calcext:value-type="string">
            <text:p>&amp;v= &amp;v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71];[.AB71])" office:value-type="string" office:string-value="&amp;v= &amp;v;" calcext:value-type="string">
            <text:p>&amp;v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/>
          <table:table-cell table:formula="of:=[.N22]">
            <text:p/>
          </table:table-cell>
          <table:table-cell table:formula="of:=[.W72]" office:value-type="float" office:value="20" calcext:value-type="float">
            <text:p>20</text:p>
          </table:table-cell>
          <table:table-cell/>
          <table:table-cell table:formula="of:=[.O22]" office:value-type="string" office:string-value="7= &amp;v;" calcext:value-type="string">
            <text:p>7= &amp;v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72];[.AB72])" office:value-type="string" office:string-value="7= &amp;v;" calcext:value-type="string">
            <text:p>7= 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1" calcext:value-type="float">
            <text:p>21</text:p>
          </table:table-cell>
          <table:table-cell/>
          <table:table-cell table:formula="of:=[.N23]" office:value-type="string" office:string-value=" int v=7 ;" calcext:value-type="string">
            <text:p><text:s/>int v=7 ;</text:p>
          </table:table-cell>
          <table:table-cell table:formula="of:=[.W73]" office:value-type="float" office:value="21" calcext:value-type="float">
            <text:p>21</text:p>
          </table:table-cell>
          <table:table-cell/>
          <table:table-cell table:formula="of:=[.O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73];[.AB73])" office:value-type="string" office:string-value=" int v=7 ;" calcext:value-type="string">
            <text:p><text:s/>int v=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/>
          <table:table-cell table:formula="of:=[.N24]">
            <text:p/>
          </table:table-cell>
          <table:table-cell table:formula="of:=[.W74]" office:value-type="float" office:value="22" calcext:value-type="float">
            <text:p>22</text:p>
          </table:table-cell>
          <table:table-cell/>
          <table:table-cell table:formula="of:=[.O24]" office:value-type="string" office:string-value="*v= 7;" calcext:value-type="string">
            <text:p>*v= 7;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74];[.AB74])" office:value-type="string" office:string-value="*v= 7;" calcext:value-type="string">
            <text:p>*v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3" calcext:value-type="float">
            <text:p>23</text:p>
          </table:table-cell>
          <table:table-cell/>
          <table:table-cell table:formula="of:=[.N25]">
            <text:p/>
          </table:table-cell>
          <table:table-cell table:formula="of:=[.W75]" office:value-type="float" office:value="23" calcext:value-type="float">
            <text:p>23</text:p>
          </table:table-cell>
          <table:table-cell/>
          <table:table-cell table:formula="of:=[.O25]" office:value-type="string" office:string-value="*(&amp;v)= 7;" calcext:value-type="string">
            <text:p>*(&amp;v)= 7;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75];[.AB75])" office:value-type="string" office:string-value="*(&amp;v)= 7;" calcext:value-type="string">
            <text:p>*(&amp;v)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4" calcext:value-type="float">
            <text:p>24</text:p>
          </table:table-cell>
          <table:table-cell/>
          <table:table-cell table:formula="of:=[.N26]">
            <text:p/>
          </table:table-cell>
          <table:table-cell table:formula="of:=[.W76]" office:value-type="float" office:value="24" calcext:value-type="float">
            <text:p>24</text:p>
          </table:table-cell>
          <table:table-cell/>
          <table:table-cell table:formula="of:=[.O26]" office:value-type="string" office:string-value="&amp;v= 7;" calcext:value-type="string">
            <text:p>&amp;v= 7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76];[.AB76])" office:value-type="string" office:string-value="&amp;v= 7;" calcext:value-type="string">
            <text:p>&amp;v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5" calcext:value-type="float">
            <text:p>25</text:p>
          </table:table-cell>
          <table:table-cell/>
          <table:table-cell table:formula="of:=[.N27]">
            <text:p/>
          </table:table-cell>
          <table:table-cell table:formula="of:=[.W77]" office:value-type="float" office:value="25" calcext:value-type="float">
            <text:p>25</text:p>
          </table:table-cell>
          <table:table-cell/>
          <table:table-cell table:formula="of:=[.O27]" office:value-type="string" office:string-value="7= 7;" calcext:value-type="string">
            <text:p>7= 7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77];[.AB77])" office:value-type="string" office:string-value="7= 7;" calcext:value-type="string">
            <text:p>7= 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table:formula="of:=[.Q3]" office:value-type="string" office:string-value="int  v =v;" calcext:value-type="string">
            <text:p>int <text:s/>v =v;</text:p>
          </table:table-cell>
          <table:table-cell table:formula="of:=[.W78]" office:value-type="float" office:value="1" calcext:value-type="float">
            <text:p>1</text:p>
          </table:table-cell>
          <table:table-cell/>
          <table:table-cell table:formula="of:=[.R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78];[.AB78])" office:value-type="string" office:string-value="int  v =v;" calcext:value-type="string">
            <text:p>int <text:s/>v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table:formula="of:=[.Q4]">
            <text:p/>
          </table:table-cell>
          <table:table-cell table:formula="of:=[.W79]" office:value-type="float" office:value="2" calcext:value-type="float">
            <text:p>2</text:p>
          </table:table-cell>
          <table:table-cell/>
          <table:table-cell table:formula="of:=[.R4]" office:value-type="string" office:string-value="int  *v =v;" calcext:value-type="string">
            <text:p>int <text:s/>*v =v;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79];[.AB79])" office:value-type="string" office:string-value="int  *v =v;" calcext:value-type="string">
            <text:p>int <text:s/>*v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table:formula="of:=[.Q5]">
            <text:p/>
          </table:table-cell>
          <table:table-cell table:formula="of:=[.W80]" office:value-type="float" office:value="3" calcext:value-type="float">
            <text:p>3</text:p>
          </table:table-cell>
          <table:table-cell/>
          <table:table-cell table:formula="of:=[.R5]" office:value-type="string" office:string-value="int  *(&amp;v) =v;" calcext:value-type="string">
            <text:p>int <text:s/>*(&amp;v) =v;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80];[.AB80])" office:value-type="string" office:string-value="int  *(&amp;v) =v;" calcext:value-type="string">
            <text:p>int <text:s/>*(&amp;v)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table:formula="of:=[.Q6]">
            <text:p/>
          </table:table-cell>
          <table:table-cell table:formula="of:=[.W81]" office:value-type="float" office:value="4" calcext:value-type="float">
            <text:p>4</text:p>
          </table:table-cell>
          <table:table-cell/>
          <table:table-cell table:formula="of:=[.R6]" office:value-type="string" office:string-value="int  &amp;v =v;" calcext:value-type="string">
            <text:p>int <text:s/>&amp;v =v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81];[.AB81])" office:value-type="string" office:string-value="int  &amp;v =v;" calcext:value-type="string">
            <text:p>int <text:s/>&amp;v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formula="of:=[.Q7]">
            <text:p/>
          </table:table-cell>
          <table:table-cell table:formula="of:=[.W82]" office:value-type="float" office:value="5" calcext:value-type="float">
            <text:p>5</text:p>
          </table:table-cell>
          <table:table-cell/>
          <table:table-cell table:formula="of:=[.R7]" office:value-type="string" office:string-value="int  7 =v;" calcext:value-type="string">
            <text:p>int <text:s/>7 =v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82];[.AB82])" office:value-type="string" office:string-value="int  7 =v;" calcext:value-type="string">
            <text:p>int <text:s/>7 =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table:formula="of:=[.Q8]" office:value-type="string" office:string-value="int  v =*v;" calcext:value-type="string">
            <text:p>int <text:s/>v =*v;</text:p>
          </table:table-cell>
          <table:table-cell table:formula="of:=[.W83]" office:value-type="float" office:value="6" calcext:value-type="float">
            <text:p>6</text:p>
          </table:table-cell>
          <table:table-cell/>
          <table:table-cell table:formula="of:=[.R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83];[.AB83])" office:value-type="string" office:string-value="int  v =*v;" calcext:value-type="string">
            <text:p>int <text:s/>v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table:formula="of:=[.Q9]">
            <text:p/>
          </table:table-cell>
          <table:table-cell table:formula="of:=[.W84]" office:value-type="float" office:value="7" calcext:value-type="float">
            <text:p>7</text:p>
          </table:table-cell>
          <table:table-cell/>
          <table:table-cell table:formula="of:=[.R9]" office:value-type="string" office:string-value="int  *v =*v;" calcext:value-type="string">
            <text:p>int <text:s/>*v =*v;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84];[.AB84])" office:value-type="string" office:string-value="int  *v =*v;" calcext:value-type="string">
            <text:p>int <text:s/>*v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table:formula="of:=[.Q10]">
            <text:p/>
          </table:table-cell>
          <table:table-cell table:formula="of:=[.W85]" office:value-type="float" office:value="8" calcext:value-type="float">
            <text:p>8</text:p>
          </table:table-cell>
          <table:table-cell/>
          <table:table-cell table:formula="of:=[.R10]" office:value-type="string" office:string-value="int  *(&amp;v) =*v;" calcext:value-type="string">
            <text:p>int <text:s/>*(&amp;v) =*v;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85];[.AB85])" office:value-type="string" office:string-value="int  *(&amp;v) =*v;" calcext:value-type="string">
            <text:p>int <text:s/>*(&amp;v)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table:formula="of:=[.Q11]">
            <text:p/>
          </table:table-cell>
          <table:table-cell table:formula="of:=[.W86]" office:value-type="float" office:value="9" calcext:value-type="float">
            <text:p>9</text:p>
          </table:table-cell>
          <table:table-cell/>
          <table:table-cell table:formula="of:=[.R11]" office:value-type="string" office:string-value="int  &amp;v =*v;" calcext:value-type="string">
            <text:p>int <text:s/>&amp;v =*v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86];[.AB86])" office:value-type="string" office:string-value="int  &amp;v =*v;" calcext:value-type="string">
            <text:p>int <text:s/>&amp;v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table:formula="of:=[.Q12]">
            <text:p/>
          </table:table-cell>
          <table:table-cell table:formula="of:=[.W87]" office:value-type="float" office:value="10" calcext:value-type="float">
            <text:p>10</text:p>
          </table:table-cell>
          <table:table-cell/>
          <table:table-cell table:formula="of:=[.R12]" office:value-type="string" office:string-value="int  7 =*v;" calcext:value-type="string">
            <text:p>int <text:s/>7 =*v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87];[.AB87])" office:value-type="string" office:string-value="int  7 =*v;" calcext:value-type="string">
            <text:p>int <text:s/>7 =*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/>
          <table:table-cell table:formula="of:=[.Q13]" office:value-type="string" office:string-value="int  v =*(&amp;v);" calcext:value-type="string">
            <text:p>int <text:s/>v =*(&amp;v);</text:p>
          </table:table-cell>
          <table:table-cell table:formula="of:=[.W88]" office:value-type="float" office:value="11" calcext:value-type="float">
            <text:p>11</text:p>
          </table:table-cell>
          <table:table-cell/>
          <table:table-cell table:formula="of:=[.R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88];[.AB88])" office:value-type="string" office:string-value="int  v =*(&amp;v);" calcext:value-type="string">
            <text:p>int <text:s/>v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  <table:table-cell/>
          <table:table-cell table:formula="of:=[.Q14]">
            <text:p/>
          </table:table-cell>
          <table:table-cell table:formula="of:=[.W89]" office:value-type="float" office:value="12" calcext:value-type="float">
            <text:p>12</text:p>
          </table:table-cell>
          <table:table-cell/>
          <table:table-cell table:formula="of:=[.R14]" office:value-type="string" office:string-value="int  *v =*(&amp;v);" calcext:value-type="string">
            <text:p>int <text:s/>*v =*(&amp;v);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89];[.AB89])" office:value-type="string" office:string-value="int  *v =*(&amp;v);" calcext:value-type="string">
            <text:p>int <text:s/>*v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3" calcext:value-type="float">
            <text:p>13</text:p>
          </table:table-cell>
          <table:table-cell/>
          <table:table-cell table:formula="of:=[.Q15]">
            <text:p/>
          </table:table-cell>
          <table:table-cell table:formula="of:=[.W90]" office:value-type="float" office:value="13" calcext:value-type="float">
            <text:p>13</text:p>
          </table:table-cell>
          <table:table-cell/>
          <table:table-cell table:formula="of:=[.R15]" office:value-type="string" office:string-value="int  *(&amp;v) =*(&amp;v);" calcext:value-type="string">
            <text:p>int <text:s/>*(&amp;v) =*(&amp;v);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90];[.AB90])" office:value-type="string" office:string-value="int  *(&amp;v) =*(&amp;v);" calcext:value-type="string">
            <text:p>int <text:s/>*(&amp;v)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4" calcext:value-type="float">
            <text:p>14</text:p>
          </table:table-cell>
          <table:table-cell/>
          <table:table-cell table:formula="of:=[.Q16]">
            <text:p/>
          </table:table-cell>
          <table:table-cell table:formula="of:=[.W91]" office:value-type="float" office:value="14" calcext:value-type="float">
            <text:p>14</text:p>
          </table:table-cell>
          <table:table-cell/>
          <table:table-cell table:formula="of:=[.R16]" office:value-type="string" office:string-value="int  &amp;v =*(&amp;v);" calcext:value-type="string">
            <text:p>int <text:s/>&amp;v =*(&amp;v)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91];[.AB91])" office:value-type="string" office:string-value="int  &amp;v =*(&amp;v);" calcext:value-type="string">
            <text:p>int <text:s/>&amp;v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5" calcext:value-type="float">
            <text:p>15</text:p>
          </table:table-cell>
          <table:table-cell/>
          <table:table-cell table:formula="of:=[.Q17]">
            <text:p/>
          </table:table-cell>
          <table:table-cell table:formula="of:=[.W92]" office:value-type="float" office:value="15" calcext:value-type="float">
            <text:p>15</text:p>
          </table:table-cell>
          <table:table-cell/>
          <table:table-cell table:formula="of:=[.R17]" office:value-type="string" office:string-value="int  7 =*(&amp;v);" calcext:value-type="string">
            <text:p>int <text:s/>7 =*(&amp;v)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92];[.AB92])" office:value-type="string" office:string-value="int  7 =*(&amp;v);" calcext:value-type="string">
            <text:p>int <text:s/>7 =*(&amp;v)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/>
          <table:table-cell table:formula="of:=[.Q18]" office:value-type="string" office:string-value="int  v =&amp;v;" calcext:value-type="string">
            <text:p>int <text:s/>v =&amp;v;</text:p>
          </table:table-cell>
          <table:table-cell table:formula="of:=[.W93]" office:value-type="float" office:value="16" calcext:value-type="float">
            <text:p>16</text:p>
          </table:table-cell>
          <table:table-cell/>
          <table:table-cell table:formula="of:=[.R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93];[.AB93])" office:value-type="string" office:string-value="int  v =&amp;v;" calcext:value-type="string">
            <text:p>int <text:s/>v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7" calcext:value-type="float">
            <text:p>17</text:p>
          </table:table-cell>
          <table:table-cell/>
          <table:table-cell table:formula="of:=[.Q19]">
            <text:p/>
          </table:table-cell>
          <table:table-cell table:formula="of:=[.W94]" office:value-type="float" office:value="17" calcext:value-type="float">
            <text:p>17</text:p>
          </table:table-cell>
          <table:table-cell/>
          <table:table-cell table:formula="of:=[.R19]" office:value-type="string" office:string-value="int  *v =&amp;v;" calcext:value-type="string">
            <text:p>int <text:s/>*v =&amp;v;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94];[.AB94])" office:value-type="string" office:string-value="int  *v =&amp;v;" calcext:value-type="string">
            <text:p>int <text:s/>*v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/>
          <table:table-cell table:formula="of:=[.Q20]">
            <text:p/>
          </table:table-cell>
          <table:table-cell table:formula="of:=[.W95]" office:value-type="float" office:value="18" calcext:value-type="float">
            <text:p>18</text:p>
          </table:table-cell>
          <table:table-cell/>
          <table:table-cell table:formula="of:=[.R20]" office:value-type="string" office:string-value="int  *(&amp;v) =&amp;v;" calcext:value-type="string">
            <text:p>int <text:s/>*(&amp;v) =&amp;v;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95];[.AB95])" office:value-type="string" office:string-value="int  *(&amp;v) =&amp;v;" calcext:value-type="string">
            <text:p>int <text:s/>*(&amp;v)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9" calcext:value-type="float">
            <text:p>19</text:p>
          </table:table-cell>
          <table:table-cell/>
          <table:table-cell table:formula="of:=[.Q21]">
            <text:p/>
          </table:table-cell>
          <table:table-cell table:formula="of:=[.W96]" office:value-type="float" office:value="19" calcext:value-type="float">
            <text:p>19</text:p>
          </table:table-cell>
          <table:table-cell/>
          <table:table-cell table:formula="of:=[.R21]" office:value-type="string" office:string-value="int  &amp;v =&amp;v;" calcext:value-type="string">
            <text:p>int <text:s/>&amp;v =&amp;v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96];[.AB96])" office:value-type="string" office:string-value="int  &amp;v =&amp;v;" calcext:value-type="string">
            <text:p>int <text:s/>&amp;v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/>
          <table:table-cell table:formula="of:=[.Q22]">
            <text:p/>
          </table:table-cell>
          <table:table-cell table:formula="of:=[.W97]" office:value-type="float" office:value="20" calcext:value-type="float">
            <text:p>20</text:p>
          </table:table-cell>
          <table:table-cell/>
          <table:table-cell table:formula="of:=[.R22]" office:value-type="string" office:string-value="int  7 =&amp;v;" calcext:value-type="string">
            <text:p>int <text:s/>7 =&amp;v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97];[.AB97])" office:value-type="string" office:string-value="int  7 =&amp;v;" calcext:value-type="string">
            <text:p>int <text:s/>7 =&amp;v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1" calcext:value-type="float">
            <text:p>21</text:p>
          </table:table-cell>
          <table:table-cell/>
          <table:table-cell table:formula="of:=[.Q23]" office:value-type="string" office:string-value="int  v =7;" calcext:value-type="string">
            <text:p>int <text:s/>v =7;</text:p>
          </table:table-cell>
          <table:table-cell table:formula="of:=[.W98]" office:value-type="float" office:value="21" calcext:value-type="float">
            <text:p>21</text:p>
          </table:table-cell>
          <table:table-cell/>
          <table:table-cell table:formula="of:=[.R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98];[.AB98])" office:value-type="string" office:string-value="int  v =7;" calcext:value-type="string">
            <text:p>int <text:s/>v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/>
          <table:table-cell table:formula="of:=[.Q24]">
            <text:p/>
          </table:table-cell>
          <table:table-cell table:formula="of:=[.W99]" office:value-type="float" office:value="22" calcext:value-type="float">
            <text:p>22</text:p>
          </table:table-cell>
          <table:table-cell/>
          <table:table-cell table:formula="of:=[.R24]" office:value-type="string" office:string-value="int  *v =7;" calcext:value-type="string">
            <text:p>int <text:s/>*v =7;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99];[.AB99])" office:value-type="string" office:string-value="int  *v =7;" calcext:value-type="string">
            <text:p>int <text:s/>*v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3" calcext:value-type="float">
            <text:p>23</text:p>
          </table:table-cell>
          <table:table-cell/>
          <table:table-cell table:formula="of:=[.Q25]">
            <text:p/>
          </table:table-cell>
          <table:table-cell table:formula="of:=[.W100]" office:value-type="float" office:value="23" calcext:value-type="float">
            <text:p>23</text:p>
          </table:table-cell>
          <table:table-cell/>
          <table:table-cell table:formula="of:=[.R25]" office:value-type="string" office:string-value="int  *(&amp;v) =7;" calcext:value-type="string">
            <text:p>int <text:s/>*(&amp;v) =7;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100];[.AB100])" office:value-type="string" office:string-value="int  *(&amp;v) =7;" calcext:value-type="string">
            <text:p>int <text:s/>*(&amp;v)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4" calcext:value-type="float">
            <text:p>24</text:p>
          </table:table-cell>
          <table:table-cell/>
          <table:table-cell table:formula="of:=[.Q26]">
            <text:p/>
          </table:table-cell>
          <table:table-cell table:formula="of:=[.W101]" office:value-type="float" office:value="24" calcext:value-type="float">
            <text:p>24</text:p>
          </table:table-cell>
          <table:table-cell/>
          <table:table-cell table:formula="of:=[.R26]" office:value-type="string" office:string-value="int  &amp;v =7;" calcext:value-type="string">
            <text:p>int <text:s/>&amp;v =7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101];[.AB101])" office:value-type="string" office:string-value="int  &amp;v =7;" calcext:value-type="string">
            <text:p>int <text:s/>&amp;v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5" calcext:value-type="float">
            <text:p>25</text:p>
          </table:table-cell>
          <table:table-cell/>
          <table:table-cell table:formula="of:=[.Q27]">
            <text:p/>
          </table:table-cell>
          <table:table-cell table:formula="of:=[.W102]" office:value-type="float" office:value="25" calcext:value-type="float">
            <text:p>25</text:p>
          </table:table-cell>
          <table:table-cell/>
          <table:table-cell table:formula="of:=[.R27]" office:value-type="string" office:string-value="int  7 =7;" calcext:value-type="string">
            <text:p>int <text:s/>7 =7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102];[.AB102])" office:value-type="string" office:string-value="int  7 =7;" calcext:value-type="string">
            <text:p>int <text:s/>7 =7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table:formula="of:=[.T3]" office:value-type="string" office:string-value="int v= v ;" calcext:value-type="string">
            <text:p>int v= v ;</text:p>
          </table:table-cell>
          <table:table-cell table:formula="of:=[.W103]" office:value-type="float" office:value="1" calcext:value-type="float">
            <text:p>1</text:p>
          </table:table-cell>
          <table:table-cell/>
          <table:table-cell table:formula="of:=[.U3]">
            <text:p/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[.Y103];[.AB103])" office:value-type="string" office:string-value="int v= v ;" calcext:value-type="string">
            <text:p>int v= 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table:formula="of:=[.T4]">
            <text:p/>
          </table:table-cell>
          <table:table-cell table:formula="of:=[.W104]" office:value-type="float" office:value="2" calcext:value-type="float">
            <text:p>2</text:p>
          </table:table-cell>
          <table:table-cell/>
          <table:table-cell table:formula="of:=[.U4]" office:value-type="string" office:string-value="int *v= v ;" calcext:value-type="string">
            <text:p>int *v= v ;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M.MICROSOFT.CONCAT([.Y104];[.AB104])" office:value-type="string" office:string-value="int *v= v ;" calcext:value-type="string">
            <text:p>int *v= 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table:formula="of:=[.T5]">
            <text:p/>
          </table:table-cell>
          <table:table-cell table:formula="of:=[.W105]" office:value-type="float" office:value="3" calcext:value-type="float">
            <text:p>3</text:p>
          </table:table-cell>
          <table:table-cell/>
          <table:table-cell table:formula="of:=[.U5]" office:value-type="string" office:string-value="int *(&amp;v)= v ;" calcext:value-type="string">
            <text:p>int *(&amp;v)= v ;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M.MICROSOFT.CONCAT([.Y105];[.AB105])" office:value-type="string" office:string-value="int *(&amp;v)= v ;" calcext:value-type="string">
            <text:p>int *(&amp;v)= 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table:formula="of:=[.T6]">
            <text:p/>
          </table:table-cell>
          <table:table-cell table:formula="of:=[.W106]" office:value-type="float" office:value="4" calcext:value-type="float">
            <text:p>4</text:p>
          </table:table-cell>
          <table:table-cell/>
          <table:table-cell table:formula="of:=[.U6]" office:value-type="string" office:string-value="int &amp;v= v ;" calcext:value-type="string">
            <text:p>int &amp;v= v ;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[.Y106];[.AB106])" office:value-type="string" office:string-value="int &amp;v= v ;" calcext:value-type="string">
            <text:p>int &amp;v= 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formula="of:=[.T7]">
            <text:p/>
          </table:table-cell>
          <table:table-cell table:formula="of:=[.W107]" office:value-type="float" office:value="5" calcext:value-type="float">
            <text:p>5</text:p>
          </table:table-cell>
          <table:table-cell/>
          <table:table-cell table:formula="of:=[.U7]" office:value-type="string" office:string-value="int 7= v ;" calcext:value-type="string">
            <text:p>int 7= v ;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COM.MICROSOFT.CONCAT([.Y107];[.AB107])" office:value-type="string" office:string-value="int 7= v ;" calcext:value-type="string">
            <text:p>int 7= 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table:formula="of:=[.T8]" office:value-type="string" office:string-value="int v= *v ;" calcext:value-type="string">
            <text:p>int v= *v ;</text:p>
          </table:table-cell>
          <table:table-cell table:formula="of:=[.W108]" office:value-type="float" office:value="6" calcext:value-type="float">
            <text:p>6</text:p>
          </table:table-cell>
          <table:table-cell/>
          <table:table-cell table:formula="of:=[.U8]">
            <text:p/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COM.MICROSOFT.CONCAT([.Y108];[.AB108])" office:value-type="string" office:string-value="int v= *v ;" calcext:value-type="string">
            <text:p>int v= 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table:formula="of:=[.T9]">
            <text:p/>
          </table:table-cell>
          <table:table-cell table:formula="of:=[.W109]" office:value-type="float" office:value="7" calcext:value-type="float">
            <text:p>7</text:p>
          </table:table-cell>
          <table:table-cell/>
          <table:table-cell table:formula="of:=[.U9]" office:value-type="string" office:string-value="int *v= *v ;" calcext:value-type="string">
            <text:p>int *v= *v ;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COM.MICROSOFT.CONCAT([.Y109];[.AB109])" office:value-type="string" office:string-value="int *v= *v ;" calcext:value-type="string">
            <text:p>int *v= 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table:formula="of:=[.T10]">
            <text:p/>
          </table:table-cell>
          <table:table-cell table:formula="of:=[.W110]" office:value-type="float" office:value="8" calcext:value-type="float">
            <text:p>8</text:p>
          </table:table-cell>
          <table:table-cell/>
          <table:table-cell table:formula="of:=[.U10]" office:value-type="string" office:string-value="int *(&amp;v)= *v ;" calcext:value-type="string">
            <text:p>int *(&amp;v)= *v ;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M.MICROSOFT.CONCAT([.Y110];[.AB110])" office:value-type="string" office:string-value="int *(&amp;v)= *v ;" calcext:value-type="string">
            <text:p>int *(&amp;v)= 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table:formula="of:=[.T11]">
            <text:p/>
          </table:table-cell>
          <table:table-cell table:formula="of:=[.W111]" office:value-type="float" office:value="9" calcext:value-type="float">
            <text:p>9</text:p>
          </table:table-cell>
          <table:table-cell/>
          <table:table-cell table:formula="of:=[.U11]" office:value-type="string" office:string-value="int &amp;v= *v ;" calcext:value-type="string">
            <text:p>int &amp;v= *v ;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M.MICROSOFT.CONCAT([.Y111];[.AB111])" office:value-type="string" office:string-value="int &amp;v= *v ;" calcext:value-type="string">
            <text:p>int &amp;v= 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table:formula="of:=[.T12]">
            <text:p/>
          </table:table-cell>
          <table:table-cell table:formula="of:=[.W112]" office:value-type="float" office:value="10" calcext:value-type="float">
            <text:p>10</text:p>
          </table:table-cell>
          <table:table-cell/>
          <table:table-cell table:formula="of:=[.U12]" office:value-type="string" office:string-value="int 7= *v ;" calcext:value-type="string">
            <text:p>int 7= *v ;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M.MICROSOFT.CONCAT([.Y112];[.AB112])" office:value-type="string" office:string-value="int 7= *v ;" calcext:value-type="string">
            <text:p>int 7= *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1" calcext:value-type="float">
            <text:p>11</text:p>
          </table:table-cell>
          <table:table-cell/>
          <table:table-cell table:formula="of:=[.T13]" office:value-type="string" office:string-value="int v= *(&amp;v) ;" calcext:value-type="string">
            <text:p>int v= *(&amp;v) ;</text:p>
          </table:table-cell>
          <table:table-cell table:formula="of:=[.W113]" office:value-type="float" office:value="11" calcext:value-type="float">
            <text:p>11</text:p>
          </table:table-cell>
          <table:table-cell/>
          <table:table-cell table:formula="of:=[.U13]">
            <text:p/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M.MICROSOFT.CONCAT([.Y113];[.AB113])" office:value-type="string" office:string-value="int v= *(&amp;v) ;" calcext:value-type="string">
            <text:p>int v= 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2" calcext:value-type="float">
            <text:p>12</text:p>
          </table:table-cell>
          <table:table-cell/>
          <table:table-cell table:formula="of:=[.T14]">
            <text:p/>
          </table:table-cell>
          <table:table-cell table:formula="of:=[.W114]" office:value-type="float" office:value="12" calcext:value-type="float">
            <text:p>12</text:p>
          </table:table-cell>
          <table:table-cell/>
          <table:table-cell table:formula="of:=[.U14]" office:value-type="string" office:string-value="int *v= *(&amp;v) ;" calcext:value-type="string">
            <text:p>int *v= *(&amp;v) ;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M.MICROSOFT.CONCAT([.Y114];[.AB114])" office:value-type="string" office:string-value="int *v= *(&amp;v) ;" calcext:value-type="string">
            <text:p>int *v= 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3" calcext:value-type="float">
            <text:p>13</text:p>
          </table:table-cell>
          <table:table-cell/>
          <table:table-cell table:formula="of:=[.T15]">
            <text:p/>
          </table:table-cell>
          <table:table-cell table:formula="of:=[.W115]" office:value-type="float" office:value="13" calcext:value-type="float">
            <text:p>13</text:p>
          </table:table-cell>
          <table:table-cell/>
          <table:table-cell table:formula="of:=[.U15]" office:value-type="string" office:string-value="int *(&amp;v)= *(&amp;v) ;" calcext:value-type="string">
            <text:p>int *(&amp;v)= *(&amp;v) ;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M.MICROSOFT.CONCAT([.Y115];[.AB115])" office:value-type="string" office:string-value="int *(&amp;v)= *(&amp;v) ;" calcext:value-type="string">
            <text:p>int *(&amp;v)= 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4" calcext:value-type="float">
            <text:p>14</text:p>
          </table:table-cell>
          <table:table-cell/>
          <table:table-cell table:formula="of:=[.T16]">
            <text:p/>
          </table:table-cell>
          <table:table-cell table:formula="of:=[.W116]" office:value-type="float" office:value="14" calcext:value-type="float">
            <text:p>14</text:p>
          </table:table-cell>
          <table:table-cell/>
          <table:table-cell table:formula="of:=[.U16]" office:value-type="string" office:string-value="int &amp;v= *(&amp;v) ;" calcext:value-type="string">
            <text:p>int &amp;v= *(&amp;v) ;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M.MICROSOFT.CONCAT([.Y116];[.AB116])" office:value-type="string" office:string-value="int &amp;v= *(&amp;v) ;" calcext:value-type="string">
            <text:p>int &amp;v= 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5" calcext:value-type="float">
            <text:p>15</text:p>
          </table:table-cell>
          <table:table-cell/>
          <table:table-cell table:formula="of:=[.T17]">
            <text:p/>
          </table:table-cell>
          <table:table-cell table:formula="of:=[.W117]" office:value-type="float" office:value="15" calcext:value-type="float">
            <text:p>15</text:p>
          </table:table-cell>
          <table:table-cell/>
          <table:table-cell table:formula="of:=[.U17]" office:value-type="string" office:string-value="int 7= *(&amp;v) ;" calcext:value-type="string">
            <text:p>int 7= *(&amp;v) ;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M.MICROSOFT.CONCAT([.Y117];[.AB117])" office:value-type="string" office:string-value="int 7= *(&amp;v) ;" calcext:value-type="string">
            <text:p>int 7= *(&amp;v)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/>
          <table:table-cell table:formula="of:=[.T18]" office:value-type="string" office:string-value="int v= &amp;v ;" calcext:value-type="string">
            <text:p>int v= &amp;v ;</text:p>
          </table:table-cell>
          <table:table-cell table:formula="of:=[.W118]" office:value-type="float" office:value="16" calcext:value-type="float">
            <text:p>16</text:p>
          </table:table-cell>
          <table:table-cell/>
          <table:table-cell table:formula="of:=[.U18]">
            <text:p/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[.Y118];[.AB118])" office:value-type="string" office:string-value="int v= &amp;v ;" calcext:value-type="string">
            <text:p>int v= 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7" calcext:value-type="float">
            <text:p>17</text:p>
          </table:table-cell>
          <table:table-cell/>
          <table:table-cell table:formula="of:=[.T19]">
            <text:p/>
          </table:table-cell>
          <table:table-cell table:formula="of:=[.W119]" office:value-type="float" office:value="17" calcext:value-type="float">
            <text:p>17</text:p>
          </table:table-cell>
          <table:table-cell/>
          <table:table-cell table:formula="of:=[.U19]" office:value-type="string" office:string-value="int *v= &amp;v ;" calcext:value-type="string">
            <text:p>int *v= &amp;v ;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M.MICROSOFT.CONCAT([.Y119];[.AB119])" office:value-type="string" office:string-value="int *v= &amp;v ;" calcext:value-type="string">
            <text:p>int *v= 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/>
          <table:table-cell table:formula="of:=[.T20]">
            <text:p/>
          </table:table-cell>
          <table:table-cell table:formula="of:=[.W120]" office:value-type="float" office:value="18" calcext:value-type="float">
            <text:p>18</text:p>
          </table:table-cell>
          <table:table-cell/>
          <table:table-cell table:formula="of:=[.U20]" office:value-type="string" office:string-value="int *(&amp;v)= &amp;v ;" calcext:value-type="string">
            <text:p>int *(&amp;v)= &amp;v ;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M.MICROSOFT.CONCAT([.Y120];[.AB120])" office:value-type="string" office:string-value="int *(&amp;v)= &amp;v ;" calcext:value-type="string">
            <text:p>int *(&amp;v)= 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19" calcext:value-type="float">
            <text:p>19</text:p>
          </table:table-cell>
          <table:table-cell/>
          <table:table-cell table:formula="of:=[.T21]">
            <text:p/>
          </table:table-cell>
          <table:table-cell table:formula="of:=[.W121]" office:value-type="float" office:value="19" calcext:value-type="float">
            <text:p>19</text:p>
          </table:table-cell>
          <table:table-cell/>
          <table:table-cell table:formula="of:=[.U21]" office:value-type="string" office:string-value="int &amp;v= &amp;v ;" calcext:value-type="string">
            <text:p>int &amp;v= &amp;v ;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M.MICROSOFT.CONCAT([.Y121];[.AB121])" office:value-type="string" office:string-value="int &amp;v= &amp;v ;" calcext:value-type="string">
            <text:p>int &amp;v= 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/>
          <table:table-cell table:formula="of:=[.T22]">
            <text:p/>
          </table:table-cell>
          <table:table-cell table:formula="of:=[.W122]" office:value-type="float" office:value="20" calcext:value-type="float">
            <text:p>20</text:p>
          </table:table-cell>
          <table:table-cell/>
          <table:table-cell table:formula="of:=[.U22]" office:value-type="string" office:string-value="int 7= &amp;v ;" calcext:value-type="string">
            <text:p>int 7= &amp;v ;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M.MICROSOFT.CONCAT([.Y122];[.AB122])" office:value-type="string" office:string-value="int 7= &amp;v ;" calcext:value-type="string">
            <text:p>int 7= &amp;v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1" calcext:value-type="float">
            <text:p>21</text:p>
          </table:table-cell>
          <table:table-cell/>
          <table:table-cell table:formula="of:=[.T23]" office:value-type="string" office:string-value="int v= 7 ;" calcext:value-type="string">
            <text:p>int v= 7 ;</text:p>
          </table:table-cell>
          <table:table-cell table:formula="of:=[.W123]" office:value-type="float" office:value="21" calcext:value-type="float">
            <text:p>21</text:p>
          </table:table-cell>
          <table:table-cell/>
          <table:table-cell table:formula="of:=[.U23]">
            <text:p/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M.MICROSOFT.CONCAT([.Y123];[.AB123])" office:value-type="string" office:string-value="int v= 7 ;" calcext:value-type="string">
            <text:p>int v= 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2" calcext:value-type="float">
            <text:p>22</text:p>
          </table:table-cell>
          <table:table-cell/>
          <table:table-cell table:formula="of:=[.T24]">
            <text:p/>
          </table:table-cell>
          <table:table-cell table:formula="of:=[.W124]" office:value-type="float" office:value="22" calcext:value-type="float">
            <text:p>22</text:p>
          </table:table-cell>
          <table:table-cell/>
          <table:table-cell table:formula="of:=[.U24]" office:value-type="string" office:string-value="int *v= 7 ;" calcext:value-type="string">
            <text:p>int *v= 7 ;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M.MICROSOFT.CONCAT([.Y124];[.AB124])" office:value-type="string" office:string-value="int *v= 7 ;" calcext:value-type="string">
            <text:p>int *v= 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3" calcext:value-type="float">
            <text:p>23</text:p>
          </table:table-cell>
          <table:table-cell/>
          <table:table-cell table:formula="of:=[.T25]">
            <text:p/>
          </table:table-cell>
          <table:table-cell table:formula="of:=[.W125]" office:value-type="float" office:value="23" calcext:value-type="float">
            <text:p>23</text:p>
          </table:table-cell>
          <table:table-cell/>
          <table:table-cell table:formula="of:=[.U25]" office:value-type="string" office:string-value="int *(&amp;v)= 7 ;" calcext:value-type="string">
            <text:p>int *(&amp;v)= 7 ;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M.MICROSOFT.CONCAT([.Y125];[.AB125])" office:value-type="string" office:string-value="int *(&amp;v)= 7 ;" calcext:value-type="string">
            <text:p>int *(&amp;v)= 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4" calcext:value-type="float">
            <text:p>24</text:p>
          </table:table-cell>
          <table:table-cell/>
          <table:table-cell table:formula="of:=[.T26]">
            <text:p/>
          </table:table-cell>
          <table:table-cell table:formula="of:=[.W126]" office:value-type="float" office:value="24" calcext:value-type="float">
            <text:p>24</text:p>
          </table:table-cell>
          <table:table-cell/>
          <table:table-cell table:formula="of:=[.U26]" office:value-type="string" office:string-value="int &amp;v= 7 ;" calcext:value-type="string">
            <text:p>int &amp;v= 7 ;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M.MICROSOFT.CONCAT([.Y126];[.AB126])" office:value-type="string" office:string-value="int &amp;v= 7 ;" calcext:value-type="string">
            <text:p>int &amp;v= 7 ;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float" office:value="25" calcext:value-type="float">
            <text:p>25</text:p>
          </table:table-cell>
          <table:table-cell/>
          <table:table-cell table:formula="of:=[.T27]">
            <text:p/>
          </table:table-cell>
          <table:table-cell table:formula="of:=[.W127]" office:value-type="float" office:value="25" calcext:value-type="float">
            <text:p>25</text:p>
          </table:table-cell>
          <table:table-cell/>
          <table:table-cell table:formula="of:=[.U27]" office:value-type="string" office:string-value="int 7= 7 ;" calcext:value-type="string">
            <text:p>int 7= 7 ;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M.MICROSOFT.CONCAT([.Y127];[.AB127])" office:value-type="string" office:string-value="int 7= 7 ;" calcext:value-type="string">
            <text:p>int 7= 7 ;</text:p>
          </table:table-cell>
          <table:table-cell table:number-columns-repeated="992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4:38:29.675604465</meta:creation-date>
    <dc:date>2024-02-08T18:35:51.413518099</dc:date>
    <meta:editing-duration>PT16M33S</meta:editing-duration>
    <meta:editing-cycles>3</meta:editing-cycles>
    <meta:generator>LibreOffice/7.3.7.2$Linux_X86_64 LibreOffice_project/30$Build-2</meta:generator>
    <meta:document-statistic meta:table-count="2" meta:cell-count="2544" meta:object-count="0"/>
  </office:meta>
</office:document-meta>
</file>